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000000060509EF781.png" manifest:media-type="image/png"/>
  <manifest:file-entry manifest:full-path="Pictures/100000000000012D000000170629703A.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loext:graphic-properties draw:fill="solid" draw:fill-color="#ffffff" draw:opacity="100%"/>
      <style:paragraph-properties fo:margin-left="0cm" fo:margin-right="0cm" style:line-height-at-least="0.609cm" fo:orphans="2" fo:widows="2" fo:text-indent="0cm" style:auto-text-indent="false"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text-indent="0cm" style:auto-text-indent="false" fo:padding="0cm" fo:border="none"/>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2"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3" style:family="paragraph" style:parent-style-name="Text_20_body">
      <style:paragraph-properties fo:margin-left="0cm" fo:margin-right="0cm" fo:margin-top="0cm" fo:margin-bottom="0cm" loext:contextual-spacing="false" style:line-height-at-least="0.397cm" fo:text-indent="0cm" style:auto-text-indent="false"/>
    </style:style>
    <style:style style:name="P84"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5" style:family="paragraph" style:parent-style-name="Table_20_Contents">
      <style:paragraph-properties fo:margin-left="0cm" fo:margin-right="0cm" fo:text-indent="0cm" style:auto-text-indent="false"/>
      <style:text-properties fo:font-size="2pt" style:font-size-asian="2pt" style:font-size-complex="2pt"/>
    </style:style>
    <style:style style:name="P8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90" style:family="paragraph" style:parent-style-name="Standard">
      <style:text-properties style:font-name="Liberation Mono" fo:font-size="10pt" officeooo:rsid="0036fcef" officeooo:paragraph-rsid="003c9403" style:font-size-asian="10pt" style:font-size-complex="10pt"/>
    </style:style>
    <style:style style:name="P91" style:family="paragraph" style:parent-style-name="Standard">
      <style:text-properties style:font-name="Liberation Mono" fo:font-size="10pt" officeooo:rsid="0046dc80" officeooo:paragraph-rsid="0049517b" style:font-size-asian="10pt" style:font-size-complex="10pt"/>
    </style:style>
    <style:style style:name="P92" style:family="paragraph" style:parent-style-name="Standard">
      <style:text-properties style:font-name="Liberation Mono" fo:font-size="10pt" officeooo:rsid="0046dc80" officeooo:paragraph-rsid="004b94aa" style:font-size-asian="10pt" style:font-size-complex="10pt"/>
    </style:style>
    <style:style style:name="P93" style:family="paragraph" style:parent-style-name="Standard">
      <style:text-properties style:font-name="Liberation Mono" fo:font-size="10pt" officeooo:rsid="004830e8" officeooo:paragraph-rsid="004830e8" style:font-size-asian="10pt" style:font-size-complex="10pt"/>
    </style:style>
    <style:style style:name="P9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5" style:family="paragraph" style:parent-style-name="Standard">
      <style:text-properties officeooo:paragraph-rsid="007d19c4"/>
    </style:style>
    <style:style style:name="P96" style:family="paragraph" style:parent-style-name="Text_20_body">
      <style:text-properties officeooo:paragraph-rsid="003c9403"/>
    </style:style>
    <style:style style:name="P97" style:family="paragraph" style:parent-style-name="Text_20_body">
      <style:text-properties officeooo:paragraph-rsid="0059be88"/>
    </style:style>
    <style:style style:name="P98" style:family="paragraph" style:parent-style-name="Text_20_body">
      <style:text-properties officeooo:rsid="005a682d" officeooo:paragraph-rsid="005a682d"/>
    </style:style>
    <style:style style:name="P99"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00"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01"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02"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03"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04" style:family="paragraph" style:parent-style-name="Text_20_body">
      <style:text-properties officeooo:paragraph-rsid="007cc721"/>
    </style:style>
    <style:style style:name="P105" style:family="paragraph" style:parent-style-name="Text_20_body">
      <style:text-properties officeooo:paragraph-rsid="007d19c4"/>
    </style:style>
    <style:style style:name="P106" style:family="paragraph" style:parent-style-name="Text_20_body">
      <style:text-properties officeooo:rsid="007d19c4" officeooo:paragraph-rsid="007d19c4"/>
    </style:style>
    <style:style style:name="P107" style:family="paragraph" style:parent-style-name="Text_20_body">
      <style:text-properties officeooo:rsid="007e2206" officeooo:paragraph-rsid="007e2206"/>
    </style:style>
    <style:style style:name="P108" style:family="paragraph" style:parent-style-name="Text_20_body">
      <style:text-properties officeooo:rsid="007e5766" officeooo:paragraph-rsid="007e5766"/>
    </style:style>
    <style:style style:name="P109" style:family="paragraph" style:parent-style-name="Text_20_body">
      <style:text-properties officeooo:rsid="007ef44e" officeooo:paragraph-rsid="007ef44e"/>
    </style:style>
    <style:style style:name="P110" style:family="paragraph" style:parent-style-name="Text_20_body">
      <style:text-properties officeooo:rsid="007fb080" officeooo:paragraph-rsid="007fb080"/>
    </style:style>
    <style:style style:name="P111" style:family="paragraph" style:parent-style-name="Preformatted_20_Text">
      <style:paragraph-properties fo:margin-top="0cm" fo:margin-bottom="0.499cm" loext:contextual-spacing="false"/>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39"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4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4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44" style:family="paragraph" style:parent-style-name="Preformatted_20_Text">
      <loext:graphic-properties draw:fill="solid" draw:fill-color="#ffffff" draw:opacity="100%"/>
      <style:paragraph-properties fo:margin-top="0cm" fo:margin-bottom="0.499cm" loext:contextual-spacing="false"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45"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46"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47"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48"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49"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fo:letter-spacing="normal" officeooo:paragraph-rsid="003c9403" fo:background-color="#ffffff" fo:padding="0cm" fo:border="none"/>
    </style:style>
    <style:style style:name="P150"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51"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52"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fo:letter-spacing="normal" officeooo:paragraph-rsid="003c9403" fo:background-color="#ffffff" fo:padding="0cm" fo:border="none"/>
    </style:style>
    <style:style style:name="P153"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54"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6600" fo:letter-spacing="normal" officeooo:paragraph-rsid="003c9403" fo:background-color="#ffffff" fo:padding="0cm" fo:border="none"/>
    </style:style>
    <style:style style:name="P155"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officeooo:paragraph-rsid="003c9403"/>
    </style:style>
    <style:style style:name="P156"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57" style:family="paragraph" style:parent-style-name="Heading_20_4">
      <style:text-properties officeooo:rsid="001ea7ef" officeooo:paragraph-rsid="001ea7ef"/>
    </style:style>
    <style:style style:name="P158" style:family="paragraph" style:parent-style-name="Table_20_Contents">
      <style:paragraph-properties fo:margin-top="0cm" fo:margin-bottom="0cm" loext:contextual-spacing="false"/>
      <style:text-properties style:font-name="arial"/>
    </style:style>
    <style:style style:name="P159" style:family="paragraph" style:parent-style-name="Quotations">
      <loext:graphic-properties draw:fill="solid" draw:fill-color="#ebeadd" draw:opacity="100%"/>
      <style:paragraph-properties fo:margin-left="2.191cm" fo:margin-right="1.027cm" fo:margin-top="0cm" fo:margin-bottom="0cm" loext:contextual-spacing="false" style:line-height-at-least="0.397cm" fo:text-indent="0cm" style:auto-text-indent="false" fo:background-color="#ebeadd" fo:padding="0.132cm" fo:border="0.06pt solid #dbdbce"/>
    </style:style>
    <style:style style:name="P160"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61"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62"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63"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7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7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17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fo:color="#333333" style:font-name="Lucida Grande" fo:font-size="9.75pt" fo:letter-spacing="normal" fo:font-style="normal" fo:font-weight="normal" officeooo:rsid="008641cc" officeooo:paragraph-rsid="008641cc"/>
    </style:style>
    <style:style style:name="P17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641cc" officeooo:paragraph-rsid="008641cc"/>
    </style:style>
    <style:style style:name="P17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641cc" officeooo:paragraph-rsid="0088ff46"/>
    </style:style>
    <style:style style:name="P17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ea56f" officeooo:paragraph-rsid="008ea56f"/>
    </style:style>
    <style:style style:name="P17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ea56f" officeooo:paragraph-rsid="008f7af1"/>
    </style:style>
    <style:style style:name="P17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7af1" officeooo:paragraph-rsid="008f7af1"/>
    </style:style>
    <style:style style:name="P17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8fd002" officeooo:paragraph-rsid="008fd002"/>
    </style:style>
    <style:style style:name="P17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1bc2" officeooo:paragraph-rsid="00901bc2"/>
    </style:style>
    <style:style style:name="P18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1bc2" officeooo:paragraph-rsid="00909644"/>
    </style:style>
    <style:style style:name="P18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09644" officeooo:paragraph-rsid="00909644"/>
    </style:style>
    <style:style style:name="P18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20372" officeooo:paragraph-rsid="00920372"/>
    </style:style>
    <style:style style:name="P18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3b19f" officeooo:paragraph-rsid="0093b19f"/>
    </style:style>
    <style:style style:name="P1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4ebe2" officeooo:paragraph-rsid="0094ebe2"/>
    </style:style>
    <style:style style:name="P18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6a51b" officeooo:paragraph-rsid="0096a51b"/>
    </style:style>
    <style:style style:name="P18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7d5ab" officeooo:paragraph-rsid="0097d5ab"/>
    </style:style>
    <style:style style:name="P18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96a7e" officeooo:paragraph-rsid="00996a7e"/>
    </style:style>
    <style:style style:name="P18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b3dbe" officeooo:paragraph-rsid="009b3dbe"/>
    </style:style>
    <style:style style:name="P1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b7f60" officeooo:paragraph-rsid="009b7f60"/>
    </style:style>
    <style:style style:name="P1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333333" style:font-name="Lucida Grande" fo:font-size="9.75pt" fo:letter-spacing="normal" fo:font-style="normal" fo:font-weight="normal" officeooo:rsid="009ca516" officeooo:paragraph-rsid="009ca516"/>
    </style:style>
    <style:style style:name="P191"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192" style:family="paragraph" style:parent-style-name="Preformatted_20_Text">
      <style:text-properties style:font-name="Liberation Mono" fo:font-size="10pt" officeooo:rsid="0027aff0" officeooo:paragraph-rsid="0027aff0" style:font-size-asian="10pt" style:font-size-complex="10pt"/>
    </style:style>
    <style:style style:name="P193" style:family="paragraph" style:parent-style-name="Preformatted_20_Text">
      <style:text-properties style:font-name="Liberation Mono" fo:font-size="10pt" officeooo:rsid="008e0a9a" officeooo:paragraph-rsid="008e0a9a" style:font-size-asian="10pt" style:font-size-complex="10pt"/>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8499f5"/>
    </style:style>
    <style:style style:name="T39" style:family="text">
      <style:text-properties fo:font-variant="normal" fo:text-transform="none" fo:color="#333333" style:font-name="Lucida Grande" fo:font-size="9.75pt" fo:letter-spacing="normal" fo:font-style="normal" fo:font-weight="bold" fo:padding="0cm" fo:border="none"/>
    </style:style>
    <style:style style:name="T40" style:family="text">
      <style:text-properties fo:font-variant="normal" fo:text-transform="none" fo:color="#333333" style:font-name="Lucida Grande" fo:font-size="11.25pt" fo:letter-spacing="normal" fo:font-style="normal" fo:font-weight="normal" fo:padding="0cm" fo:border="none"/>
    </style:style>
    <style:style style:name="T41" style:family="text">
      <style:text-properties fo:font-variant="normal" fo:text-transform="none" fo:color="#333333" style:font-name="Lucida Grande" fo:letter-spacing="normal" fo:font-style="normal" fo:font-weight="normal" fo:padding="0cm" fo:border="none"/>
    </style:style>
    <style:style style:name="T42" style:family="text">
      <style:text-properties fo:font-variant="normal" fo:text-transform="none" fo:color="#333333" fo:letter-spacing="normal"/>
    </style:style>
    <style:style style:name="T43" style:family="text">
      <style:text-properties fo:font-variant="normal" fo:text-transform="none" style:font-name="inherit" fo:font-style="normal" fo:font-weight="bold" fo:padding="0cm" fo:border="none"/>
    </style:style>
    <style:style style:name="T44"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5" style:family="text">
      <style:text-properties fo:color="#050505" style:font-name="PT Sans" fo:font-size="9.75pt" fo:letter-spacing="normal" fo:font-style="italic" fo:font-weight="normal"/>
    </style:style>
    <style:style style:name="T46" style:family="text">
      <style:text-properties fo:color="#050505" fo:letter-spacing="normal"/>
    </style:style>
    <style:style style:name="T47" style:family="text">
      <style:text-properties fo:font-weight="bold" fo:padding="0cm" fo:border="none"/>
    </style:style>
    <style:style style:name="T48" style:family="text">
      <style:text-properties style:text-line-through-style="none" style:text-line-through-type="none" style:font-name="STIXGeneral" fo:font-size="12.75pt" style:text-underline-style="none" style:text-blinking="false" fo:padding="0cm" fo:border="none"/>
    </style:style>
    <style:style style:name="T49" style:family="text">
      <style:text-properties style:text-line-through-style="none" style:text-line-through-type="none" style:font-name="STIXGeneral" fo:font-size="12.75pt" fo:font-style="italic" style:text-underline-style="none" style:text-blinking="false" fo:padding="0cm" fo:border="none"/>
    </style:style>
    <style:style style:name="T50" style:family="text">
      <style:text-properties style:text-line-through-style="none" style:text-line-through-type="none" style:font-name="STIXGeneral" fo:font-size="9pt" style:text-underline-style="none" style:text-blinking="false" fo:padding="0cm" fo:border="none"/>
    </style:style>
    <style:style style:name="T51" style:family="text">
      <style:text-properties style:text-line-through-style="none" style:text-line-through-type="none" style:font-name="STIXGeneral" fo:font-size="9pt" fo:font-style="italic" style:text-underline-style="none" style:text-blinking="false" fo:padding="0cm" fo:border="none"/>
    </style:style>
    <style:style style:name="T52" style:family="text">
      <style:text-properties style:text-line-through-style="none" style:text-line-through-type="none" style:font-name="STIXGeneral" fo:font-size="6pt" style:text-underline-style="none" style:text-blinking="false" fo:padding="0cm" fo:border="none"/>
    </style:style>
    <style:style style:name="T53" style:family="text">
      <style:text-properties style:text-line-through-style="none" style:text-line-through-type="none" style:font-name="STIXGeneral" fo:font-size="6pt" fo:font-style="italic" style:text-underline-style="none" style:text-blinking="false" fo:padding="0cm" fo:border="none"/>
    </style:style>
    <style:style style:name="T54" style:family="text">
      <style:text-properties style:text-line-through-style="none" style:text-line-through-type="none" fo:font-size="12.75pt" style:text-underline-style="none" style:text-blinking="false" fo:padding="0cm" fo:border="none"/>
    </style:style>
    <style:style style:name="T55" style:family="text">
      <style:text-properties style:text-line-through-style="none" style:text-line-through-type="none" style:font-name="STIXVariants" fo:font-size="12.75pt" style:text-underline-style="none" style:text-blinking="false" fo:padding="0cm" fo:border="none"/>
    </style:style>
    <style:style style:name="T56" style:family="text">
      <style:text-properties style:text-line-through-style="none" style:text-line-through-type="none" style:font-name="STIXSizeThreeSym" fo:font-size="12.75pt" style:text-underline-style="none" style:text-blinking="false" fo:padding="0cm" fo:border="none"/>
    </style:style>
    <style:style style:name="T57" style:family="text">
      <style:text-properties officeooo:rsid="00253073"/>
    </style:style>
    <style:style style:name="T58" style:family="text">
      <style:text-properties officeooo:rsid="002afd76"/>
    </style:style>
    <style:style style:name="T59" style:family="text">
      <style:text-properties officeooo:rsid="002c6291"/>
    </style:style>
    <style:style style:name="T60" style:family="text">
      <style:text-properties officeooo:rsid="00304f65"/>
    </style:style>
    <style:style style:name="T61" style:family="text">
      <style:text-properties officeooo:rsid="00331f4a"/>
    </style:style>
    <style:style style:name="T62" style:family="text">
      <style:text-properties officeooo:rsid="003500b1"/>
    </style:style>
    <style:style style:name="T63" style:family="text">
      <style:text-properties fo:font-style="normal" fo:font-weight="normal"/>
    </style:style>
    <style:style style:name="T64" style:family="text">
      <style:text-properties fo:font-style="normal" fo:font-weight="normal" officeooo:rsid="005fc656"/>
    </style:style>
    <style:style style:name="T65" style:family="text">
      <style:text-properties fo:font-style="normal" fo:font-weight="normal" officeooo:rsid="00614242"/>
    </style:style>
    <style:style style:name="T66" style:family="text">
      <style:text-properties fo:font-style="normal" fo:font-weight="normal" officeooo:rsid="0063396c"/>
    </style:style>
    <style:style style:name="T67" style:family="text">
      <style:text-properties fo:font-style="normal" fo:font-weight="normal" fo:background-color="#ffcc00" loext:char-shading-value="0"/>
    </style:style>
    <style:style style:name="T68" style:family="text">
      <style:text-properties fo:font-style="normal" fo:font-weight="normal" officeooo:rsid="0069aba3" fo:background-color="#ccff66" loext:char-shading-value="0"/>
    </style:style>
    <style:style style:name="T69" style:family="text">
      <style:text-properties style:font-name="IsabelleText" fo:font-size="14pt" fo:font-style="normal" fo:font-weight="normal"/>
    </style:style>
    <style:style style:name="T70" style:family="text">
      <style:text-properties fo:color="#006699" fo:font-weight="bold"/>
    </style:style>
    <style:style style:name="T71" style:family="text">
      <style:text-properties fo:color="#cc6600"/>
    </style:style>
    <style:style style:name="T72" style:family="text">
      <style:text-properties fo:color="#009966" fo:font-weight="bold"/>
    </style:style>
    <style:style style:name="T73" style:family="text">
      <style:text-properties fo:color="#009966" style:font-name="IsabelleText" fo:font-size="14pt" fo:font-style="normal" fo:font-weight="bold"/>
    </style:style>
    <style:style style:name="T74" style:family="text">
      <style:text-properties fo:color="#ff00cc"/>
    </style:style>
    <style:style style:name="T75" style:family="text">
      <style:text-properties fo:color="#ff00cc" style:font-name="IsabelleText" fo:font-size="14pt" fo:font-style="normal" fo:font-weight="normal"/>
    </style:style>
    <style:style style:name="T76" style:family="text">
      <style:text-properties fo:color="#ff00cc" style:text-position="-33% 80%"/>
    </style:style>
    <style:style style:name="T77" style:family="text">
      <style:text-properties officeooo:rsid="0041fb4f"/>
    </style:style>
    <style:style style:name="T78" style:family="text">
      <style:text-properties officeooo:rsid="004442b0"/>
    </style:style>
    <style:style style:name="T79" style:family="text">
      <style:text-properties fo:padding="0cm" fo:border="none"/>
    </style:style>
    <style:style style:name="T80" style:family="text">
      <style:text-properties officeooo:rsid="0049517b"/>
    </style:style>
    <style:style style:name="T81" style:family="text">
      <style:text-properties officeooo:rsid="004b94aa"/>
    </style:style>
    <style:style style:name="T82" style:family="text">
      <style:text-properties officeooo:rsid="004b94aa" fo:padding="0cm" fo:border="none"/>
    </style:style>
    <style:style style:name="T83" style:family="text">
      <style:text-properties officeooo:rsid="0059be88"/>
    </style:style>
    <style:style style:name="T84" style:family="text">
      <style:text-properties officeooo:rsid="005d3f6e"/>
    </style:style>
    <style:style style:name="T85" style:family="text">
      <style:text-properties fo:background-color="#ffcc00" loext:char-shading-value="0"/>
    </style:style>
    <style:style style:name="T86" style:family="text">
      <style:text-properties officeooo:rsid="006a8c95" fo:background-color="#ffcc00" loext:char-shading-value="0"/>
    </style:style>
    <style:style style:name="T87" style:family="text">
      <style:text-properties officeooo:rsid="0069aba3" fo:background-color="#ccff66" loext:char-shading-value="0"/>
    </style:style>
    <style:style style:name="T88" style:family="text">
      <style:text-properties officeooo:rsid="006a8c95" fo:background-color="#ccff66" loext:char-shading-value="0"/>
    </style:style>
    <style:style style:name="T89" style:family="text">
      <style:text-properties officeooo:rsid="006c4e2d" fo:background-color="#ccff66" loext:char-shading-value="0"/>
    </style:style>
    <style:style style:name="T90" style:family="text">
      <style:text-properties style:font-name="Source Sans Pro" fo:font-size="13.5pt"/>
    </style:style>
    <style:style style:name="T91" style:family="text">
      <style:text-properties style:font-name="inherit"/>
    </style:style>
    <style:style style:name="T92" style:family="text">
      <style:text-properties style:font-name="inherit" fo:padding="0cm" fo:border="none"/>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fo:padding="0cm" fo:border="none"/>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fo:padding="0cm" fo:border="none"/>
    </style:style>
    <style:style style:name="T100" style:family="text">
      <style:text-properties fo:color="#333333" style:font-name="inherit" fo:padding="0cm" fo:border="none"/>
    </style:style>
    <style:style style:name="T101" style:family="text">
      <style:text-properties fo:color="#333333" style:font-name="inherit" style:font-name-asian="inherit" style:font-name-complex="inherit" fo:padding="0cm" fo:border="none"/>
    </style:style>
    <style:style style:name="T102" style:family="text">
      <style:text-properties fo:color="#333333" style:font-name="Verdana" fo:padding="0cm" fo:border="none"/>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fo:padding="0cm" fo:border="none"/>
    </style:style>
    <style:style style:name="T106" style:family="text">
      <style:text-properties fo:color="#105289" style:text-line-through-style="none" style:text-line-through-type="none" style:font-name="inherit" style:text-underline-style="none" fo:font-weight="normal" style:text-blinking="false" fo:padding="0cm" fo:border="none"/>
    </style:style>
    <style:style style:name="T107"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8f7af1"/>
    </style:style>
    <style:style style:name="T116" style:family="text">
      <style:text-properties officeooo:rsid="00901bc2"/>
    </style:style>
    <style:style style:name="T117" style:family="text">
      <style:text-properties officeooo:rsid="00909644"/>
    </style:style>
    <style:style style:name="T118" style:family="text">
      <style:text-properties officeooo:rsid="0093b19f"/>
    </style:style>
    <style:style style:name="T119" style:family="text">
      <style:text-properties officeooo:rsid="0093cf7a"/>
    </style:style>
    <style:style style:name="T120" style:family="text">
      <style:text-properties officeooo:rsid="00958723"/>
    </style:style>
    <style:style style:name="T121" style:family="text">
      <style:text-properties officeooo:rsid="0097d5ab"/>
    </style:style>
    <style:style style:name="T122" style:family="text">
      <style:text-properties officeooo:rsid="009b7f60"/>
    </style:style>
    <style:style style:name="T123" style:family="text">
      <style:text-properties officeooo:rsid="009ca51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draw:fill="none" draw:fill-color="#ffffff"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6">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soft-pag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45">(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6"> </text:span><text:span text:style-name="T45">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text:soft-page-break/></text:p>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56" text:outline-level="4">Ordinal Gamma0 in Coq</text:h>
      <text:p text:style-name="P77">Inductive ordinal : Type :=</text:p>
      <text:p text:style-name="P58"><text:s/><text:span text:style-name="T63">| Zero : ordinal</text:span></text:p>
      <text:p text:style-name="P58"><text:s/><text:span text:style-name="T63">| Succ : ordinal -&gt; ordinal</text:span></text:p>
      <text:p text:style-name="P58"><text:s/><text:span text:style-name="T63">| Limit : (nat -&gt; ordinal) -&gt; ordinal.</text:span></text:p>
      <text:p text:style-name="P66"/>
      <text:p text:style-name="P60">Fixpoint iter (a:Type) (f:a-&gt;a) (n:nat) (x:a) : a :=</text:p>
      <text:p text:style-name="P58"><text:s/><text:span text:style-name="T63">match n with</text:span></text:p>
      <text:p text:style-name="P58"><text:s text:c="2"/><text:span text:style-name="T63">| O =&gt; x</text:span></text:p>
      <text:p text:style-name="P58"><text:s text:c="2"/><text:span text:style-name="T63">| S p =&gt; iter a f p (f x)</text:span></text:p>
      <text:p text:style-name="P58"><text:s/><text:span text:style-name="T63">end.</text:span></text:p>
      <text:p text:style-name="P66"/>
      <text:p text:style-name="P60">Definition OpLim (F:nat-&gt;ordinal-&gt;ordinal) (a:ordinal) : ordinal :=</text:p>
      <text:p text:style-name="P58"><text:s/><text:span text:style-name="T63">Limit (fun n =&gt; F n a).</text:span></text:p>
      <text:p text:style-name="P58"><text:s/></text:p>
      <text:p text:style-name="P60">Definition OpItw (f:ordinal-&gt;ordinal) : ordinal-&gt;ordinal :=</text:p>
      <text:p text:style-name="P58"><text:s/><text:span text:style-name="T63">OpLim (iter _ f).</text:span></text:p>
      <text:p text:style-name="P66"/>
      <text:p text:style-name="P60">Fixpoint cantor (a:ordinal) (c:ordinal) : ordinal :=</text:p>
      <text:p text:style-name="P58"><text:s/><text:span text:style-name="T63">match c with</text:span></text:p>
      <text:p text:style-name="P58"><text:s text:c="2"/><text:span text:style-name="T63">| Zero =&gt; Succ a</text:span></text:p>
      <text:p text:style-name="P58"><text:s text:c="2"/><text:span text:style-name="T63">| Succ b =&gt; OpItw (fun x =&gt; cantor x b) a</text:span></text:p>
      <text:p text:style-name="P58"><text:s text:c="2"/><text:span text:style-name="T63">| Limit f =&gt; Limit (fun n =&gt; cantor a (f n))</text:span></text:p>
      <text:p text:style-name="P58"><text:s/><text:span text:style-name="T63">end.</text:span></text:p>
      <text:p text:style-name="P66"/>
      <text:p text:style-name="P60">Fixpoint Nabla (f:ordinal-&gt;ordinal) (b:ordinal) : ordinal :=</text:p>
      <text:p text:style-name="P58"><text:s/><text:span text:style-name="T63">match b with</text:span></text:p>
      <text:p text:style-name="P58"><text:soft-page-break/><text:s text:c="2"/><text:span text:style-name="T63">| Zero =&gt; f Zero</text:span></text:p>
      <text:p text:style-name="P58"><text:s text:c="2"/><text:span text:style-name="T63">| Succ a =&gt; f (Succ (Nabla f a))</text:span></text:p>
      <text:p text:style-name="P58"><text:s text:c="2"/><text:span text:style-name="T63">| Limit h =&gt; Limit (fun n =&gt; Nabla f (h n))</text:span></text:p>
      <text:p text:style-name="P58"><text:s/><text:span text:style-name="T63">end.</text:span></text:p>
      <text:p text:style-name="P66"/>
      <text:p text:style-name="P60">Definition deriv (f:ordinal-&gt;ordinal) : ordinal-&gt;ordinal :=</text:p>
      <text:p text:style-name="P58"><text:s/><text:span text:style-name="T63">Nabla (OpItw f).</text:span></text:p>
      <text:p text:style-name="P66"/>
      <text:p text:style-name="P60">Fixpoint veblen (b:ordinal) : ordinal-&gt;ordinal :=</text:p>
      <text:p text:style-name="P58"><text:s/><text:span text:style-name="T63">match b with</text:span></text:p>
      <text:p text:style-name="P58"><text:s text:c="2"/><text:span text:style-name="T63">| Zero =&gt; Nabla (OpLim (iter _ (cantor Zero)))</text:span></text:p>
      <text:p text:style-name="P58"><text:s text:c="2"/><text:span text:style-name="T63">| Succ a =&gt; Nabla (OpLim (iter _ (veblen a)))</text:span></text:p>
      <text:p text:style-name="P58"><text:s text:c="2"/><text:span text:style-name="T63">| Limit f =&gt; Nabla (OpLim (fun n =&gt; veblen (f n)))</text:span></text:p>
      <text:p text:style-name="P58"><text:s/><text:span text:style-name="T63">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Check epsilon0.</text:p>
      <text:p text:style-name="P112">Check Gamma0.</text:p>
      <text:p text:style-name="P96"><text:line-break/></text:p>
      <text:p text:style-name="P96"/>
      <text:p text:style-name="P96"/>
      <text:p text:style-name="P96"/>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90"><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49"><text:s text:c="4"/><text:span text:style-name="T69">Author: <text:s text:c="4"/>Stefan Berghofer and Markus Wenzel, TU Muenchen</text:span></text:p>
      <text:p text:style-name="P150">*)</text:p>
      <text:p text:style-name="P155"/>
      <text:p text:style-name="P151"><text:span text:style-name="T70">section</text:span> <text:span text:style-name="T71">‹Ordinals›</text:span></text:p>
      <text:p text:style-name="P155"/>
      <text:p text:style-name="P151"><text:span text:style-name="T70">theory</text:span> Ordinals</text:p>
      <text:p text:style-name="P151"><text:span text:style-name="T72">imports</text:span> Main</text:p>
      <text:p text:style-name="P153">begin</text:p>
      <text:p text:style-name="P155"/>
      <text:p text:style-name="P151"><text:span text:style-name="T70">text</text:span> <text:span text:style-name="T71">‹</text:span></text:p>
      <text:p text:style-name="P154"><text:s text:c="2"/><text:span text:style-name="T69">Some basic definitions of ordinal numbers. <text:s/>Draws an Agda</text:span></text:p>
      <text:p text:style-name="P154"><text:s text:c="2"/><text:span text:style-name="T69">development (in Martin-L\"of type theory) by Peter Hancock (see</text:span></text:p>
      <text:p text:style-name="P154"><text:s text:c="2"/><text:span text:style-name="T69">?â¹http://www.dcs.ed.ac.uk/home/pgh/chat.html›).</text:span></text:p>
      <text:p text:style-name="P154">›</text:p>
      <text:p text:style-name="P155"/>
      <text:p text:style-name="P151"><text:span text:style-name="T70">datatype</text:span> ordinal =</text:p>
      <text:p text:style-name="P152"><text:s text:c="4"/><text:span text:style-name="T69">Zero</text:span></text:p>
      <text:p text:style-name="P152"><text:s text:c="2"/><text:span text:style-name="T69">| Succ ordinal</text:span></text:p>
      <text:p text:style-name="P152"><text:s text:c="2"/><text:span text:style-name="T69">| Limit </text:span><text:span text:style-name="T75">"nat ⇒ ordinal"</text:span></text:p>
      <text:p text:style-name="P155"/>
      <text:p text:style-name="P151"><text:span text:style-name="T70">primrec</text:span> pred :: <text:span text:style-name="T74">"ordinal ⇒ nat ⇒ ordinal option"</text:span></text:p>
      <text:p text:style-name="P153">where</text:p>
      <text:p text:style-name="P152"><text:s text:c="2"/><text:span text:style-name="T75">"pred Zero n = None"</text:span></text:p>
      <text:p text:style-name="P151">| <text:span text:style-name="T74">"pred (Succ a) n = Some a"</text:span></text:p>
      <text:p text:style-name="P151">| <text:span text:style-name="T74">"pred (Limit f) n = Some (f n)"</text:span></text:p>
      <text:p text:style-name="P155"/>
      <text:p text:style-name="P151"><text:span text:style-name="T70">abbreviation</text:span> (input) iter :: <text:span text:style-name="T74">"('a ⇒ 'a) ⇒ nat ⇒ ('a ⇒ 'a)"</text:span></text:p>
      <text:p text:style-name="P152"><text:s text:c="2"/><text:span text:style-name="T73">where</text:span><text:span text:style-name="T69"> </text:span><text:span text:style-name="T75">"iter f n ≡ f ^^ n"</text:span></text:p>
      <text:p text:style-name="P155"/>
      <text:p text:style-name="P151"><text:span text:style-name="T70">definition</text:span> OpLim :: <text:span text:style-name="T74">"(nat ⇒ (ordinal ⇒ ordinal)) ⇒ (ordinal ⇒ ordinal)"</text:span></text:p>
      <text:p text:style-name="P152"><text:s text:c="2"/><text:span text:style-name="T73">where</text:span><text:span text:style-name="T69"> </text:span><text:span text:style-name="T75">"OpLim F a = Limit (λn. F n a)"</text:span></text:p>
      <text:p text:style-name="P155"/>
      <text:p text:style-name="P151"><text:span text:style-name="T70">definition</text:span> OpItw :: <text:span text:style-name="T74">"(ordinal ⇒ ordinal) ⇒ (ordinal ⇒ ordinal)"</text:span> <text:s/>(<text:span text:style-name="T74">"⨆"</text:span>)</text:p>
      <text:p text:style-name="P152"><text:s text:c="2"/><text:span text:style-name="T73">where</text:span><text:span text:style-name="T69"> </text:span><text:span text:style-name="T75">"⨆f = OpLim (iter f)"</text:span></text:p>
      <text:p text:style-name="P155"><text:soft-page-break/></text:p>
      <text:p text:style-name="P151"><text:span text:style-name="T70">primrec</text:span> cantor :: <text:span text:style-name="T74">"ordinal ⇒ ordinal ⇒ ordinal"</text:span></text:p>
      <text:p text:style-name="P153">where</text:p>
      <text:p text:style-name="P152"><text:s text:c="2"/><text:span text:style-name="T75">"cantor a Zero = Succ a"</text:span></text:p>
      <text:p text:style-name="P151">| <text:span text:style-name="T74">"cantor a (Succ b) = ⨆(λx. cantor x b) a"</text:span></text:p>
      <text:p text:style-name="P151">| <text:span text:style-name="T74">"cantor a (Limit f) = Limit (λn. cantor a (f n))"</text:span></text:p>
      <text:p text:style-name="P155"/>
      <text:p text:style-name="P151"><text:span text:style-name="T70">primrec</text:span> Nabla :: <text:span text:style-name="T74">"(ordinal ⇒ ordinal) ⇒ (ordinal ⇒ ordinal)"</text:span> <text:s/>(<text:span text:style-name="T74">"∇"</text:span>)</text:p>
      <text:p text:style-name="P153">where</text:p>
      <text:p text:style-name="P152"><text:s text:c="2"/><text:span text:style-name="T75">"∇f Zero = f Zero"</text:span></text:p>
      <text:p text:style-name="P151">| <text:span text:style-name="T74">"∇f (Succ a) = f (Succ (∇f a))"</text:span></text:p>
      <text:p text:style-name="P151">| <text:span text:style-name="T74">"∇f (Limit h) = Limit (λn. ∇f (h n))"</text:span></text:p>
      <text:p text:style-name="P155"/>
      <text:p text:style-name="P151"><text:span text:style-name="T70">definition</text:span> deriv :: <text:span text:style-name="T74">"(ordinal ⇒ ordinal) ⇒ (ordinal ⇒ ordinal)"</text:span></text:p>
      <text:p text:style-name="P152"><text:s text:c="2"/><text:span text:style-name="T73">where</text:span><text:span text:style-name="T69"> </text:span><text:span text:style-name="T75">"deriv f = ∇(⨆f)"</text:span></text:p>
      <text:p text:style-name="P155"/>
      <text:p text:style-name="P151"><text:span text:style-name="T70">primrec</text:span> veblen :: <text:span text:style-name="T74">"ordinal ⇒ ordinal ⇒ ordinal"</text:span></text:p>
      <text:p text:style-name="P153">where</text:p>
      <text:p text:style-name="P152"><text:s text:c="2"/><text:span text:style-name="T75">"veblen Zero = ∇(OpLim (iter (cantor Zero)))"</text:span></text:p>
      <text:p text:style-name="P151">| <text:span text:style-name="T74">"veblen (Succ a) = ∇(OpLim (iter (veblen a)))"</text:span></text:p>
      <text:p text:style-name="P151">| <text:span text:style-name="T74">"veblen (Limit f) = ∇(OpLim (λn. veblen (f n)))"</text:span></text:p>
      <text:p text:style-name="P155"/>
      <text:p text:style-name="P151"><text:span text:style-name="T70">definition</text:span> <text:span text:style-name="T74">"veb a = veblen a Zero"</text:span></text:p>
      <text:p text:style-name="P151"><text:span text:style-name="T70">definition</text:span> <text:span text:style-name="T74">"ε⇩</text:span><text:span text:style-name="T76">0</text:span><text:span text:style-name="T74"> = veb Zero"</text:span></text:p>
      <text:p text:style-name="P151"><text:span text:style-name="T70">definition</text:span> <text:span text:style-name="T74">"Γ⇩</text:span><text:span text:style-name="T76">0</text:span><text:span text:style-name="T74"> = Limit (λn. iter veb n Zero)"</text:span></text:p>
      <text:p text:style-name="P155"/>
      <text:p text:style-name="P144">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63">are connected with the Gentzen lens, for</text:span></text:p>
      <text:p text:style-name="P58"><text:s text:c="3"/><text:span text:style-name="T63">the datatype of formal ordinals -}</text:span></text:p>
      <text:p text:style-name="P66"/>
      <text:p text:style-name="P60">package Ordinals where</text:p>
      <text:p text:style-name="P66"/>
      <text:p text:style-name="P58"><text:s text:c="2"/><text:span text:style-name="T63">open Amenities use </text:span></text:p>
      <text:p text:style-name="P58"><text:s text:c="5"/><text:span text:style-name="T63">Pi, implies , and, </text:span></text:p>
      <text:p text:style-name="P58"><text:s text:c="5"/><text:span text:style-name="T63">N1, N0</text:span></text:p>
      <text:p text:style-name="P66"/>
      <text:p text:style-name="P58"><text:s text:c="2"/><text:span text:style-name="T63">open Naturals use </text:span></text:p>
      <text:p text:style-name="P58"><text:s text:c="5"/><text:span text:style-name="T63">Nat, It, Rec, Seq</text:span></text:p>
      <text:p text:style-name="P66"/>
      <text:p text:style-name="P58"><text:s text:c="2"/><text:span text:style-name="T63">Ord :: Set = data O </text:span></text:p>
      <text:p text:style-name="P58"><text:s text:c="18"/><text:span text:style-name="T63">| S (a :: Ord) </text:span></text:p>
      <text:p text:style-name="P58"><text:s text:c="18"/><text:span text:style-name="T63">| L (ls :: (n :: Nat)-&gt;Ord)</text:span></text:p>
      <text:p text:style-name="P66"/>
      <text:p text:style-name="P58"><text:s text:c="2"/><text:span text:style-name="T63">{- Some less barbarous notation -} <text:s/></text:span></text:p>
      <text:p text:style-name="P58"><text:s text:c="2"/><text:span text:style-name="T63">zero <text:s/>:: Ord <text:s text:c="7"/>= O@Ord</text:span></text:p>
      <text:p text:style-name="P58"><text:s text:c="2"/><text:span text:style-name="T63">succ <text:s/>:: Ord -&gt; Ord = S@Ord</text:span></text:p>
      <text:p text:style-name="P58"><text:s text:c="2"/><text:span text:style-name="T63">limit :: (Nat -&gt; Ord) -&gt; Ord = L@Ord</text:span></text:p>
      <text:p text:style-name="P66"/>
      <text:p text:style-name="P58"><text:s text:c="2"/><text:span text:style-name="T63">{------ The transition structure on Ord ---}</text:span></text:p>
      <text:p text:style-name="P66"/>
      <text:p text:style-name="P58"><text:s text:c="2"/><text:span text:style-name="T63">{- Cofinality -}</text:span></text:p>
      <text:p text:style-name="P58"><text:s text:c="2"/><text:span text:style-name="T63">C (a :: Ord) :: Set</text:span></text:p>
      <text:p text:style-name="P58"><text:s text:c="4"/><text:span text:style-name="T63">= case a of </text:span></text:p>
      <text:p text:style-name="P58"><text:s text:c="8"/><text:span text:style-name="T63">(O) <text:s text:c="3"/>-&gt; N0</text:span></text:p>
      <text:p text:style-name="P58"><text:s text:c="8"/><text:span text:style-name="T63">(S a') -&gt; N1</text:span></text:p>
      <text:p text:style-name="P58"><text:s text:c="8"/><text:span text:style-name="T63">(L ls) -&gt; Nat</text:span></text:p>
      <text:p text:style-name="P58"><text:s text:c="2"/></text:p>
      <text:p text:style-name="P58"><text:s text:c="2"/><text:span text:style-name="T63">{- Predecessor -}</text:span></text:p>
      <text:p text:style-name="P58"><text:s text:c="2"/><text:span text:style-name="T63">pd (a :: Ord) (t :: C a) :: Ord</text:span></text:p>
      <text:p text:style-name="P58"><text:s text:c="4"/><text:span text:style-name="T63">= case a of </text:span></text:p>
      <text:p text:style-name="P58"><text:s text:c="8"/><text:span text:style-name="T63">(O) <text:s text:c="3"/>-&gt; case t of { }</text:span></text:p>
      <text:p text:style-name="P58"><text:s text:c="8"/><text:span text:style-name="T63">(S a') -&gt; a'</text:span></text:p>
      <text:p text:style-name="P58"><text:s text:c="8"/><text:span text:style-name="T63">(L ls) -&gt; ls t</text:span></text:p>
      <text:p text:style-name="P66"/>
      <text:p text:style-name="P58"><text:s text:c="2"/><text:span text:style-name="T63">{--------- operations from Ords to Ords ------------}</text:span></text:p>
      <text:p text:style-name="P58"><text:s text:c="2"/></text:p>
      <text:p text:style-name="P58"><text:s text:c="2"/><text:span text:style-name="T63">Op :: Set = Ord -&gt; Ord </text:span></text:p>
      <text:p text:style-name="P66"/>
      <text:p text:style-name="P58"><text:s text:c="2"/><text:span text:style-name="T63">{- Composing operations -} <text:s/></text:span></text:p>
      <text:p text:style-name="P58"><text:s text:c="2"/><text:span text:style-name="T63">Comp :: Op -&gt; Op -&gt; Op</text:span></text:p>
      <text:p text:style-name="P58"><text:soft-page-break/><text:s text:c="5"/><text:span text:style-name="T63">= \(f :: Op) -&gt; \(g :: Op) -&gt; \(a :: Ord) -&gt; </text:span></text:p>
      <text:p text:style-name="P58"><text:s text:c="7"/><text:span text:style-name="T63">f (g a)</text:span></text:p>
      <text:p text:style-name="P66"/>
      <text:p text:style-name="P58"><text:s text:c="2"/><text:span text:style-name="T63">{- Iterating operations, to get a sequence -}</text:span></text:p>
      <text:p text:style-name="P58"><text:s text:c="2"/><text:span text:style-name="T63">OpIt :: Op -&gt; Seq Op</text:span></text:p>
      <text:p text:style-name="P58"><text:s text:c="5"/><text:span text:style-name="T63">= It Ord </text:span></text:p>
      <text:p text:style-name="P66"/>
      <text:p text:style-name="P58"><text:s text:c="2"/><text:span text:style-name="T63">{- pointwise limit of a seuence of operations -}</text:span></text:p>
      <text:p text:style-name="P58"><text:s text:c="2"/><text:span text:style-name="T63">OpLim :: Seq Op -&gt; Op</text:span></text:p>
      <text:p text:style-name="P58"><text:s text:c="5"/><text:span text:style-name="T63">= \(fs :: Nat -&gt; Op) -&gt; \(a :: Ord) -&gt; </text:span></text:p>
      <text:p text:style-name="P58"><text:s text:c="7"/><text:span text:style-name="T63">limit (\(n :: Nat) -&gt; fs n a) <text:s/></text:span></text:p>
      <text:p text:style-name="P66"/>
      <text:p text:style-name="P58"><text:s text:c="2"/><text:span text:style-name="T63">{- omega iterating an operation -}</text:span></text:p>
      <text:p text:style-name="P58"><text:s text:c="2"/><text:span text:style-name="T63">OpItw :: Op -&gt; Op</text:span></text:p>
      <text:p text:style-name="P58"><text:s text:c="5"/><text:span text:style-name="T63">= \(f :: Op) -&gt; OpLim (OpIt f)</text:span></text:p>
      <text:p text:style-name="P66"/>
      <text:p text:style-name="P58"><text:s text:c="2"/><text:span text:style-name="T63">{------------ Cantor hierarchy -------------------}</text:span></text:p>
      <text:p text:style-name="P66"/>
      <text:p text:style-name="P58"><text:s text:c="2"/><text:span text:style-name="T63">{- recursive (in second argument). -}</text:span></text:p>
      <text:p text:style-name="P58"><text:s text:c="2"/><text:span text:style-name="T63">w :: Ord -&gt; Ord -&gt; Ord</text:span></text:p>
      <text:p text:style-name="P58"><text:s text:c="5"/><text:span text:style-name="T63">= \(a :: Ord) -&gt; </text:span></text:p>
      <text:p text:style-name="P58"><text:s text:c="7"/><text:span text:style-name="T63">\(b :: Ord) -&gt; </text:span></text:p>
      <text:p text:style-name="P58"><text:s text:c="8"/><text:span text:style-name="T63">case b of </text:span></text:p>
      <text:p text:style-name="P58"><text:s text:c="10"/><text:span text:style-name="T63">(O) <text:s text:c="3"/>-&gt; succ a</text:span></text:p>
      <text:p text:style-name="P58"><text:s text:c="10"/><text:span text:style-name="T63">(S b') -&gt; OpItw (\(x :: Ord) -&gt; x `w` b') a</text:span></text:p>
      <text:p text:style-name="P58"><text:s text:c="10"/><text:span text:style-name="T63">(L ls) -&gt; limit (\(n :: Nat) -&gt; a `w` (ls n))</text:span></text:p>
      <text:p text:style-name="P66"/>
      <text:p text:style-name="P58"><text:s text:c="2"/><text:span text:style-name="T63">{- The function a |-&gt; w^a -}</text:span></text:p>
      <text:p text:style-name="P58"><text:s text:c="2"/><text:span text:style-name="T63">wexp :: Op = w zero</text:span></text:p>
      <text:p text:style-name="P66"/>
      <text:p text:style-name="P58"><text:s text:c="2"/><text:span text:style-name="T63">{-------- Things related to the Veblen hierarchy --------}</text:span></text:p>
      <text:p text:style-name="P66"/>
      <text:p text:style-name="P58"><text:s text:c="2"/><text:span text:style-name="T63">{- \a -&gt; (f.(+1))^a (f 0) : an essential part of derivative -} </text:span></text:p>
      <text:p text:style-name="P58"><text:s text:c="2"/><text:span text:style-name="T63">{- recursive. -}</text:span></text:p>
      <text:p text:style-name="P58"><text:s text:c="2"/><text:span text:style-name="T63">Nabla :: Op -&gt; Op</text:span></text:p>
      <text:p text:style-name="P58"><text:s text:c="5"/><text:span text:style-name="T63">= \(f :: Op) -&gt; \(a :: Ord) -&gt; </text:span></text:p>
      <text:p text:style-name="P58"><text:s text:c="7"/><text:span text:style-name="T63">case a of </text:span></text:p>
      <text:p text:style-name="P58"><text:s text:c="9"/><text:span text:style-name="T63">(O) <text:s text:c="3"/>-&gt; f zero</text:span></text:p>
      <text:p text:style-name="P58"><text:s text:c="9"/><text:span text:style-name="T63">(S a') -&gt; f (succ (Nabla f a'))</text:span></text:p>
      <text:p text:style-name="P58"><text:s text:c="9"/><text:span text:style-name="T63">(L ls) -&gt; limit (\(n :: Nat) -&gt; Nabla f (ls n))</text:span></text:p>
      <text:p text:style-name="P66"/>
      <text:p text:style-name="P58"><text:s text:c="2"/><text:span text:style-name="T63">{- derivative of a normal function -}</text:span></text:p>
      <text:p text:style-name="P58"><text:s text:c="2"/><text:span text:style-name="T63">deriv :: Op -&gt; Op</text:span></text:p>
      <text:p text:style-name="P58"><text:s text:c="5"/><text:span text:style-name="T63">= \(f :: Op) -&gt; Nabla (OpItw f) </text:span></text:p>
      <text:p text:style-name="P66"/>
      <text:p text:style-name="P58"><text:s text:c="2"/><text:span text:style-name="T63">{- derivative of a sequence of normal function -}</text:span></text:p>
      <text:p text:style-name="P58"><text:s text:c="2"/><text:span text:style-name="T63">derivl :: (Nat -&gt; Op) -&gt; Op</text:span></text:p>
      <text:p text:style-name="P58"><text:s text:c="5"/><text:span text:style-name="T63">= \(sf :: Nat -&gt; Op) -&gt; Nabla (OpLim sf) </text:span></text:p>
      <text:p text:style-name="P66"/>
      <text:p text:style-name="P58"><text:s text:c="2"/><text:span text:style-name="T63">{- Veblen hierarchy -}</text:span></text:p>
      <text:p text:style-name="P58"><text:s text:c="2"/><text:span text:style-name="T63">{- recursive -}</text:span></text:p>
      <text:p text:style-name="P58"><text:s text:c="2"/><text:span text:style-name="T63">v :: Ord -&gt; Ord -&gt; Ord</text:span></text:p>
      <text:p text:style-name="P58"><text:s text:c="5"/><text:span text:style-name="T63">= \(a :: Ord) -&gt; </text:span></text:p>
      <text:p text:style-name="P58"><text:s text:c="8"/><text:span text:style-name="T63">let { pds :: Seq Op = </text:span></text:p>
      <text:p text:style-name="P58"><text:s text:c="17"/><text:span text:style-name="T63">case a of </text:span></text:p>
      <text:p text:style-name="P58"><text:s text:c="19"/><text:span text:style-name="T63">(O) <text:s text:c="3"/>-&gt; OpIt (w a) </text:span></text:p>
      <text:p text:style-name="P58"><text:s text:c="19"/><text:span text:style-name="T63">(S a') -&gt; OpIt (v a')</text:span></text:p>
      <text:p text:style-name="P58"><text:s text:c="19"/><text:span text:style-name="T63">(L ls) -&gt; \(n :: Nat) -&gt; v (ls n)</text:span></text:p>
      <text:p text:style-name="P58"><text:s text:c="8"/><text:span text:style-name="T63">} in Nabla (OpLim pds)</text:span></text:p>
      <text:p text:style-name="P66"/>
      <text:p text:style-name="P58"><text:s text:c="2"/><text:span text:style-name="T63">veb :: Op </text:span></text:p>
      <text:p text:style-name="P58"><text:s text:c="4"/><text:span text:style-name="T63">= \(a :: Ord) -&gt; v a zero</text:span></text:p>
      <text:p text:style-name="P66"/>
      <text:p text:style-name="P58"><text:s text:c="2"/><text:span text:style-name="T63">{-------- The landmark ordinals ------------}</text:span></text:p>
      <text:p text:style-name="P66"/>
      <text:p text:style-name="P58"><text:s text:c="2"/><text:span text:style-name="T63">epsilon0 :: Ord = veb zero</text:span></text:p>
      <text:p text:style-name="P66"/>
      <text:p text:style-name="P58"><text:s text:c="2"/><text:span text:style-name="T63">Gamma0 :: Ord = limit (\ (n :: Nat) -&gt; </text:span></text:p>
      <text:p text:style-name="P140"><text:s text:c="6"/><text:span text:style-name="T63">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57"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oft-page-break/><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11"><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77">1+a</text:span>,b)</text:p>
      <text:p text:style-name="P68"/>
      <text:p text:style-name="P69">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78">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78">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text:soft-page-break/>avec f = I et b = 0 :</text:p>
      <text:p text:style-name="P72">phi w 1 = lim \n. phi n (phi w 0 + 1)</text:p>
      <text:p text:style-name="P72"/>
      <text:p text:style-name="P13"/>
      <text:p text:style-name="P14"/>
      <text:p text:style-name="P14">Generalisation de phi(a,b) :</text:p>
      <text:p text:style-name="P14"><text:s/>- <text:span text:style-name="T58">nombre fini de variables : </text:span>phi (an, …, a1, a0) = phi (n:an, …, 1:a1, 0:a0)</text:p>
      <text:p text:style-name="P14"><text:s/>- <text:span text:style-name="T58">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7"><text:span text:style-name="T47"><text:s text:c="6"/>A.</text:span> <text:bookmark text:name="MathJax-Span-77"/><text:bookmark text:name="MathJax-Span-76"/><text:bookmark text:name="MathJax-Span-75"/><text:bookmark text:name="MathJax-Element-17-Frame"/><text:span text:style-name="T49">φ</text:span><text:bookmark text:name="MathJax-Span-78"/><text:span text:style-name="T48">(</text:span><text:bookmark text:name="MathJax-Span-80"/><text:bookmark text:name="MathJax-Span-79"/><text:span text:style-name="T48">0</text:span><text:bookmark text:name="MathJax-Span-81"/><text:span text:style-name="T50">0</text:span><text:bookmark text:name="MathJax-Span-82"/><text:span text:style-name="T48">,</text:span><text:bookmark text:name="MathJax-Span-84"/><text:bookmark text:name="MathJax-Span-83"/><text:span text:style-name="T48">0</text:span><text:bookmark text:name="MathJax-Span-85"/><text:span text:style-name="T50">1</text:span><text:bookmark text:name="MathJax-Span-86"/><text:span text:style-name="T48">,</text:span><text:bookmark text:name="MathJax-Span-87"/><text:span text:style-name="T54">…</text:span><text:bookmark text:name="MathJax-Span-88"/><text:span text:style-name="T48">,</text:span><text:bookmark text:name="MathJax-Span-90"/><text:bookmark text:name="MathJax-Span-89"/><text:span text:style-name="T48">1</text:span><text:bookmark text:name="MathJax-Span-93"/><text:bookmark text:name="MathJax-Span-92"/><text:bookmark text:name="MathJax-Span-91"/><text:span text:style-name="T51">α</text:span><text:bookmark text:name="MathJax-Span-94"/><text:span text:style-name="T50">+</text:span><text:bookmark text:name="MathJax-Span-95"/><text:span text:style-name="T50">1</text:span><text:bookmark text:name="MathJax-Span-96"/><text:span text:style-name="T48">)</text:span><text:bookmark text:name="MathJax-Span-97"/><text:span text:style-name="T48">=</text:span><text:bookmark text:name="MathJax-Span-99"/><text:bookmark text:name="MathJax-Span-98"/><text:span text:style-name="T48">sup</text:span><text:bookmark text:name="MathJax-Span-100"/><text:span text:style-name="T54">≺</text:span><text:bookmark text:name="MathJax-Span-101"/><text:span text:style-name="T48">{</text:span><text:bookmark text:name="MathJax-Span-102"/><text:span text:style-name="T49">φ</text:span><text:bookmark text:name="MathJax-Span-103"/><text:span text:style-name="T48">(</text:span><text:bookmark text:name="MathJax-Span-105"/><text:bookmark text:name="MathJax-Span-104"/><text:span text:style-name="T48">0</text:span><text:bookmark text:name="MathJax-Span-106"/><text:span text:style-name="T50">0</text:span><text:bookmark text:name="MathJax-Span-107"/><text:span text:style-name="T48">,</text:span><text:bookmark text:name="MathJax-Span-109"/><text:bookmark text:name="MathJax-Span-108"/><text:span text:style-name="T48">0</text:span><text:bookmark text:name="MathJax-Span-110"/><text:span text:style-name="T50">1</text:span><text:bookmark text:name="MathJax-Span-111"/><text:span text:style-name="T48">,</text:span><text:bookmark text:name="MathJax-Span-112"/><text:span text:style-name="T54">…</text:span><text:bookmark text:name="MathJax-Span-113"/><text:span text:style-name="T48">,</text:span><text:bookmark text:name="MathJax-Span-115"/><text:bookmark text:name="MathJax-Span-114"/><text:span text:style-name="T49">x</text:span><text:bookmark text:name="MathJax-Span-116"/><text:span text:style-name="T51">α</text:span><text:bookmark text:name="MathJax-Span-117"/><text:span text:style-name="T48">)</text:span><text:bookmark text:name="MathJax-Span-118"/><text:span text:style-name="T48">:</text:span><text:bookmark text:name="MathJax-Span-119"/><text:span text:style-name="T49">x</text:span><text:bookmark text:name="MathJax-Span-120"/><text:span text:style-name="T54">∈</text:span><text:bookmark text:name="MathJax-Span-121"/><text:span text:style-name="T48">On</text:span><text:bookmark text:name="MathJax-Span-122"/><text:span text:style-name="T48">}</text:span>.</text:p>
      <text:p text:style-name="P88"><text:span text:style-name="T47">B.</text:span> <text:bookmark text:name="MathJax-Span-125"/><text:bookmark text:name="MathJax-Span-124"/><text:bookmark text:name="MathJax-Span-123"/><text:bookmark text:name="MathJax-Element-18-Frame"/><text:span text:style-name="T49">φ</text:span><text:bookmark text:name="MathJax-Span-126"/><text:span text:style-name="T48">(</text:span><text:bookmark text:name="MathJax-Span-128"/><text:bookmark text:name="MathJax-Span-127"/><text:span text:style-name="T48">0</text:span><text:bookmark text:name="MathJax-Span-129"/><text:span text:style-name="T50">0</text:span><text:bookmark text:name="MathJax-Span-130"/><text:span text:style-name="T48">,</text:span><text:bookmark text:name="MathJax-Span-132"/><text:bookmark text:name="MathJax-Span-131"/><text:span text:style-name="T48">0</text:span><text:bookmark text:name="MathJax-Span-133"/><text:span text:style-name="T50">1</text:span><text:bookmark text:name="MathJax-Span-134"/><text:span text:style-name="T48">,</text:span><text:bookmark text:name="MathJax-Span-135"/><text:span text:style-name="T54">…</text:span><text:bookmark text:name="MathJax-Span-136"/><text:span text:style-name="T48">,</text:span><text:bookmark text:name="MathJax-Span-138"/><text:bookmark text:name="MathJax-Span-137"/><text:span text:style-name="T48">1</text:span><text:bookmark text:name="MathJax-Span-139"/><text:span text:style-name="T51">α</text:span><text:bookmark text:name="MathJax-Span-140"/><text:span text:style-name="T48">)</text:span><text:bookmark text:name="MathJax-Span-141"/><text:span text:style-name="T48">=</text:span><text:bookmark text:name="MathJax-Span-143"/><text:bookmark text:name="MathJax-Span-142"/><text:span text:style-name="T48">sup</text:span><text:bookmark text:name="MathJax-Span-144"/><text:span text:style-name="T54">≺</text:span><text:bookmark text:name="MathJax-Span-145"/><text:span text:style-name="T48">{</text:span><text:bookmark text:name="MathJax-Span-146"/><text:span text:style-name="T49">φ</text:span><text:bookmark text:name="MathJax-Span-147"/><text:span text:style-name="T48">(</text:span><text:bookmark text:name="MathJax-Span-149"/><text:bookmark text:name="MathJax-Span-148"/><text:span text:style-name="T48">0</text:span><text:bookmark text:name="MathJax-Span-150"/><text:span text:style-name="T50">0</text:span><text:bookmark text:name="MathJax-Span-151"/><text:span text:style-name="T48">,</text:span><text:bookmark text:name="MathJax-Span-153"/><text:bookmark text:name="MathJax-Span-152"/><text:span text:style-name="T48">0</text:span><text:bookmark text:name="MathJax-Span-154"/><text:span text:style-name="T50">1</text:span><text:bookmark text:name="MathJax-Span-155"/><text:span text:style-name="T48">,</text:span><text:bookmark text:name="MathJax-Span-156"/><text:span text:style-name="T54">…</text:span><text:bookmark text:name="MathJax-Span-157"/><text:span text:style-name="T48">,</text:span><text:bookmark text:name="MathJax-Span-159"/><text:bookmark text:name="MathJax-Span-158"/><text:span text:style-name="T48">1</text:span><text:bookmark text:name="MathJax-Span-160"/><text:span text:style-name="T51">β</text:span><text:bookmark text:name="MathJax-Span-161"/><text:span text:style-name="T48">)</text:span><text:bookmark text:name="MathJax-Span-162"/><text:span text:style-name="T48">:</text:span><text:bookmark text:name="MathJax-Span-163"/><text:span text:style-name="T49">β</text:span><text:bookmark text:name="MathJax-Span-164"/><text:span text:style-name="T48">&lt;</text:span><text:bookmark text:name="MathJax-Span-165"/><text:span text:style-name="T49">α</text:span><text:bookmark text:name="MathJax-Span-166"/><text:span text:style-name="T48">}</text:span> where <text:bookmark text:name="MathJax-Span-169"/><text:bookmark text:name="MathJax-Span-168"/><text:bookmark text:name="MathJax-Span-167"/><text:bookmark text:name="MathJax-Element-19-Frame"/><text:span text:style-name="T49">α</text:span><text:bookmark text:name="MathJax-Span-170"/><text:span text:style-name="T54">∈</text:span><text:bookmark text:name="MathJax-Span-171"/><text:span text:style-name="T48">Lim</text:span></text:p>
      <text:p text:style-name="P88"><text:span text:style-name="T47">C.</text:span> <text:bookmark text:name="MathJax-Span-174"/><text:bookmark text:name="MathJax-Span-173"/><text:bookmark text:name="MathJax-Span-172"/><text:bookmark text:name="MathJax-Element-20-Frame"/><text:span text:style-name="T49">φ</text:span><text:bookmark text:name="MathJax-Span-175"/><text:span text:style-name="T48">(</text:span><text:bookmark text:name="MathJax-Span-176"/><text:span text:style-name="T48">(</text:span><text:bookmark text:name="MathJax-Span-177"/><text:span text:style-name="T49">x</text:span><text:bookmark text:name="MathJax-Span-178"/><text:span text:style-name="T48">+</text:span><text:bookmark text:name="MathJax-Span-179"/><text:span text:style-name="T48">1</text:span><text:bookmark text:name="MathJax-Span-181"/><text:bookmark text:name="MathJax-Span-180"/><text:span text:style-name="T48">)</text:span><text:bookmark text:name="MathJax-Span-182"/><text:span text:style-name="T50">0</text:span><text:bookmark text:name="MathJax-Span-183"/><text:span text:style-name="T48">,</text:span><text:bookmark text:name="MathJax-Span-185"/><text:bookmark text:name="MathJax-Span-184"/><text:span text:style-name="T49">y</text:span><text:bookmark text:name="MathJax-Span-186"/><text:span text:style-name="T50">1</text:span><text:bookmark text:name="MathJax-Span-187"/><text:span text:style-name="T48">,</text:span><text:bookmark text:name="MathJax-Span-188"/><text:span text:style-name="T54">…</text:span><text:bookmark text:name="MathJax-Span-189"/><text:span text:style-name="T48">,</text:span><text:bookmark text:name="MathJax-Span-191"/><text:bookmark text:name="MathJax-Span-190"/><text:span text:style-name="T49">z</text:span><text:bookmark text:name="MathJax-Span-192"/><text:span text:style-name="T51">β</text:span><text:bookmark text:name="MathJax-Span-193"/><text:span text:style-name="T48">)</text:span><text:bookmark text:name="MathJax-Span-194"/><text:span text:style-name="T54">≻</text:span><text:bookmark text:name="MathJax-Span-195"/><text:span text:style-name="T49">φ</text:span><text:bookmark text:name="MathJax-Span-196"/><text:span text:style-name="T48">(</text:span><text:bookmark text:name="MathJax-Span-198"/><text:bookmark text:name="MathJax-Span-197"/><text:span text:style-name="T49">x</text:span><text:bookmark text:name="MathJax-Span-199"/><text:span text:style-name="T50">0</text:span><text:bookmark text:name="MathJax-Span-200"/><text:span text:style-name="T48">,</text:span><text:bookmark text:name="MathJax-Span-201"/><text:span text:style-name="T54">…</text:span><text:bookmark text:name="MathJax-Span-202"/><text:span text:style-name="T48">,</text:span><text:bookmark text:name="MathJax-Span-204"/><text:bookmark text:name="MathJax-Span-203"/><text:span text:style-name="T49">z</text:span><text:bookmark text:name="MathJax-Span-205"/><text:span text:style-name="T51">β</text:span><text:bookmark text:name="MathJax-Span-206"/><text:span text:style-name="T48">)</text:span>, and there is no array between them</text:p>
      <text:p text:style-name="P88"><text:span text:style-name="T47">D.</text:span> <text:bookmark text:name="MathJax-Span-209"/><text:bookmark text:name="MathJax-Span-208"/><text:bookmark text:name="MathJax-Span-207"/><text:bookmark text:name="MathJax-Element-21-Frame"/><text:span text:style-name="T49">φ</text:span><text:bookmark text:name="MathJax-Span-210"/><text:span text:style-name="T48">(</text:span><text:bookmark text:name="MathJax-Span-212"/><text:bookmark text:name="MathJax-Span-211"/><text:span text:style-name="T48">0</text:span><text:bookmark text:name="MathJax-Span-213"/><text:span text:style-name="T50">0</text:span><text:bookmark text:name="MathJax-Span-214"/><text:span text:style-name="T48">,</text:span><text:bookmark text:name="MathJax-Span-215"/><text:span text:style-name="T54">…</text:span><text:bookmark text:name="MathJax-Span-216"/><text:span text:style-name="T48">,</text:span><text:bookmark text:name="MathJax-Span-217"/><text:span text:style-name="T48">(</text:span><text:bookmark text:name="MathJax-Span-218"/><text:span text:style-name="T49">x</text:span><text:bookmark text:name="MathJax-Span-219"/><text:span text:style-name="T48">+</text:span><text:bookmark text:name="MathJax-Span-220"/><text:span text:style-name="T48">1</text:span><text:bookmark text:name="MathJax-Span-222"/><text:bookmark text:name="MathJax-Span-221"/><text:span text:style-name="T48">)</text:span><text:bookmark text:name="MathJax-Span-225"/><text:bookmark text:name="MathJax-Span-224"/><text:bookmark text:name="MathJax-Span-223"/><text:span text:style-name="T51">α</text:span><text:bookmark text:name="MathJax-Span-226"/><text:span text:style-name="T50">+</text:span><text:bookmark text:name="MathJax-Span-227"/><text:span text:style-name="T50">1</text:span><text:bookmark text:name="MathJax-Span-228"/><text:span text:style-name="T48">,</text:span><text:bookmark text:name="MathJax-Span-229"/><text:span text:style-name="T54">…</text:span><text:bookmark text:name="MathJax-Span-230"/><text:span text:style-name="T48">,</text:span><text:bookmark text:name="MathJax-Span-232"/><text:bookmark text:name="MathJax-Span-231"/><text:span text:style-name="T49">y</text:span><text:bookmark text:name="MathJax-Span-233"/><text:span text:style-name="T51">β</text:span><text:bookmark text:name="MathJax-Span-234"/><text:span text:style-name="T48">)</text:span><text:bookmark text:name="MathJax-Span-235"/><text:span text:style-name="T48">=</text:span><text:bookmark text:name="MathJax-Span-237"/><text:bookmark text:name="MathJax-Span-236"/><text:span text:style-name="T48">sup</text:span><text:bookmark text:name="MathJax-Span-238"/><text:span text:style-name="T54">≺</text:span><text:bookmark text:name="MathJax-Span-239"/><text:span text:style-name="T48">{</text:span><text:bookmark text:name="MathJax-Span-240"/><text:span text:style-name="T49">φ</text:span><text:bookmark text:name="MathJax-Span-241"/><text:span text:style-name="T48">(</text:span><text:bookmark text:name="MathJax-Span-243"/><text:bookmark text:name="MathJax-Span-242"/><text:span text:style-name="T48">0</text:span><text:bookmark text:name="MathJax-Span-244"/><text:span text:style-name="T50">0</text:span><text:bookmark text:name="MathJax-Span-245"/><text:span text:style-name="T48">,</text:span><text:bookmark text:name="MathJax-Span-246"/><text:span text:style-name="T54">…</text:span><text:bookmark text:name="MathJax-Span-247"/><text:span text:style-name="T48">,</text:span><text:bookmark text:name="MathJax-Span-248"/><text:span text:style-name="T48">(</text:span><text:bookmark text:name="MathJax-Span-249"/><text:span text:style-name="T49">x</text:span><text:bookmark text:name="MathJax-Span-250"/><text:span text:style-name="T48">+</text:span><text:bookmark text:name="MathJax-Span-251"/><text:span text:style-name="T48">1</text:span><text:bookmark text:name="MathJax-Span-253"/><text:bookmark text:name="MathJax-Span-252"/><text:span text:style-name="T48">)</text:span><text:bookmark text:name="MathJax-Span-254"/><text:span text:style-name="T51">α</text:span><text:bookmark text:name="MathJax-Span-255"/><text:span text:style-name="T48">,</text:span><text:bookmark text:name="MathJax-Span-257"/><text:bookmark text:name="MathJax-Span-256"/><text:span text:style-name="T49">x</text:span><text:bookmark text:name="MathJax-Span-260"/><text:bookmark text:name="MathJax-Span-259"/><text:bookmark text:name="MathJax-Span-258"/><text:span text:style-name="T51">α</text:span><text:bookmark text:name="MathJax-Span-261"/><text:span text:style-name="T50">+</text:span><text:bookmark text:name="MathJax-Span-262"/><text:span text:style-name="T50">1</text:span><text:bookmark text:name="MathJax-Span-263"/><text:span text:style-name="T48">,</text:span><text:bookmark text:name="MathJax-Span-264"/><text:span text:style-name="T54">…</text:span><text:bookmark text:name="MathJax-Span-265"/><text:span text:style-name="T48">,</text:span><text:bookmark text:name="MathJax-Span-267"/><text:bookmark text:name="MathJax-Span-266"/><text:span text:style-name="T49">y</text:span><text:bookmark text:name="MathJax-Span-268"/><text:span text:style-name="T51">β</text:span><text:bookmark text:name="MathJax-Span-269"/><text:span text:style-name="T48">)</text:span><text:bookmark text:name="MathJax-Span-270"/><text:span text:style-name="T48">}</text:span></text:p>
      <text:p text:style-name="P88"><text:span text:style-name="T47">E.</text:span> <text:bookmark text:name="MathJax-Span-273"/><text:bookmark text:name="MathJax-Span-272"/><text:bookmark text:name="MathJax-Span-271"/><text:bookmark text:name="MathJax-Element-22-Frame"/><text:span text:style-name="T49">φ</text:span><text:bookmark text:name="MathJax-Span-274"/><text:span text:style-name="T48">(</text:span><text:bookmark text:name="MathJax-Span-276"/><text:bookmark text:name="MathJax-Span-275"/><text:span text:style-name="T48">0</text:span><text:bookmark text:name="MathJax-Span-277"/><text:span text:style-name="T50">0</text:span><text:bookmark text:name="MathJax-Span-278"/><text:span text:style-name="T48">,</text:span><text:bookmark text:name="MathJax-Span-279"/><text:span text:style-name="T54">…</text:span><text:bookmark text:name="MathJax-Span-280"/><text:span text:style-name="T48">,</text:span><text:bookmark text:name="MathJax-Span-282"/><text:bookmark text:name="MathJax-Span-281"/><text:span text:style-name="T49">x</text:span><text:bookmark text:name="MathJax-Span-285"/><text:bookmark text:name="MathJax-Span-284"/><text:bookmark text:name="MathJax-Span-283"/><text:span text:style-name="T51">α</text:span><text:bookmark text:name="MathJax-Span-286"/><text:span text:style-name="T50">+</text:span><text:bookmark text:name="MathJax-Span-287"/><text:span text:style-name="T50">1</text:span><text:bookmark text:name="MathJax-Span-288"/><text:span text:style-name="T48">,</text:span><text:bookmark text:name="MathJax-Span-290"/><text:bookmark text:name="MathJax-Span-289"/><text:span text:style-name="T49">y</text:span><text:bookmark text:name="MathJax-Span-293"/><text:bookmark text:name="MathJax-Span-292"/><text:bookmark text:name="MathJax-Span-291"/><text:span text:style-name="T51">α</text:span><text:bookmark text:name="MathJax-Span-294"/><text:span text:style-name="T50">+</text:span><text:bookmark text:name="MathJax-Span-295"/><text:span text:style-name="T50">2</text:span><text:bookmark text:name="MathJax-Span-296"/><text:span text:style-name="T48">,</text:span><text:bookmark text:name="MathJax-Span-297"/><text:span text:style-name="T54">…</text:span><text:bookmark text:name="MathJax-Span-298"/><text:span text:style-name="T48">,</text:span><text:bookmark text:name="MathJax-Span-300"/><text:bookmark text:name="MathJax-Span-299"/><text:span text:style-name="T49">z</text:span><text:bookmark text:name="MathJax-Span-301"/><text:span text:style-name="T51">β</text:span><text:bookmark text:name="MathJax-Span-302"/><text:span text:style-name="T48">)</text:span><text:bookmark text:name="MathJax-Span-303"/><text:span text:style-name="T48">=</text:span><text:bookmark text:name="MathJax-Span-305"/><text:bookmark text:name="MathJax-Span-304"/><text:span text:style-name="T48">sup</text:span><text:bookmark text:name="MathJax-Span-306"/><text:span text:style-name="T54">≺</text:span><text:bookmark text:name="MathJax-Span-307"/><text:span text:style-name="T48">{</text:span><text:bookmark text:name="MathJax-Span-308"/><text:span text:style-name="T49">φ</text:span><text:bookmark text:name="MathJax-Span-309"/><text:span text:style-name="T48">(</text:span><text:bookmark text:name="MathJax-Span-311"/><text:bookmark text:name="MathJax-Span-310"/><text:span text:style-name="T48">0</text:span><text:bookmark text:name="MathJax-Span-312"/><text:span text:style-name="T50">0</text:span><text:bookmark text:name="MathJax-Span-313"/><text:span text:style-name="T48">,</text:span><text:bookmark text:name="MathJax-Span-314"/><text:span text:style-name="T54">…</text:span><text:bookmark text:name="MathJax-Span-315"/><text:span text:style-name="T48">,</text:span><text:bookmark text:name="MathJax-Span-317"/><text:bookmark text:name="MathJax-Span-316"/><text:span text:style-name="T49">w</text:span><text:bookmark text:name="MathJax-Span-320"/><text:bookmark text:name="MathJax-Span-319"/><text:bookmark text:name="MathJax-Span-318"/><text:span text:style-name="T51">α</text:span><text:bookmark text:name="MathJax-Span-321"/><text:span text:style-name="T50">+</text:span><text:bookmark text:name="MathJax-Span-322"/><text:span text:style-name="T50">1</text:span><text:bookmark text:name="MathJax-Span-323"/><text:span text:style-name="T48">,</text:span><text:bookmark text:name="MathJax-Span-325"/><text:bookmark text:name="MathJax-Span-324"/><text:span text:style-name="T49">y</text:span><text:bookmark text:name="MathJax-Span-328"/><text:bookmark text:name="MathJax-Span-327"/><text:bookmark text:name="MathJax-Span-326"/><text:span text:style-name="T51">α</text:span><text:bookmark text:name="MathJax-Span-329"/><text:span text:style-name="T50">+</text:span><text:bookmark text:name="MathJax-Span-330"/><text:span text:style-name="T50">2</text:span><text:bookmark text:name="MathJax-Span-331"/><text:span text:style-name="T48">,</text:span><text:bookmark text:name="MathJax-Span-332"/><text:span text:style-name="T54">…</text:span><text:bookmark text:name="MathJax-Span-333"/><text:span text:style-name="T48">,</text:span><text:bookmark text:name="MathJax-Span-335"/><text:bookmark text:name="MathJax-Span-334"/><text:span text:style-name="T49">z</text:span><text:bookmark text:name="MathJax-Span-336"/><text:span text:style-name="T51">β</text:span><text:bookmark text:name="MathJax-Span-337"/><text:span text:style-name="T48">)</text:span><text:bookmark text:name="MathJax-Span-338"/><text:span text:style-name="T48">:</text:span><text:bookmark text:name="MathJax-Span-339"/><text:span text:style-name="T49">w</text:span><text:bookmark text:name="MathJax-Span-340"/><text:span text:style-name="T48">&lt;</text:span><text:bookmark text:name="MathJax-Span-341"/><text:span text:style-name="T49">x</text:span><text:bookmark text:name="MathJax-Span-342"/><text:span text:style-name="T48">}</text:span> where <text:bookmark text:name="MathJax-Span-345"/><text:bookmark text:name="MathJax-Span-344"/><text:bookmark text:name="MathJax-Span-343"/><text:bookmark text:name="MathJax-Element-23-Frame"/><text:span text:style-name="T49">x</text:span><text:bookmark text:name="MathJax-Span-346"/><text:span text:style-name="T54">∈</text:span><text:bookmark text:name="MathJax-Span-347"/><text:span text:style-name="T48">Lim</text:span></text:p>
      <text:p text:style-name="P88"><text:span text:style-name="T47">F.</text:span> <text:bookmark text:name="MathJax-Span-350"/><text:bookmark text:name="MathJax-Span-349"/><text:bookmark text:name="MathJax-Span-348"/><text:bookmark text:name="MathJax-Element-24-Frame"/><text:span text:style-name="T49">φ</text:span><text:bookmark text:name="MathJax-Span-351"/><text:span text:style-name="T48">(</text:span><text:bookmark text:name="MathJax-Span-353"/><text:bookmark text:name="MathJax-Span-352"/><text:span text:style-name="T48">0</text:span><text:bookmark text:name="MathJax-Span-354"/><text:span text:style-name="T50">0</text:span><text:bookmark text:name="MathJax-Span-355"/><text:span text:style-name="T48">,</text:span><text:bookmark text:name="MathJax-Span-356"/><text:span text:style-name="T54">…</text:span><text:bookmark text:name="MathJax-Span-357"/><text:span text:style-name="T48">,</text:span><text:bookmark text:name="MathJax-Span-358"/><text:span text:style-name="T48">(</text:span><text:bookmark text:name="MathJax-Span-359"/><text:span text:style-name="T49">x</text:span><text:bookmark text:name="MathJax-Span-360"/><text:span text:style-name="T48">+</text:span><text:bookmark text:name="MathJax-Span-361"/><text:span text:style-name="T48">1</text:span><text:bookmark text:name="MathJax-Span-363"/><text:bookmark text:name="MathJax-Span-362"/><text:span text:style-name="T48">)</text:span><text:bookmark text:name="MathJax-Span-364"/><text:span text:style-name="T51">α</text:span><text:bookmark text:name="MathJax-Span-365"/><text:span text:style-name="T48">,</text:span><text:bookmark text:name="MathJax-Span-366"/><text:span text:style-name="T54">…</text:span><text:bookmark text:name="MathJax-Span-367"/><text:span text:style-name="T48">,</text:span><text:bookmark text:name="MathJax-Span-369"/><text:bookmark text:name="MathJax-Span-368"/><text:span text:style-name="T49">y</text:span><text:bookmark text:name="MathJax-Span-370"/><text:span text:style-name="T51">β</text:span><text:bookmark text:name="MathJax-Span-371"/><text:span text:style-name="T48">)</text:span><text:bookmark text:name="MathJax-Span-372"/><text:span text:style-name="T48">=</text:span><text:bookmark text:name="MathJax-Span-374"/><text:bookmark text:name="MathJax-Span-373"/><text:span text:style-name="T48">sup</text:span><text:bookmark text:name="MathJax-Span-375"/><text:span text:style-name="T54">≺</text:span><text:bookmark text:name="MathJax-Span-376"/><text:span text:style-name="T48">{</text:span><text:bookmark text:name="MathJax-Span-377"/><text:span text:style-name="T49">φ</text:span><text:bookmark text:name="MathJax-Span-378"/><text:span text:style-name="T48">(</text:span><text:bookmark text:name="MathJax-Span-380"/><text:bookmark text:name="MathJax-Span-379"/><text:span text:style-name="T48">0</text:span><text:bookmark text:name="MathJax-Span-381"/><text:span text:style-name="T50">0</text:span><text:bookmark text:name="MathJax-Span-382"/><text:span text:style-name="T48">,</text:span><text:bookmark text:name="MathJax-Span-383"/><text:span text:style-name="T54">…</text:span><text:bookmark text:name="MathJax-Span-384"/><text:span text:style-name="T48">,</text:span><text:bookmark text:name="MathJax-Span-386"/><text:bookmark text:name="MathJax-Span-385"/><text:span text:style-name="T48">1</text:span><text:bookmark text:name="MathJax-Span-387"/><text:span text:style-name="T51">γ</text:span><text:bookmark text:name="MathJax-Span-388"/><text:span text:style-name="T48">,</text:span><text:bookmark text:name="MathJax-Span-389"/><text:span text:style-name="T54">…</text:span><text:bookmark text:name="MathJax-Span-390"/><text:span text:style-name="T48">,</text:span><text:bookmark text:name="MathJax-Span-392"/><text:bookmark text:name="MathJax-Span-391"/><text:span text:style-name="T49">x</text:span><text:bookmark text:name="MathJax-Span-393"/><text:span text:style-name="T51">α</text:span><text:bookmark text:name="MathJax-Span-394"/><text:span text:style-name="T48">,</text:span><text:bookmark text:name="MathJax-Span-395"/><text:span text:style-name="T54">…</text:span><text:bookmark text:name="MathJax-Span-396"/><text:span text:style-name="T48">,</text:span><text:bookmark text:name="MathJax-Span-398"/><text:bookmark text:name="MathJax-Span-397"/><text:span text:style-name="T49">y</text:span><text:bookmark text:name="MathJax-Span-399"/><text:span text:style-name="T51">β</text:span><text:bookmark text:name="MathJax-Span-400"/><text:span text:style-name="T48">)</text:span><text:bookmark text:name="MathJax-Span-401"/><text:span text:style-name="T48">:</text:span><text:bookmark text:name="MathJax-Span-402"/><text:span text:style-name="T49">γ</text:span><text:bookmark text:name="MathJax-Span-403"/><text:span text:style-name="T48">&lt;</text:span><text:bookmark text:name="MathJax-Span-404"/><text:span text:style-name="T49">α</text:span><text:bookmark text:name="MathJax-Span-405"/><text:span text:style-name="T48">}</text:span> where <text:bookmark text:name="MathJax-Span-408"/><text:bookmark text:name="MathJax-Span-407"/><text:bookmark text:name="MathJax-Span-406"/><text:bookmark text:name="MathJax-Element-25-Frame"/><text:span text:style-name="T49">α</text:span><text:bookmark text:name="MathJax-Span-409"/><text:span text:style-name="T54">∈</text:span><text:bookmark text:name="MathJax-Span-410"/><text:span text:style-name="T48">Lim</text:span></text:p>
      <text:p text:style-name="P89"><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91">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79">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79">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92">- <text:bookmark text:name="MJXc-Node-338835923737"/><text:bookmark text:name="MJXc-Node-338735933738"/><text:bookmark text:name="MJXc-Node-338635943739"/><text:bookmark text:name="MJXc-Node-338535953740"/><text:bookmark text:name="MathJax-Element-349-Frame3741"/>φ<text:bookmark text:name="MJXc-Node-339035903743"/><text:span text:style-name="T80">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92">- <text:bookmark text:name="MJXc-Node-340135783746"/><text:bookmark text:name="MJXc-Node-340035793747"/><text:bookmark text:name="MJXc-Node-339935803748"/><text:bookmark text:name="MJXc-Node-339835813749"/><text:bookmark text:name="MathJax-Element-350-Frame3750"/>φ<text:bookmark text:name="MJXc-Node-340335773751"/><text:span text:style-name="T79">′</text:span><text:span text:style-name="T82">0</text:span>(<text:bookmark text:name="MJXc-Node-340535743753"/>α<text:bookmark text:name="MJXc-Node-340635733754"/>)<text:bookmark text:name="MJXc-Node-340735723755"/>=φ<text:span text:style-name="T81">(1_α)</text:span><text:line-break/>- <text:bookmark text:name="MJXc-Node-34013578"/><text:bookmark text:name="MJXc-Node-34003579"/><text:bookmark text:name="MJXc-Node-33993580"/><text:bookmark text:name="MJXc-Node-33983581"/><text:bookmark text:name="MathJax-Element-350-Frame"/>φ<text:bookmark text:name="MJXc-Node-34033577"/><text:span text:style-name="T79">′</text:span><text:bookmark text:name="MJXc-Node-34043575"/><text:span text:style-name="T82">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79">′</text:span><text:bookmark text:name="MJXc-Node-34183560"/><text:span text:style-name="T82">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79">′</text:span><text:bookmark text:name="MJXc-Node-34323545"/><text:span text:style-name="T82">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79">′</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79">′</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79">′</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79">′</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79">′</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79">′</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79">′′</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79">′′′</text:span>, <text:bookmark text:name="MJXc-Node-35203448"/><text:bookmark text:name="MJXc-Node-35193449"/><text:bookmark text:name="MJXc-Node-35183450"/><text:bookmark text:name="MJXc-Node-35173451"/><text:bookmark text:name="MathJax-Element-361-Frame"/>φ<text:bookmark text:name="MJXc-Node-35213447"/><text:span text:style-name="T79">′′′′</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79">′</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79">′′</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3">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79">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text:soft-pag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79">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79">′</text:span><text:bookmark text:name="MJXc-Node-1226"/><text:span text:style-name="T79">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79">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59">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0">x</text:span>.w^<text:span text:style-name="T60">x</text:span></text:p>
      <text:p text:style-name="P27"><text:s/><text:span text:style-name="T60">incord 0 x = w^x</text:span></text:p>
      <text:p text:style-name="P27">phi = Phi0 = Phiord 0 = Phiinc inc0</text:p>
      <text:p text:style-name="P27">inc1 = incord 1 = alvph phi</text:p>
      <text:p text:style-name="P28"><text:s/><text:span text:style-name="T60">inc1 x = incord 1 x = alvph phi x = alvph (Phiinc increase) x</text:span></text:p>
      <text:p text:style-name="P31"><text:s text:c="2"/>= alv0 x = Phi1(x) = Phi1(0:x) </text:p>
      <text:p text:style-name="P28"><text:s text:c="2"/><text:span text:style-name="T61">=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2">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text:soft-page-break/></text:p>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text:soft-page-break/>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text:soft-page-break/>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4"/>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oft-page-break/><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ext:soft-page-break/>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4">phi(0,a) = w^a = epsilon₀</text:span></text:p>
      <text:p text:style-name="P54">a = phi(W) = phi(1,0)</text:p>
      <text:p text:style-name="P54"><text:soft-page-break/>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63">data Nat : Set where</text:span></text:p>
      <text:p text:style-name="P57"><text:s text:c="2"/><text:span text:style-name="T63">O : Nat</text:span></text:p>
      <text:p text:style-name="P57"><text:s text:c="2"/><text:span text:style-name="T63">1+ : Nat -&gt; Nat</text:span></text:p>
      <text:p text:style-name="P65"/>
      <text:p text:style-name="P57"><text:s/><text:span text:style-name="T63">data Ord : Set where</text:span></text:p>
      <text:p text:style-name="P57"><text:s text:c="2"/><text:span text:style-name="T63">Zero : Ord</text:span></text:p>
      <text:p text:style-name="P57"><text:s text:c="2"/><text:span text:style-name="T63">Suc : Ord -&gt; Ord</text:span></text:p>
      <text:p text:style-name="P57"><text:s text:c="2"/><text:span text:style-name="T63">Lim : (Nat -&gt; Ord) -&gt; Ord</text:span></text:p>
      <text:p text:style-name="P65"/>
      <text:p text:style-name="P57"><text:s/><text:span text:style-name="T63">-- rpt n f x = f^n(x)</text:span></text:p>
      <text:p text:style-name="P57"><text:s/><text:span text:style-name="T63">rpt : {t : Set} -&gt; Nat -&gt; (t -&gt; t) -&gt; t -&gt; t</text:span></text:p>
      <text:p text:style-name="P57"><text:s/><text:span text:style-name="T63">rpt O f x = x</text:span></text:p>
      <text:p text:style-name="P57"><text:s/><text:span text:style-name="T63">rpt (1+ n) f x = rpt n f (f x)</text:span></text:p>
      <text:p text:style-name="P65"/>
      <text:p text:style-name="P57"><text:s/><text:span text:style-name="T63">-- smallest fixed point of f greater than x, limit of x, f x, f (f x), ...</text:span></text:p>
      <text:p text:style-name="P57"><text:s/><text:span text:style-name="T63">fix : (Ord -&gt; Ord) -&gt; Ord -&gt; Ord</text:span></text:p>
      <text:p text:style-name="P57"><text:s/><text:span text:style-name="T63">fix f x = Lim (\n -&gt; rpt n f x)</text:span></text:p>
      <text:p text:style-name="P65"/>
      <text:p text:style-name="P57"><text:s/><text:span text:style-name="T63">w = fix Suc Zero -- not a fixed point in this case !</text:span></text:p>
      <text:p text:style-name="P65"/>
      <text:p text:style-name="P57"><text:s/><text:span text:style-name="T63">-- cantor a b = b + w^a</text:span></text:p>
      <text:p text:style-name="P57"><text:s/><text:span text:style-name="T63">cantor : Ord -&gt; Ord -&gt; Ord</text:span></text:p>
      <text:p text:style-name="P57"><text:s/><text:span text:style-name="T63">cantor Zero a = Suc a</text:span></text:p>
      <text:p text:style-name="P57"><text:s/><text:span text:style-name="T63">cantor (Suc b) a = fix (cantor b) a</text:span></text:p>
      <text:p text:style-name="P57"><text:s/><text:span text:style-name="T63">cantor (Lim f) a = Lim (\n -&gt; cantor (f n) a)</text:span></text:p>
      <text:p text:style-name="P65"/>
      <text:p text:style-name="P57"><text:s/><text:span text:style-name="T63">-- phi0 a = w^a</text:span></text:p>
      <text:p text:style-name="P57"><text:s/><text:span text:style-name="T63">phi0 : Ord -&gt; Ord</text:span></text:p>
      <text:p text:style-name="P57"><text:s/><text:span text:style-name="T63">phi0 a = cantor a Zero</text:span></text:p>
      <text:p text:style-name="P65"/>
      <text:p text:style-name="P57"><text:s/><text:span text:style-name="T63">-- Another possibility is to use phi'0 instead of phi0 in the definition of phi,</text:span></text:p>
      <text:p text:style-name="P57"><text:s/><text:span text:style-name="T63">-- this gives a phi function which grows slower</text:span></text:p>
      <text:p text:style-name="P57"><text:s/><text:span text:style-name="T63">phi'0 : Ord -&gt; Ord</text:span></text:p>
      <text:p text:style-name="P57"><text:s/><text:span text:style-name="T63">phi'0 Zero = Suc Zero</text:span></text:p>
      <text:p text:style-name="P57"><text:s/><text:span text:style-name="T63">phi'0 (Suc a) = Suc (phi'0 a)</text:span></text:p>
      <text:p text:style-name="P57"><text:s/><text:span text:style-name="T63">phi'0 (Lim f) = Lim (\n -&gt; phi'0 (f n))</text:span></text:p>
      <text:p text:style-name="P65"/>
      <text:p text:style-name="P57"><text:s/><text:span text:style-name="T63">-- Associative list of ordinals</text:span></text:p>
      <text:p text:style-name="P57"><text:s/><text:span text:style-name="T63">infixr 40 _=&gt;_&amp;_</text:span></text:p>
      <text:p text:style-name="P57"><text:s/><text:span text:style-name="T63">data OrdAList : Set where</text:span></text:p>
      <text:p text:style-name="P57"><text:s text:c="2"/><text:span text:style-name="T63">Zeros : OrdAList</text:span></text:p>
      <text:p text:style-name="P57"><text:s text:c="2"/><text:span text:style-name="T63">_=&gt;_&amp;_ : Ord -&gt; Ord -&gt; OrdAList -&gt; OrdAList</text:span></text:p>
      <text:p text:style-name="P65"/>
      <text:p text:style-name="P57"><text:s/><text:span text:style-name="T63">-- Usage : phi al, where al is the associative list of couples index =&gt; value ordered by increasing values,</text:span></text:p>
      <text:p text:style-name="P57"><text:s/><text:span text:style-name="T63">-- absent indexes corresponding to Zero values</text:span></text:p>
      <text:p text:style-name="P65"/>
      <text:p text:style-name="P57"><text:s/><text:span text:style-name="T63">phi : OrdAList -&gt; Ord </text:span></text:p>
      <text:p text:style-name="P57"><text:s/><text:span text:style-name="T63">phi <text:s text:c="13"/>Zeros <text:s/>= phi0 Zero -- (1) phi(0) = w**0 = 1 </text:span></text:p>
      <text:p text:style-name="P57"><text:s/><text:span text:style-name="T63">phi (Zero =&gt; a &amp; Zeros) = phi0 a <text:s text:c="3"/>-- (1) phi(a) = w**a</text:span></text:p>
      <text:p text:style-name="P57"><text:s/><text:span text:style-name="T63">phi ( <text:s text:c="11"/>k =&gt; Zero &amp; al) = phi al -- eliminate unnecessary Zero value</text:span></text:p>
      <text:p text:style-name="P57"><text:s/><text:span text:style-name="T63">phi (Zero =&gt; a &amp; k =&gt; Zero &amp; al) = phi (Zero =&gt; a &amp; al) -- idem</text:span></text:p>
      <text:p text:style-name="P57"><text:s/><text:span text:style-name="T63">phi (Zero =&gt; a &amp; Zero =&gt; b &amp; al) = phi (Zero =&gt; a &amp; al) -- should not appear but necessary for completeness</text:span></text:p>
      <text:p text:style-name="P57"><text:s/><text:span text:style-name="T63">phi (Zero =&gt; Lim f &amp; al) = Lim (\n -&gt; phi (Zero =&gt; f n &amp; al)) -- canonical treatment of limit</text:span></text:p>
      <text:p text:style-name="P57"><text:s/><text:span text:style-name="T63">phi ( <text:s text:c="15"/>Suc k =&gt; Suc b &amp; al) = fix (\x -&gt; phi (k =&gt; x &amp; Suc k =&gt; b &amp; al)) Zero -- (3) least fixed point</text:span></text:p>
      <text:p text:style-name="P57"><text:s/><text:span text:style-name="T63">phi (Zero =&gt; Suc a &amp; Suc k =&gt; Suc b &amp; al) = fix (\x -&gt; phi (k =&gt; x &amp; Suc k =&gt; b &amp; al)) (Suc (phi (Zero =&gt; a &amp; Suc k =&gt; Suc b &amp; al))) -- (3) following fixed points</text:span></text:p>
      <text:p text:style-name="P57"><text:s/><text:span text:style-name="T63">phi ( <text:s text:c="15"/>Suc k =&gt; Lim f &amp; al) = Lim (\n -&gt; phi (Suc k =&gt; f n &amp; al)) -- idem </text:span></text:p>
      <text:p text:style-name="P57"><text:s/><text:span text:style-name="T63">phi (Zero =&gt; Suc a &amp; Suc k =&gt; Lim f &amp; al) = Lim (\n -&gt; phi (k =&gt; Suc (phi (Zero =&gt; a &amp; Suc k =&gt; Lim f &amp; al)) &amp; Suc k =&gt; f n &amp; al)) -- idem </text:span></text:p>
      <text:p text:style-name="P57"><text:s/><text:span text:style-name="T63">phi ( <text:s text:c="15"/>Lim f =&gt; Suc b &amp; al) = Lim (\n -&gt; fix (\x -&gt; phi (f n =&gt; x &amp; Lim f =&gt; b &amp; al)) Zero) -- (4) least fixed point</text:span></text:p>
      <text:p text:style-name="P57"><text:s/><text:span text:style-name="T63">phi (Zero =&gt; Suc a &amp; Lim f =&gt; Suc b &amp; al) = Lim (\n -&gt; fix (\x -&gt; phi (f n =&gt; x &amp; Lim f =&gt; b &amp; al)) (Suc (phi (Zero =&gt; a &amp; Lim f =&gt; Suc b &amp; al)))) -- (4) following fixed points </text:span></text:p>
      <text:p text:style-name="P57"><text:s/><text:span text:style-name="T63">phi ( <text:s text:c="15"/>Lim f =&gt; Lim g &amp; al) = Lim (\n -&gt; phi (Lim f =&gt; g n &amp; al))</text:span></text:p>
      <text:p text:style-name="P57"><text:s/><text:span text:style-name="T63">phi (Zero =&gt; Suc a &amp; Lim f =&gt; Lim g &amp; al) = Lim (\n -&gt; phi (f n =&gt; phi (Zero =&gt; a &amp; Lim f =&gt; Lim g &amp; al) &amp; Lim f =&gt; g n &amp; al)) </text:span></text:p>
      <text:p text:style-name="P65"/>
      <text:p text:style-name="P57"><text:s/><text:span text:style-name="T63">SmallVeblen = phi (w =&gt; Suc Zero &amp; Zeros)</text:span></text:p>
      <text:p text:style-name="P65"/>
      <text:p text:style-name="P139"><text:s/><text:span text:style-name="T63">LargeVeblen = fix (\x -&gt; phi (x =&gt; Suc Zero &amp; Zeros)) (Suc Zero)</text:span></text:p>
      <text:p text:style-name="P97"><text:line-break/><text:span text:style-name="T83">comparaison avec suites fondamentales </text:span><text:a xlink:type="simple" xlink:href="https://en.wikipedia.org/wiki/Veblen_function" text:style-name="Internet_20_link" text:visited-style-name="Visited_20_Internet_20_Link"><text:span text:style-name="T83">https://en.wikipedia.org/wiki/Veblen_function</text:span></text:a></text:p>
      <text:p text:style-name="P97"/>
      <text:p text:style-name="P98">&lt;br&gt;</text:p>
      <text:p text:style-name="P98">&lt;br&gt;&lt;span style="font-weight: bold;"&gt;Taranovsky's C&lt;/span&gt;</text:p>
      <text:p text:style-name="P98">&lt;p&gt;</text:p>
      <text:p text:style-name="P98">C(a,b) is the least element above b that has degree &gt;= a.</text:p>
      <text:p text:style-name="P98"><text:soft-page-break/>&lt;p&gt;</text:p>
      <text:p text:style-name="P98">Definition: A degree for a well-ordered set S is a binary relation on S such that</text:p>
      <text:p text:style-name="P98">&lt;ul&gt;</text:p>
      <text:p text:style-name="P98">&lt;li&gt; Every element c∈S has degree 0S (the least element of S). 0S only has degree 0S.</text:p>
      <text:p text:style-name="P98"><text:s/>&lt;li&gt; For a limit a, c has degree a iff it has every degree less than a.</text:p>
      <text:p text:style-name="P98"><text:s/>&lt;li&gt; For a successor a'=a+1, either of the following holds:</text:p>
      <text:p text:style-name="P98"><text:s text:c="2"/>&lt;ul&gt;</text:p>
      <text:p text:style-name="P98"><text:s text:c="3"/>&lt;li&gt; An element has degree a' iff it is a limit of elements of degree a.</text:p>
      <text:p text:style-name="P98"><text:s text:c="3"/>&lt;li&gt; There is a limit element d ≤ a such that for every c in S, c has degree a' iff it has degree a and either c ≤ d or c is a limit of elements of degree a (or both).</text:p>
      <text:p text:style-name="P98"><text:s text:c="2"/>&lt;/ul&gt;</text:p>
      <text:p text:style-name="P98">&lt;/ul&gt;</text:p>
      <text:p text:style-name="P98">Note: The third condition can be equivalently written as ∀a (Ca+1 = lim(Ca) ∨ ∃d ∈ lim(S)∩(a+1) Ca+1 = lim(Ca) ∪ (Ca∩(d+1))), where S is identified with an ordinal (so a+1 consists of ordinals ≤a), Ca is the set of elements that have degree a, and lim is limit points.</text:p>
      <text:p text:style-name="P98">&lt;p&gt;</text:p>
      <text:p text:style-name="P98">In other terms : Let ηη be an ordinal, and let 0S and let Ld(a,b) be the statement that aa is a limit of ordinals c such that (c,b)∈D. Let D be the following binary relation over η:</text:p>
      <text:p text:style-name="P98">&lt;ul&gt;</text:p>
      <text:p text:style-name="P98">&lt;li&gt; ∀a&lt;η:(a,0)∈D</text:p>
      <text:p text:style-name="P98">&lt;li&gt; ∀a&lt;η:a≠0⇒(0,a)∉D</text:p>
      <text:p text:style-name="P98">&lt;li&gt; ∀b∈Lim∪η:(a,b)∈D⇔∀c&amp;lt;b:(a,c)∈D.</text:p>
      <text:p text:style-name="P98">&lt;li&gt; ∀b:(a,b)∈D⇔Ld(a,b+1)∀b:(a,b)∈D⇔Ld(a,b+1)</text:p>
      <text:p text:style-name="P98">&lt;li&gt; ∀b:∃d∈Lim∪η:d≤b⇒∀c:(c,a+1)∈D⇔(c≤d∨Ld(c,b))</text:p>
      <text:p text:style-name="P98">&lt;li&gt; Then C(a,b)=min{c:c∈η∧c&gt;b∧(c,a)∈D}.</text:p>
      <text:p text:style-name="P98">&lt;/ul&gt;</text:p>
      <text:p text:style-name="P98">C(a, b) = b+ω^a iff C(a, b) ≥ a.</text:p>
      <text:p text:style-name="P98">&lt;p&gt;</text:p>
      <text:p text:style-name="P98">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8">&lt;p&gt;</text:p>
      <text:p text:style-name="P98">Examples of representations of some ordinals :</text:p>
      <text:p text:style-name="P98">&lt;ul&gt;</text:p>
      <text:p text:style-name="P98">&lt;li&gt; 0 = 0</text:p>
      <text:p text:style-name="P98">&lt;li&gt; 1 = C(0,0) = 0+w^0</text:p>
      <text:p text:style-name="P98">&lt;li&gt; 2 = C(0,1) = C(0,C(0,0)) = 1 + w^0</text:p>
      <text:p text:style-name="P98">&lt;li&gt; w = C(1,0) = 0+w^1</text:p>
      <text:p text:style-name="P98">&lt;li&gt; w+1 = C(0,w) = w+w^0</text:p>
      <text:p text:style-name="P98">&lt;li&gt; w*2 = C(1,w) = w+w^1</text:p>
      <text:p text:style-name="P98">&lt;li&gt; w^2 = C(2,0) = 0+w^2</text:p>
      <text:p text:style-name="P98">&lt;li&gt; w^w = C(w,0) = 0+w^w</text:p>
      <text:p text:style-name="P98">&lt;li&gt; w^w^w = C(w^w,0) = 0+w^w^w</text:p>
      <text:p text:style-name="P98">&lt;li&gt; epsilon_0 = phi(1,0) = C(W,0)</text:p>
      <text:p text:style-name="P98">&lt;li&gt; epsilon_1 = phi(1,1) = C(W,C(W,0))</text:p>
      <text:p text:style-name="P98">&lt;li&gt; zeta_0 = phi(2,0) = C(C(W,W),0) = C(W*2,0) with W*2 = C(W,W)</text:p>
      <text:p text:style-name="P98">&lt;li&gt; zeta_1 = phi(2,1) = C(W*2,C(W*2,0))</text:p>
      <text:p text:style-name="P98">&lt;li&gt; eta_0 = phi(3,0) = C(W*3,0) with W*3 = C(W,C(W,W))</text:p>
      <text:p text:style-name="P98">&lt;li&gt; Gamma_0 = phi(1,0,0) = C(C(W*2,W),0) = C(W^2,0) with W^2 = C(W*2,W)</text:p>
      <text:p text:style-name="P98"><text:soft-page-break/>&lt;/ul&gt;</text:p>
      <text:p text:style-name="P98"/>
      <text:p text:style-name="P51"/>
      <text:p text:style-name="P51"/>
      <text:p text:style-name="P64">module LargeVeblen where</text:p>
      <text:p text:style-name="P65"/>
      <text:p text:style-name="P57"><text:s/><text:span text:style-name="T63">data Nat : Set where</text:span></text:p>
      <text:p text:style-name="P57"><text:s text:c="2"/><text:span text:style-name="T63">O : Nat</text:span></text:p>
      <text:p text:style-name="P57"><text:s text:c="2"/><text:span text:style-name="T63">1+ : Nat -&gt; Nat</text:span></text:p>
      <text:p text:style-name="P65"/>
      <text:p text:style-name="P57"><text:s/><text:span text:style-name="T63">data Ord : Set where</text:span></text:p>
      <text:p text:style-name="P57"><text:s text:c="2"/><text:span text:style-name="T63">Zero : Ord</text:span></text:p>
      <text:p text:style-name="P57"><text:s text:c="2"/><text:span text:style-name="T63">Suc : Ord -&gt; Ord</text:span></text:p>
      <text:p text:style-name="P57"><text:s text:c="2"/><text:span text:style-name="T63">Lim : (Nat -&gt; Ord) -&gt; Ord</text:span></text:p>
      <text:p text:style-name="P65"/>
      <text:p text:style-name="P57"><text:s/><text:span text:style-name="T63">-- rpt n f x = f^n(x)</text:span></text:p>
      <text:p text:style-name="P57"><text:s/><text:span text:style-name="T63">rpt : {t : Set} -&gt; Nat -&gt; (t -&gt; t) -&gt; t -&gt; t</text:span></text:p>
      <text:p text:style-name="P57"><text:s/><text:span text:style-name="T63">rpt O f x = x</text:span></text:p>
      <text:p text:style-name="P57"><text:s/><text:span text:style-name="T63">rpt (1+ n) f x = rpt n f (f x)</text:span></text:p>
      <text:p text:style-name="P65"/>
      <text:p text:style-name="P57"><text:s/><text:span text:style-name="T63">-- smallest fixed point of f greater than x, limit of x, f x, f (f x), ...</text:span></text:p>
      <text:p text:style-name="P57"><text:s/><text:span text:style-name="T63">fix : (Ord -&gt; Ord) -&gt; Ord -&gt; Ord</text:span></text:p>
      <text:p text:style-name="P57"><text:s/><text:span text:style-name="T63">fix f x = Lim (\n -&gt; rpt n f x)</text:span></text:p>
      <text:p text:style-name="P65"/>
      <text:p text:style-name="P57"><text:s/><text:span text:style-name="T63">w = fix Suc Zero -- not a fixed point in this case !</text:span></text:p>
      <text:p text:style-name="P65"/>
      <text:p text:style-name="P57"><text:s/><text:span text:style-name="T63">-- cantor a b = b + w^a</text:span></text:p>
      <text:p text:style-name="P57"><text:s/><text:span text:style-name="T63">cantor : Ord -&gt; Ord -&gt; Ord</text:span></text:p>
      <text:p text:style-name="P57"><text:s/><text:span text:style-name="T63">cantor Zero a = Suc a</text:span></text:p>
      <text:p text:style-name="P57"><text:s/><text:span text:style-name="T63">cantor (Suc b) a = fix (cantor b) a</text:span></text:p>
      <text:p text:style-name="P57"><text:s/><text:span text:style-name="T63">cantor (Lim f) a = Lim (\n -&gt; cantor (f n) a)</text:span></text:p>
      <text:p text:style-name="P65"/>
      <text:p text:style-name="P57"><text:s/><text:span text:style-name="T63">-- phi0 a = w^a</text:span></text:p>
      <text:p text:style-name="P57"><text:s/><text:span text:style-name="T63">phi0 : Ord -&gt; Ord</text:span></text:p>
      <text:p text:style-name="P57"><text:s/><text:span text:style-name="T63">phi0 a = cantor a Zero</text:span></text:p>
      <text:p text:style-name="P65"/>
      <text:p text:style-name="P57"><text:s/><text:span text:style-name="T63">-- Another possibility is to use phi'0 instead of phi0 in the definition of phi,</text:span></text:p>
      <text:p text:style-name="P57"><text:s/><text:span text:style-name="T63">-- this gives a phi function which grows slower</text:span></text:p>
      <text:p text:style-name="P57"><text:s/><text:span text:style-name="T63">phi'0 : Ord -&gt; Ord</text:span></text:p>
      <text:p text:style-name="P57"><text:s/><text:span text:style-name="T63">phi'0 Zero = Suc Zero</text:span></text:p>
      <text:p text:style-name="P57"><text:s/><text:span text:style-name="T63">phi'0 (Suc a) = Suc (phi'0 a)</text:span></text:p>
      <text:p text:style-name="P57"><text:s/><text:span text:style-name="T63">phi'0 (Lim f) = Lim (\n -&gt; phi'0 (f n))</text:span></text:p>
      <text:p text:style-name="P65"/>
      <text:p text:style-name="P57"><text:s/><text:span text:style-name="T63">-- Associative list of ordinals</text:span></text:p>
      <text:p text:style-name="P57"><text:s/><text:span text:style-name="T63">infixr 40 _=&gt;_&amp;_</text:span></text:p>
      <text:p text:style-name="P57"><text:s/><text:span text:style-name="T63">data OrdAList : Set where</text:span></text:p>
      <text:p text:style-name="P57"><text:s text:c="2"/><text:span text:style-name="T63">Zeros : OrdAList</text:span></text:p>
      <text:p text:style-name="P57"><text:s text:c="2"/><text:span text:style-name="T63">_=&gt;_&amp;_ : Ord -&gt; Ord -&gt; OrdAList -&gt; OrdAList</text:span></text:p>
      <text:p text:style-name="P65"/>
      <text:p text:style-name="P57"><text:s/><text:span text:style-name="T63">-- Usage : phi al, where al is the associative list of couples index =&gt; value ordered by increasing values,</text:span></text:p>
      <text:p text:style-name="P57"><text:s/><text:span text:style-name="T63">-- absent indexes corresponding to Zero values</text:span></text:p>
      <text:p text:style-name="P65"/>
      <text:p text:style-name="P57"><text:s/><text:span text:style-name="T63">phi : OrdAList -&gt; Ord </text:span></text:p>
      <text:p text:style-name="P57"><text:s/><text:span text:style-name="T63">phi <text:s text:c="13"/>Zeros <text:s/>= phi0 Zero -- (1) phi(0) = w**0 = 1 </text:span></text:p>
      <text:p text:style-name="P57"><text:s/><text:span text:style-name="T63">phi (Zero =&gt; a &amp; Zeros) = phi0 a <text:s text:c="3"/>-- (1) phi(a) = w**a</text:span></text:p>
      <text:p text:style-name="P57"><text:s/><text:span text:style-name="T63">phi ( <text:s text:c="11"/>k =&gt; Zero &amp; al) = phi al -- eliminate unnecessary Zero value</text:span></text:p>
      <text:p text:style-name="P57"><text:s/><text:span text:style-name="T63">phi (Zero =&gt; a &amp; k =&gt; Zero &amp; al) = phi (Zero =&gt; a &amp; al) -- idem</text:span></text:p>
      <text:p text:style-name="P57"><text:s/><text:span text:style-name="T63">phi (Zero =&gt; a &amp; Zero =&gt; b &amp; al) = phi (Zero =&gt; a &amp; al) -- should not appear but necessary for completeness</text:span></text:p>
      <text:p text:style-name="P57"><text:s/><text:span text:style-name="T63">phi (Zero =&gt; Lim f &amp; al) = Lim (\n -&gt; phi (Zero =&gt; f n &amp; al)) -- canonical treatment of limit</text:span></text:p>
      <text:p text:style-name="P57"><text:s/><text:span text:style-name="T63">phi ( <text:s text:c="15"/>Suc k =&gt; Suc b &amp; al) = fix (\x -&gt; phi (k =&gt; x &amp; Suc k =&gt; b &amp; al)) Zero -- (3) least fixed point</text:span></text:p>
      <text:p text:style-name="P57"><text:s/><text:span text:style-name="T63">phi (Zero =&gt; Suc a &amp; Suc k =&gt; Suc b &amp; al) = fix (\x -&gt; phi (k =&gt; x &amp; Suc k =&gt; b &amp; al)) (Suc (phi (Zero =&gt; a &amp; Suc k =&gt; Suc b &amp; al))) -- (3) following fixed points</text:span></text:p>
      <text:p text:style-name="P57"><text:s/><text:span text:style-name="T63">phi ( <text:s text:c="15"/>Suc k =&gt; Lim f &amp; al) = Lim (\n -&gt; phi (Suc k =&gt; f n &amp; al)) -- idem </text:span></text:p>
      <text:p text:style-name="P57"><text:s/><text:span text:style-name="T63">phi (Zero =&gt; Suc a &amp; Suc k =&gt; Lim f &amp; al) = Lim (\n -&gt; phi (k =&gt; Suc (phi (Zero =&gt; a &amp; Suc k =&gt; Lim f &amp; al)) &amp; Suc k =&gt; f n &amp; al)) -- idem </text:span></text:p>
      <text:p text:style-name="P57"><text:s/><text:span text:style-name="T63">phi ( <text:s text:c="15"/>Lim f =&gt; Suc b &amp; al) = Lim (\n -&gt; fix (\x -&gt; phi (f n =&gt; x &amp; Lim f =&gt; b &amp; al)) Zero) -- (4) least fixed point</text:span></text:p>
      <text:p text:style-name="P57"><text:s/><text:span text:style-name="T63">phi (Zero =&gt; Suc a &amp; Lim f =&gt; Suc b &amp; al) = Lim (\n -&gt; fix (\x -&gt; phi (f n =&gt; x &amp; Lim f =&gt; b &amp; al)) (Suc (phi (Zero =&gt; a &amp; Lim f =&gt; Suc b &amp; al)))) -- (4) following fixed points </text:span></text:p>
      <text:p text:style-name="P57"><text:s/><text:span text:style-name="T63">phi ( <text:s text:c="15"/>Lim f =&gt; Lim g &amp; al) = Lim (\n -&gt; phi (Lim f =&gt; g n &amp; al))</text:span></text:p>
      <text:p text:style-name="P57"><text:s/><text:span text:style-name="T63">phi (Zero =&gt; Suc a &amp; Lim f =&gt; Lim g &amp; al) = Lim (\n -&gt; phi (f n =&gt; phi (Zero =&gt; a &amp; Lim f =&gt; Lim g &amp; al) &amp; Lim f =&gt; g n &amp; al)) </text:span></text:p>
      <text:p text:style-name="P65"/>
      <text:p text:style-name="P57"><text:s/><text:span text:style-name="T63">SmallVeblen = phi (w =&gt; Suc Zero &amp; Zeros)</text:span></text:p>
      <text:p text:style-name="P65"/>
      <text:p text:style-name="P139"><text:s/><text:span text:style-name="T63">LargeVeblen = fix (\x -&gt; phi (x =&gt; Suc Zero &amp; Zeros)) (Suc Zero)</text:span></text:p>
      <text:p text:style-name="P143"/>
      <text:p text:style-name="P143"/>
      <text:p text:style-name="P143">data Xord </text:p>
      <text:p text:style-name="P143"><text:s/>= Zero</text:p>
      <text:p text:style-name="P143"><text:s/>| Suc Xord</text:p>
      <text:p text:style-name="P143"><text:s/>| Lim (Nat → Xord)</text:p>
      <text:p text:style-name="P143"><text:s/>| Ass Xord Xord Xord</text:p>
      <text:p text:style-name="P143"><text:soft-page-break/>phi (Ass a b c)</text:p>
      <text:p text:style-name="P143">abc:numéros lignes code, p = traité partiellement, + = ajouter ligne</text:p>
      <text:p text:style-name="P113">000:1,2</text:p>
      <text:p text:style-name="P113">00S:2</text:p>
      <text:p text:style-name="P113">00L:2</text:p>
      <text:p text:style-name="P113">00A:2,3p,4p</text:p>
      <text:p text:style-name="P113">0S0:1</text:p>
      <text:p text:style-name="P113">0SS</text:p>
      <text:p text:style-name="P113">0SL</text:p>
      <text:p text:style-name="P113">0SA:3p,4p,7p,9p,11p,13p</text:p>
      <text:p text:style-name="P113">0L0:1,5</text:p>
      <text:p text:style-name="P113">0LS:5</text:p>
      <text:p text:style-name="P113">0LL:5</text:p>
      <text:p text:style-name="P113">0LA:3p,4p,5</text:p>
      <text:p text:style-name="P113">0A0:1</text:p>
      <text:p text:style-name="P113">0AS:+</text:p>
      <text:p text:style-name="P113">0AL:+</text:p>
      <text:p text:style-name="P113">0AA:3p,4p</text:p>
      <text:p text:style-name="P113">S00:2</text:p>
      <text:p text:style-name="P113">S0S:2</text:p>
      <text:p text:style-name="P113">S0L:2</text:p>
      <text:p text:style-name="P113">S0A:2</text:p>
      <text:p text:style-name="P113">SS0:6</text:p>
      <text:p text:style-name="P113">SSS:6</text:p>
      <text:p text:style-name="P113">SSL:6</text:p>
      <text:p text:style-name="P113">SSA:6</text:p>
      <text:p text:style-name="P113">SL0:8</text:p>
      <text:p text:style-name="P113">SLS:8</text:p>
      <text:p text:style-name="P113">SLA:8</text:p>
      <text:p text:style-name="P113">SA0:+</text:p>
      <text:p text:style-name="P113">SAS:+</text:p>
      <text:p text:style-name="P113">SAL:+</text:p>
      <text:p text:style-name="P113">SAA:+</text:p>
      <text:p text:style-name="P113">L00:2</text:p>
      <text:p text:style-name="P113">L0S:2</text:p>
      <text:p text:style-name="P113">L0L:2</text:p>
      <text:p text:style-name="P113">L0A:2</text:p>
      <text:p text:style-name="P113">LS0:10</text:p>
      <text:p text:style-name="P113">LSS:10</text:p>
      <text:p text:style-name="P113">LSL:10</text:p>
      <text:p text:style-name="P113">LSA:10</text:p>
      <text:p text:style-name="P113">LLO:12</text:p>
      <text:p text:style-name="P113"><text:soft-page-break/>LLS:12</text:p>
      <text:p text:style-name="P113">LLL:12</text:p>
      <text:p text:style-name="P113">LLA:12</text:p>
      <text:p text:style-name="P113">LA0:+</text:p>
      <text:p text:style-name="P113">LAS:+</text:p>
      <text:p text:style-name="P113">LAL:+</text:p>
      <text:p text:style-name="P113">LAA:+</text:p>
      <text:p text:style-name="P113">A00:2</text:p>
      <text:p text:style-name="P113">AOS:2</text:p>
      <text:p text:style-name="P113">A0L:2</text:p>
      <text:p text:style-name="P114">A0A:2<text:line-break/></text:p>
      <text:p text:style-name="P115">AS0:+</text:p>
      <text:p text:style-name="P115">ASS:+</text:p>
      <text:p text:style-name="P115">ASL:+</text:p>
      <text:p text:style-name="P115">ASA:+</text:p>
      <text:p text:style-name="P115">AL0:+</text:p>
      <text:p text:style-name="P115">ALS:+</text:p>
      <text:p text:style-name="P115">ALL:+</text:p>
      <text:p text:style-name="P115">ALA:+</text:p>
      <text:p text:style-name="P115">AA0:+</text:p>
      <text:p text:style-name="P115">AAS:+</text:p>
      <text:p text:style-name="P115">AAL:+</text:p>
      <text:p text:style-name="P115">AAA:+</text:p>
      <text:p text:style-name="P115"/>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16"><text:s/>Ass a b c = c,a:b</text:p>
      <text:p text:style-name="P116"><text:s/>phi (0) = w⁰ = 1</text:p>
      <text:p text:style-name="P116"><text:soft-page-break/><text:s/>phi (0:a) = w^a</text:p>
      <text:p text:style-name="P116"><text:s/>phi (al, k:0) = phi(al)</text:p>
      <text:p text:style-name="P116"><text:s/>phi (al, k:0, 0:a) = phi (al, 0:a)</text:p>
      <text:p text:style-name="P116"><text:s/>phi (al, 0:b, 0:a) = phi (al, 0:a)</text:p>
      <text:p text:style-name="P116"><text:s/>phi (al, 0:lim s) = lim n → phi (al, 0:s n)</text:p>
      <text:p text:style-name="P116">+phi (al, 0:(al1,x:y)) = ?</text:p>
      <text:p text:style-name="P141"><text:span text:style-name="T63"><text:s/></text:span><text:span text:style-name="T64">phi (al, k+1:b+1) = fix (x → phi (al, k+1:b, k:x)) 0</text:span></text:p>
      <text:p text:style-name="P117"><text:s/>phi (al, k+1:b+1, 0:a+1) = fix (x → phi (al, k+1:b, k:x)) (phi (al, k+1:b+1, 0:a) + 1)</text:p>
      <text:p text:style-name="P117"><text:s/>phi (al, k+1:lim s) = lim n → phi (al, k+1:s n)</text:p>
      <text:p text:style-name="P117"><text:s/>phi (al, k+1:lim s, 0:a+1) = lim n → phi (al, k+1:s n, k:phi(al,k+1:lim s,0:a)+1)</text:p>
      <text:p text:style-name="P118">+phi (al, k+1:(al1,x:y)) = ?</text:p>
      <text:p text:style-name="P118">+phi (al, k+1:(al1,x:y)) = ?</text:p>
      <text:p text:style-name="P142"><text:span text:style-name="T65"><text:s/></text:span><text:span text:style-name="T66">phi (al, lim s:b+1) = lim n → fix (x → phi (al, lim s:b, s n:x) 0)</text:span></text:p>
      <text:p text:style-name="P119"><text:s/>phi (al, lim s:b+1, 0:a+1) = lim n → fix (x → phi (al, lim s:b, s n:x) (phi (al, lim s:b+1, 0:a) + 1)</text:p>
      <text:p text:style-name="P119"><text:s/>phi (al, lim s:lim t) = lim n → phi (al, lim s:t n)</text:p>
      <text:p text:style-name="P119"><text:s/>phi (al, lim s:lim t, 0:a+1) = lim n → phi (al, lim s:t n, f n:phi(al,lim s:lim t,0:a))</text:p>
      <text:p text:style-name="P121">+phi (al, (al1,x:y):b+1) = ?</text:p>
      <text:p text:style-name="P121">+phi (al, (al1,x:y):b+1, 0:a+1) = ?</text:p>
      <text:p text:style-name="P121">+phi (al, (al1,x:y):lim t) = ?</text:p>
      <text:p text:style-name="P121">+phi (al, (al1,x:y):lim t, 0:a+1) = ?</text:p>
      <text:p text:style-name="P121">+phi (al, (al1,x:y):(al2,u:v)) = ?</text:p>
      <text:p text:style-name="P121">+phi (al, (al1,x:y):(al2,u:v), 0:a+1) = ?</text:p>
      <text:p text:style-name="P121"/>
      <text:p text:style-name="P122"><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22">correction phi : </text:p>
      <text:p text:style-name="P145"><text:s/>phi (al, lim s:b+1) = lim n → fix (x → phi (al, lim s:b, s n:x) 0)</text:p>
      <text:p text:style-name="P120"><text:s/>phi (al, lim s:b+1, 0:a+1) = lim n → fix (x → phi (al, lim s:b, s n:x) (phi (al, lim s:b+1, 0:a) + 1)</text:p>
      <text:p text:style-name="P122">remplacé par</text:p>
      <text:p text:style-name="P122"><text:s/>phi (al, lim s:b+1) = lim n → phi (lim s:b, s n:1)</text:p>
      <text:p text:style-name="P122"><text:s/>phi (al, lim s:b+1, 0:a+1) = lim n → phi (al, lim s:b, s n:phi(al,lim s:b+1,0:a))</text:p>
      <text:p text:style-name="P122"/>
      <text:p text:style-name="P122"><text:s/><text:span text:style-name="T86">ancienne version</text:span></text:p>
      <text:p text:style-name="P122"><text:s/><text:span text:style-name="T88">nouvelle version</text:span></text:p>
      <text:p text:style-name="P122"/>
      <text:p text:style-name="P122"/>
      <text:p text:style-name="P57"><text:s/><text:span text:style-name="T63">phi : OrdAList -&gt; Ord </text:span></text:p>
      <text:p text:style-name="P57"><text:s/><text:span text:style-name="T63">phi <text:s text:c="13"/>Zeros <text:s/>= phi0 Zero -- (1) phi(0) = w**0 = 1 </text:span></text:p>
      <text:p text:style-name="P57"><text:s/><text:span text:style-name="T63">phi (Zero =&gt; a &amp; Zeros) = phi0 a <text:s text:c="3"/>-- (1) phi(a) = w**a</text:span></text:p>
      <text:p text:style-name="P57"><text:s/><text:span text:style-name="T63">phi ( <text:s text:c="11"/>k =&gt; Zero &amp; al) = phi al -- eliminate unnecessary Zero value</text:span></text:p>
      <text:p text:style-name="P57"><text:s/><text:span text:style-name="T63">phi (Zero =&gt; a &amp; k =&gt; Zero &amp; al) = phi (Zero =&gt; a &amp; al) -- idem</text:span></text:p>
      <text:p text:style-name="P57"><text:s/><text:span text:style-name="T63">phi (Zero =&gt; a &amp; Zero =&gt; b &amp; al) = phi (Zero =&gt; a &amp; al) -- should not appear but necessary for completeness</text:span></text:p>
      <text:p text:style-name="P57"><text:s/><text:span text:style-name="T63">phi (Zero =&gt; Lim f &amp; al) = Lim (\n -&gt; phi (Zero =&gt; f n &amp; al)) -- canonical treatment of limit</text:span></text:p>
      <text:p text:style-name="P57"><text:s/><text:span text:style-name="T63">phi ( <text:s text:c="15"/>Suc k =&gt; Suc b &amp; al) = fix (\x -&gt; phi (k =&gt; x &amp; Suc k =&gt; b &amp; al)) Zero -- (3) least fixed point</text:span></text:p>
      <text:p text:style-name="P57"><text:s/><text:span text:style-name="T63">phi (Zero =&gt; Suc a &amp; Suc k =&gt; Suc b &amp; al) = fix (\x -&gt; phi (k =&gt; x &amp; Suc k =&gt; b &amp; al)) (Suc (phi (Zero =&gt; a &amp; Suc k =&gt; Suc b &amp; al))) -- (3) following fixed points</text:span></text:p>
      <text:p text:style-name="P57"><text:s/><text:span text:style-name="T63">phi ( <text:s text:c="15"/>Suc k =&gt; Lim f &amp; al) = Lim (\n -&gt; phi (Suc k =&gt; f n &amp; al)) -- idem </text:span></text:p>
      <text:p text:style-name="P59"><text:s/><text:span text:style-name="T63">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87">phi ( <text:s text:c="15"/>Lim f =&gt; Suc b &amp; al) = Lim (\n → phi (f n =&gt; </text:span><text:span text:style-name="T89">(Suc Zero)</text:span><text:span text:style-name="T87"> &amp; </text:span><text:span text:style-name="T89">L</text:span><text:span text:style-name="T87">im f =&gt; b &amp; al))</text:span></text:p>
      <text:p text:style-name="P59"><text:soft-page-break/><text:span text:style-name="T63"><text:s/></text:span><text:span text:style-name="T67">phi (Zero =&gt; Suc a &amp; Lim f =&gt; Suc b &amp; al) = Lim (\n -&gt; fix (\x -&gt; phi (f n =&gt; x &amp; Lim f =&gt; b &amp; al)) (Suc (phi (Zero =&gt; a &amp; Lim f =&gt; Suc b &amp; al)))) -- (4) following fixed points</text:span><text:span text:style-name="T63"> </text:span></text:p>
      <text:p text:style-name="P59"><text:span text:style-name="T63"><text:s/></text:span><text:span text:style-name="T68">phi (Zero =&gt; Suc a &amp; Lim f =&gt; Suc b &amp; al) = Lim (\n → phi (f n =&gt; phi (Zero =&gt; a &amp; Lim f =&gt; Suc b &amp; al) &amp; Lim f =&gt; b &amp; al))</text:span></text:p>
      <text:p text:style-name="P57"><text:s/><text:span text:style-name="T63">phi ( <text:s text:c="15"/>Lim f =&gt; Lim g &amp; al) = Lim (\n -&gt; phi (Lim f =&gt; g n &amp; al))</text:span></text:p>
      <text:p text:style-name="P139"><text:s/><text:span text:style-name="T63">phi (Zero =&gt; Suc a &amp; Lim f =&gt; Lim g &amp; al) = Lim (\n -&gt; phi (f n =&gt; phi (Zero =&gt; a &amp; Lim f =&gt; Lim g &amp; al) &amp; Lim f =&gt; g n &amp; al)) </text:span></text:p>
      <text:p text:style-name="P124"><text:s/>phi Zeros = increase Zero</text:p>
      <text:p text:style-name="P125"><text:s/>phi (Ass Zero a Zeros) = increase a</text:p>
      <text:p text:style-name="P125"><text:s/>phi (Ass k Zero al) = phi al</text:p>
      <text:p text:style-name="P125"><text:s/>phi (Ass Zero a (Ass k Zero al)) = phi (Ass Zero a al)</text:p>
      <text:p text:style-name="P125"><text:s/>phi (Ass Zero a (Ass Zero b al)) = phi (Ass Zero a al)</text:p>
      <text:p text:style-name="P125"><text:s/>phi (Ass Zero (Lim f) al) = Lim $ \n -&gt; phi $ Ass Zero (f n) al</text:p>
      <text:p text:style-name="P125"><text:s/>phi (Ass (Suc k) (Suc b) al) = fix (\x -&gt; phi $ Ass k x $ Ass (Suc k) b al) Zero</text:p>
      <text:p text:style-name="P125"><text:s/>phi (Ass Zero (Suc a) (Ass (Suc k) (Suc b) al)) = fix (\x -&gt; phi $ Ass k x $ Ass (Suc k) b al) (Suc $ phi $ Ass Zero a $ Ass (Suc k) (Suc b) al)</text:p>
      <text:p text:style-name="P124"><text:s/>phi (Ass (Suc k) (Lim f) al) = Lim $ \n -&gt; phi $ Ass (Suc k) (f n) al</text:p>
      <text:p text:style-name="P124"><text:s/>phi (Ass Zero (Suc a) (Ass (Suc k) (Lim f) al)) = Lim $ \n -&gt; phi $ Ass k (Suc $ phi $ Ass Zero a $ Ass (Suc k) (Lim f) al) $ Ass (Suc k) (f n) al</text:p>
      <text:p text:style-name="P124"><text:s/><text:span text:style-name="T85">phi (Ass (Lim f) (Suc b) al) = Lim $ \n -&gt; fix (\x -&gt; phi $ Ass (f n) x $ Ass (Lim f) b al) Zero</text:span></text:p>
      <text:p text:style-name="P126">phi (Ass (Lim f) (Suc b) al) = Lim $ \n -&gt; phi $ Ass (f n) (Suc Zero) $ Ass (Lim f) b al</text:p>
      <text:p text:style-name="P124"/>
      <text:p text:style-name="P124"><text:s/><text:span text:style-name="T85">phi (Ass Zero (Suc a) (Ass (Lim f) (Suc b) al)) = Lim $ \n -&gt; fix (\x -&gt; phi $ Ass (f n) x $ Ass (Lim f) b al) (Suc $ phi $ Ass Zero a $ Ass (Lim f) (Suc b) al)</text:span></text:p>
      <text:p text:style-name="P127"><text:s/>phi (Ass Zero (Suc a) (Ass (Lim f) (Suc b) al)) = Lim $ \n -&gt; phi $ Ass (f n) (phi $ Ass Zero a $ Ass (Lim f) (Suc b) al) $ Ass (Lim f) b al</text:p>
      <text:p text:style-name="P124"><text:s/>phi (Ass (Lim f) (Lim g) al) = Lim $ \n -&gt; phi $ Ass (Lim f) (g n) al</text:p>
      <text:p text:style-name="P123"><text:s/>phi (Ass Zero (Suc a) (Ass (Lim f) (Lim g) al)) = Lim $ \n -&gt; phi $ Ass (f n) (phi $ Ass Zero a $ Ass (Lim f) (Lim g) al) $ Ass (Lim f) (g n) al</text:p>
      <text:p text:style-name="P122"/>
      <text:p text:style-name="P128">correspondance notation combinatoire : autre possibilité :</text:p>
      <text:p text:style-name="P128">Gamma_0^...^Gamma₀ = R1 (R1;1 H) suc 0 = epsilon_(Gamma_0+1) = phi(1,Gamma_0+1)</text:p>
      <text:p text:style-name="P128">zeta_(Gamma_0+1) = R1 R1;1 H suc 0</text:p>
      <text:p text:style-name="P128">Gamma₁ = H [R *-&gt;2 R1;1 H suc 0] 0</text:p>
      <text:p text:style-name="P128"><text:s/>= R1;2 R1;1 H suc 0</text:p>
      <text:p text:style-name="P128"><text:s/>= R1;2-&gt;1 H suc 0</text:p>
      <text:p text:style-name="P128">Gamma_a = phi(1,0,a) = R1;a-&gt;1 H suc 0</text:p>
      <text:p text:style-name="P128">phi(1,1,0) = H [R1 ;*-&gt;1 H suc 0] 0 = R2;1 H suc 0</text:p>
      <text:p text:style-name="P128">phi(2,0,0) = H [R*;1 H suc 0] 0 = R1,0;1 H suc 0</text:p>
      <text:p text:style-name="P128">phi(3,0,0) = R1,0,0;1 H suc 0 ou R2,0;1 H suc 0 ?</text:p>
      <text:p text:style-name="P128">SVO = Rw:1;1 H suc 0</text:p>
      <text:p text:style-name="P128">LVO = RW:1;1 H suc 0 = R(1,0):1;1 H suc 0 = R1:1:1;1 H suc 0</text:p>
      <text:p text:style-name="P128">BHO = R1:…:1;1 H suc 0</text:p>
      <text:p text:style-name="P128"/>
      <text:p text:style-name="P146">Correspondence between Veblen functions and Madore's ψ (psi) collapsing function</text:p>
      <text:p text:style-name="P99">To distinguish between the different Veblen functions, let us call φF the Veblen function with finitely many variables, and φT the Veblen function with transfinitely many variables.</text:p>
      <text:p text:style-name="P99"><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9">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9">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2">Basic notation</text:p>
          </table:table-cell>
          <table:table-cell table:style-name="Table1.B1" office:value-type="string">
            <text:p text:style-name="P82">Formula</text:p>
          </table:table-cell>
          <table:table-cell table:style-name="Table1.B1" office:value-type="string">
            <text:p text:style-name="P82">Limit</text:p>
          </table:table-cell>
          <table:table-cell table:style-name="Table1.B1" office:value-type="string">
            <text:p text:style-name="P82">Extension</text:p>
          </table:table-cell>
          <table:table-cell table:style-name="Table1.B1" office:value-type="string">
            <text:p text:style-name="P82">Correspondence with basic notation</text:p>
          </table:table-cell>
          <table:table-cell table:style-name="Table1.F1" office:value-type="string">
            <text:p text:style-name="P82">Crossing beyond limit</text:p>
          </table:table-cell>
        </table:table-row>
        <table:table-row>
          <table:table-cell table:style-name="Table1.A2" office:value-type="string">
            <text:p text:style-name="P82">Cantor</text:p>
          </table:table-cell>
          <table:table-cell table:style-name="Table1.B2" office:value-type="string">
            <text:p text:style-name="P82">cantor(a,b)=b+w^a</text:p>
          </table:table-cell>
          <table:table-cell table:style-name="Table1.B2" office:value-type="string">
            <text:p text:style-name="P82">least a = cantor(a,0) = w^a = epsilon_0</text:p>
          </table:table-cell>
          <table:table-cell table:style-name="Table1.B2" office:value-type="string">
            <text:p text:style-name="P82">Taranovsky</text:p>
          </table:table-cell>
          <table:table-cell table:style-name="Table1.B2" office:value-type="string">
            <text:p text:style-name="P82">C(a,b) = b+w^a iff C(a,b) &gt;= a</text:p>
          </table:table-cell>
          <table:table-cell table:style-name="Table1.F2" office:value-type="string">
            <text:p text:style-name="P82">C(W,0) = epsilon_0</text:p>
          </table:table-cell>
        </table:table-row>
        <table:table-row>
          <table:table-cell table:style-name="Table1.A2" office:value-type="string">
            <text:p text:style-name="P82">Epsilon</text:p>
          </table:table-cell>
          <table:table-cell table:style-name="Table1.B2" office:value-type="string">
            <text:p text:style-name="P82">epsilon_a</text:p>
          </table:table-cell>
          <table:table-cell table:style-name="Table1.B2" office:value-type="string">
            <text:p text:style-name="P82">least a = epsilon_a = zeta_0</text:p>
          </table:table-cell>
          <table:table-cell table:style-name="Table1.B2" office:value-type="string">
            <text:p text:style-name="P82">Madore's psi</text:p>
          </table:table-cell>
          <table:table-cell table:style-name="Table1.B2" office:value-type="string">
            <text:p text:style-name="P82">psi(a) = epsilon_a for all a &lt; zeta_0</text:p>
          </table:table-cell>
          <table:table-cell table:style-name="Table1.F2" office:value-type="string">
            <text:p text:style-name="P82">psi(W) = zeta_0</text:p>
          </table:table-cell>
        </table:table-row>
        <table:table-row>
          <table:table-cell table:style-name="Table1.A4" office:value-type="string">
            <text:p text:style-name="P82">Binary Veblen</text:p>
          </table:table-cell>
          <table:table-cell table:style-name="Table1.B4" office:value-type="string">
            <text:p text:style-name="P82">phi_a(b) or phi(a,b)</text:p>
          </table:table-cell>
          <table:table-cell table:style-name="Table1.B4" office:value-type="string">
            <text:p text:style-name="P82">least a = phi(a,0) = Gamma_0</text:p>
          </table:table-cell>
          <table:table-cell table:style-name="Table1.B4" office:value-type="string">
            <text:p text:style-name="P82">theta</text:p>
          </table:table-cell>
          <table:table-cell table:style-name="Table1.B4" office:value-type="string">
            <text:p text:style-name="P82">theta(a,b) = phi(a,b) below Gamma_0</text:p>
          </table:table-cell>
          <table:table-cell table:style-name="Table1.F4" office:value-type="string">
            <text:p text:style-name="P158">theta(W,0) = Gamma_0</text:p>
          </table:table-cell>
        </table:table-row>
      </table:table>
      <text:p text:style-name="P100"><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2">Name</text:p>
          </table:table-cell>
          <table:table-cell table:style-name="Table2.B1" office:value-type="string">
            <text:p text:style-name="P82">limit of Veblen</text:p>
          </table:table-cell>
          <table:table-cell table:style-name="Table2.B1" office:value-type="string">
            <text:p text:style-name="P82">Simmons</text:p>
          </table:table-cell>
          <table:table-cell table:style-name="Table2.B1" office:value-type="string">
            <text:p text:style-name="P82">Madore's psi</text:p>
          </table:table-cell>
          <table:table-cell table:style-name="Table2.B1" office:value-type="string">
            <text:p text:style-name="P82">theta</text:p>
          </table:table-cell>
          <table:table-cell table:style-name="Table2.F1" office:value-type="string">
            <text:p text:style-name="P82">Taranovsky</text:p>
          </table:table-cell>
        </table:table-row>
        <table:table-row>
          <table:table-cell table:style-name="Table2.A2" office:value-type="string">
            <text:p text:style-name="P82">Gamma_0</text:p>
          </table:table-cell>
          <table:table-cell table:style-name="Table2.B2" office:value-type="string">
            <text:p text:style-name="P82">phi_a(b) or phi(a,b)</text:p>
          </table:table-cell>
          <table:table-cell table:style-name="Table2.B2" office:value-type="string">
            <text:p text:style-name="P82">[1] [0] Next w</text:p>
          </table:table-cell>
          <table:table-cell table:style-name="Table2.B2" office:value-type="string">
            <text:p text:style-name="P82">psi(W^W)</text:p>
          </table:table-cell>
          <table:table-cell table:style-name="Table2.B2" office:value-type="string">
            <text:p text:style-name="P82">theta(W,0)</text:p>
          </table:table-cell>
          <table:table-cell table:style-name="Table2.F2" office:value-type="string">
            <text:p text:style-name="P82">C(W^2,0)</text:p>
          </table:table-cell>
        </table:table-row>
        <table:table-row>
          <table:table-cell table:style-name="Table2.A2" office:value-type="string">
            <text:p text:style-name="P82">Small Veblen</text:p>
          </table:table-cell>
          <table:table-cell table:style-name="Table2.B2" office:value-type="string">
            <text:p text:style-name="P82">finitely many variables phi(a_n,...,a_0)</text:p>
          </table:table-cell>
          <table:table-cell table:style-name="Table2.B2" office:value-type="string">
            <text:p text:style-name="P85"/>
          </table:table-cell>
          <table:table-cell table:style-name="Table2.B2" office:value-type="string">
            <text:p text:style-name="P82">psi(W^W^w)</text:p>
          </table:table-cell>
          <table:table-cell table:style-name="Table2.B2" office:value-type="string">
            <text:p text:style-name="P82">theta(W^w,0)</text:p>
          </table:table-cell>
          <table:table-cell table:style-name="Table2.F2" office:value-type="string">
            <text:p text:style-name="P82">C(W^w,0)</text:p>
          </table:table-cell>
        </table:table-row>
        <table:table-row>
          <table:table-cell table:style-name="Table2.A2" office:value-type="string">
            <text:p text:style-name="P82">Large Veblen</text:p>
          </table:table-cell>
          <table:table-cell table:style-name="Table2.B2" office:value-type="string">
            <text:p text:style-name="P82">transfinitely many variables phi</text:p>
          </table:table-cell>
          <table:table-cell table:style-name="Table2.B2" office:value-type="string">
            <text:p text:style-name="P82">[2] [1] [0] Next w</text:p>
          </table:table-cell>
          <table:table-cell table:style-name="Table2.B2" office:value-type="string">
            <text:p text:style-name="P82">psi(W^W^W)</text:p>
          </table:table-cell>
          <table:table-cell table:style-name="Table2.B2" office:value-type="string">
            <text:p text:style-name="P82">theta(W^W,0)</text:p>
          </table:table-cell>
          <table:table-cell table:style-name="Table2.F2" office:value-type="string">
            <text:p text:style-name="P82">C(W^W,0)</text:p>
          </table:table-cell>
        </table:table-row>
        <table:table-row>
          <table:table-cell table:style-name="Table2.A5" office:value-type="string">
            <text:p text:style-name="P82">Bachmann Howard</text:p>
          </table:table-cell>
          <table:table-cell table:style-name="Table2.B5" office:value-type="string">
            <text:p text:style-name="P82">extension of phi : T = T -&gt; W phi(a1:...:an,b1:...:bn,...)</text:p>
          </table:table-cell>
          <table:table-cell table:style-name="Table2.B5" office:value-type="string">
            <text:p text:style-name="P82">limit of ... [3] [2] [1] [0] Next w</text:p>
          </table:table-cell>
          <table:table-cell table:style-name="Table2.B5" office:value-type="string">
            <text:p text:style-name="P82">psi(epsilon_(W+1)) = limit of psi(W^W^...^W)</text:p>
          </table:table-cell>
          <table:table-cell table:style-name="Table2.B5" office:value-type="string">
            <text:p text:style-name="P82">theta(epsilon_(W+1),0)</text:p>
          </table:table-cell>
          <table:table-cell table:style-name="Table2.F5" office:value-type="string">
            <text:p text:style-name="P158">C(C(W_2,W),0)<text:line-break/></text:p>
          </table:table-cell>
        </table:table-row>
      </table:table>
      <text:p text:style-name="Text_20_body"><text:line-break/></text:p>
      <text:p text:style-name="P129">Taranovsky</text:p>
      <text:p text:style-name="P129"/>
      <text:p text:style-name="P129">module Taranovsky where</text:p>
      <text:p text:style-name="P129"/>
      <text:p text:style-name="P129"><text:s/>-- Natural numbers</text:p>
      <text:p text:style-name="P129"><text:s/>data Nat </text:p>
      <text:p text:style-name="P129"><text:s text:c="2"/>= ZeroN</text:p>
      <text:p text:style-name="P129"><text:s text:c="2"/>| SucN Nat</text:p>
      <text:p text:style-name="P129"/>
      <text:p text:style-name="P129"><text:s/>-- Ordinals</text:p>
      <text:p text:style-name="P129"><text:s/>data Ord </text:p>
      <text:p text:style-name="P129"><text:s text:c="2"/>= Zero</text:p>
      <text:p text:style-name="P129"><text:s text:c="2"/>| Suc Ord</text:p>
      <text:p text:style-name="P129"><text:s text:c="2"/>| Lim (Nat -&gt; Ord)</text:p>
      <text:p text:style-name="P129"><text:s text:c="2"/>| Ext (Ord -&gt; Ord)</text:p>
      <text:p text:style-name="P129"/>
      <text:p text:style-name="P129"><text:soft-page-break/><text:s/>-- Ordinals</text:p>
      <text:p text:style-name="P129"><text:s/>--data Xord</text:p>
      <text:p text:style-name="P129"><text:s/>-- = Cnt Ord</text:p>
      <text:p text:style-name="P129"><text:s/>-- | Ext (Ord -&gt; Xord)</text:p>
      <text:p text:style-name="P129"/>
      <text:p text:style-name="P129"><text:s/>-- Ordinal corresponding to a given natural</text:p>
      <text:p text:style-name="P129"><text:s/>ordOfNat ZeroN = Zero</text:p>
      <text:p text:style-name="P129"><text:s/>ordOfNat (SucN n) = Suc (ordOfNat n)</text:p>
      <text:p text:style-name="P129"/>
      <text:p text:style-name="P129"><text:s/>-- omega</text:p>
      <text:p text:style-name="P129"><text:s/>w = Lim ordOfNat</text:p>
      <text:p text:style-name="P129"/>
      <text:p text:style-name="P129"><text:s/>-- plus a b = b + a</text:p>
      <text:p text:style-name="P129"><text:s/>plus Zero b = b</text:p>
      <text:p text:style-name="P129"><text:s/>plus (Suc a) b = Suc (plus a b)</text:p>
      <text:p text:style-name="P129"><text:s/>plus (Lim s) b = Lim (\n -&gt; plus (s n) b)</text:p>
      <text:p text:style-name="P129"><text:s/>plus (Ext f) b = Ext (\x -&gt; plus (f x) b)</text:p>
      <text:p text:style-name="P129"/>
      <text:p text:style-name="P129"><text:s/>lim0 s = Lim s</text:p>
      <text:p text:style-name="P129"/>
      <text:p text:style-name="P129">{-</text:p>
      <text:p text:style-name="P129"><text:s/>fpower l f Zero x = x</text:p>
      <text:p text:style-name="P129"><text:s/>fpower l f (Suc a) x = f (fpower l f a x)</text:p>
      <text:p text:style-name="P129"><text:s/>fpower l f (Lim s) x = l (\n -&gt; fpower l f (s n) x)</text:p>
      <text:p text:style-name="P129"/>
      <text:p text:style-name="P129"><text:s/>-- fix f z = least fixed point of f which is &gt; z</text:p>
      <text:p text:style-name="P129"><text:s/>fix f z = fpower lim0 f w (Suc z) -- Lim (\n -&gt; fpower0 f (ordOfNat n) (Suc z))</text:p>
      <text:p text:style-name="P129">-}</text:p>
      <text:p text:style-name="P129"/>
      <text:p text:style-name="P129"><text:s/>iter f ZeroN a = a</text:p>
      <text:p text:style-name="P129"><text:s/>iter f (SucN p) a = iter f p (f a)</text:p>
      <text:p text:style-name="P129"/>
      <text:p text:style-name="P129"><text:s/>opLim f a = Lim (\n -&gt; f n a)</text:p>
      <text:p text:style-name="P129"/>
      <text:p text:style-name="P129"><text:s/>opItw f = opLim (iter f)</text:p>
      <text:p text:style-name="P129"/>
      <text:p text:style-name="P129"><text:s/>-- cantor a b = a + w^b -&gt; C(b,a)</text:p>
      <text:p text:style-name="P129"><text:s/>cantor a Zero = Suc a</text:p>
      <text:p text:style-name="P129"><text:s/>cantor a (Suc b) = opItw (\x -&gt; cantor x b) a</text:p>
      <text:p text:style-name="P129"><text:s/>cantor a (Lim s) = Lim (\n -&gt; cantor a (s n))</text:p>
      <text:p text:style-name="P129"><text:s/>-- cantor a (Ext f) = Ext (\x -&gt; cantor a (f x))</text:p>
      <text:p text:style-name="P129"><text:s/>cantor a (Ext f) = opItw (\x -&gt; cantor a (f x)) Zero</text:p>
      <text:p text:style-name="P129"><text:soft-page-break/><text:s/>-- cantor a (Ext f) = cantor a (opItw (\x -&gt; f (cantor a x)) Zero)</text:p>
      <text:p text:style-name="P129"/>
      <text:p text:style-name="P132">or</text:p>
      <text:p text:style-name="P132"/>
      <text:p text:style-name="P132">- Taranovsky's C(b,a) = generalization of a + w^b</text:p>
      <text:p text:style-name="P132"><text:s/>tc Zero a = Suc a</text:p>
      <text:p text:style-name="P132"><text:s/>tc (Suc b) a = opItw (tc b) a</text:p>
      <text:p text:style-name="P132"><text:s/>tc (Lim s) a = Lim (\n -&gt; tc (s n) a)</text:p>
      <text:p text:style-name="P132"><text:s/>-- tc (Ext f) a = Ext (\x -&gt; tc (f x) a)</text:p>
      <text:p text:style-name="P132"><text:s/>tc (Ext f) a = opItw (\x -&gt; tc (f x) a) Zero </text:p>
      <text:p text:style-name="P132"><text:s/>-- tc (Ext f) a = tc (opItw (\x -&gt; f (tc x a)) Zero) a</text:p>
      <text:p text:style-name="P132"/>
      <text:p text:style-name="P132">Exemple :</text:p>
      <text:p text:style-name="P132">C(W,0) = C(Ext I, 0) = H [C(*,0)] 0 </text:p>
      <text:p text:style-name="P132"><text:s/>= lim 0, C(0,0)=0+w^0=1, C(1,0)=0+w^1=w, C(w,0)=0+w^w=w^w, …</text:p>
      <text:p text:style-name="P132"><text:s/>= epsilon₀</text:p>
      <text:p text:style-name="P132"/>
      <text:p text:style-name="P130"><text:a xlink:type="simple" xlink:href="https://stepstowardinfinity.wordpress.com/2015/06/22/ordinal3/" text:style-name="Internet_20_link" text:visited-style-name="Visited_20_Internet_20_Link">https://stepstowardinfinity.wordpress.com/2015/06/22/ordinal3/</text:a></text:p>
      <text:p text:style-name="P130"/>
      <text:p text:style-name="P147"><draw:frame draw:style-name="fr6" draw:name="Image1" text:anchor-type="as-char" svg:width="4.71cm" svg:height="0.741cm" draw:z-index="107"><draw:image xlink:href="Pictures/10000000000000B20000001CD555D9B2.png" xlink:type="simple" xlink:show="embed" xlink:actuate="onLoad"/></draw:frame><text:span text:style-name="T90"><text:line-break/></text:span><text:span text:style-name="T90"><draw:frame draw:style-name="fr6" draw:name="Image2" text:anchor-type="as-char" svg:width="5.001cm" svg:height="0.82cm" draw:z-index="108"><draw:image xlink:href="Pictures/10000000000000BD0000001FEDED83CD.png" xlink:type="simple" xlink:show="embed" xlink:actuate="onLoad"/></draw:frame></text:span><text:span text:style-name="T90"><text:line-break/></text:span><text:span text:style-name="T90"><draw:frame draw:style-name="fr6" draw:name="Image3" text:anchor-type="as-char" svg:width="5.45cm" svg:height="1.03cm" draw:z-index="109"><draw:image xlink:href="Pictures/10000000000000CE000000276062D175.png" xlink:type="simple" xlink:show="embed" xlink:actuate="onLoad"/></draw:frame></text:span></text:p>
      <text:p text:style-name="P81">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81">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30">W1 = C(W2,0) = w^W2</text:p>
      <text:p text:style-name="P130">BHO = lim C(W1,0), C(C(W1,W1),0), …</text:p>
      <text:p text:style-name="P130">= C (H [C(*,W1)] W1, 0)</text:p>
      <text:p text:style-name="P130">H [C(*,W1)] W1 = H (C(*,W1)] 0 ? = C(W2,W1)</text:p>
      <text:p text:style-name="P130">= C (Ext [C(*,W1)], W1) ?</text:p>
      <text:p text:style-name="P130">= C (Ext (x → C(x,W1)), W1) ?</text:p>
      <text:p text:style-name="P128">O<text:span text:style-name="T93">u plutôt : </text:span></text:p>
      <text:p text:style-name="P130">= C (Ext I, W1) = C (Ext (x → x), W1)</text:p>
      <text:p text:style-name="P128"/>
      <text:p text:style-name="P134">BHO = C(W^...^W,0)</text:p>
      <text:p text:style-name="P134"/>
      <text:p text:style-name="P133">C(W,W) = W*2</text:p>
      <text:p text:style-name="P133"><text:soft-page-break/>C(C(W,W),W) = W²</text:p>
      <text:p text:style-name="P133">C(C(C(W,W),W),W) = W^W</text:p>
      <text:p text:style-name="P133">C(C(C(C(W,W),W),W),W) = W^W^W</text:p>
      <text:p text:style-name="P133"/>
      <text:p text:style-name="P133">C(0,W) = W+1</text:p>
      <text:p text:style-name="P133">C(C(0,W),W) = W*w</text:p>
      <text:p text:style-name="P133">C(C(C(0,W),W),W) = W^w</text:p>
      <text:p text:style-name="P133">C(C(C(C(0,W),W),W),W) = W^W^w</text:p>
      <text:p text:style-name="P133"/>
      <text:p text:style-name="P133">W^...^W^w = W^...^W ?</text:p>
      <text:p text:style-name="P133">W^...^W = H [C(.,W)] 0 = C (Ext I, W) = C (Ext I, Ext I)</text:p>
      <text:p text:style-name="P133">ou remplacer Ext f par Ext f z</text:p>
      <text:p text:style-name="P133">avec tc (Ext f z) a = opItw (\x → tc (f x) a) z</text:p>
      <text:p text:style-name="P133">C (Ext I W, W) avec W = Ext I 0 → C (Ext I (Exi I 0), Ext I 0)</text:p>
      <text:p text:style-name="P135"/>
      <text:p text:style-name="P135">W^...^W = C (Ext I W, W) avec W = Ext I 0</text:p>
      <text:p text:style-name="P135">C(W,W) = W*2</text:p>
      <text:p text:style-name="P135">C(W,0) = H [C(*,0)] 0</text:p>
      <text:p text:style-name="P135"><text:s/>= lim 0, C(0,0)=0+w^0=1, C(1,0)=0+w^1=w, C(w,0)=0+w^w=w^w, …</text:p>
      <text:p text:style-name="P135"><text:s/>= w^...^w = epsilon₀ = phi(1,0)</text:p>
      <text:p text:style-name="P135">C(W,W) = H [C(*,W)] 0</text:p>
      <text:p text:style-name="P135"><text:s/>= lim 0,</text:p>
      <text:p text:style-name="P135"><text:tab/>C(0,W) = W+1, </text:p>
      <text:p text:style-name="P135"><text:tab/>C(W+1,<text:span text:style-name="T96">W</text:span>) = H [C(W,*)] W = W+w^(W+1) = W+w^W*w = W+epsilon_0*w </text:p>
      <text:p text:style-name="P135"><text:tab/> = lim W, C(W,W), … ? (boucle infinie) </text:p>
      <text:p text:style-name="P133"/>
      <text:p text:style-name="P133"/>
      <text:p text:style-name="P128"/>
      <text:p text:style-name="P131">Countable and extended (uncountable) ordinals :</text:p>
      <text:p text:style-name="P131"/>
      <text:p text:style-name="P131">module Cord_and_ord where</text:p>
      <text:p text:style-name="P131"/>
      <text:p text:style-name="P131"><text:s/>-- Natural numbers</text:p>
      <text:p text:style-name="P131"><text:s/>data Nat </text:p>
      <text:p text:style-name="P131"><text:s text:c="2"/>= ZeroN</text:p>
      <text:p text:style-name="P131"><text:s text:c="2"/>| SucN Nat</text:p>
      <text:p text:style-name="P131"/>
      <text:p text:style-name="P131"><text:s/>-- Countable ordinals</text:p>
      <text:p text:style-name="P131"><text:s/>data Cord</text:p>
      <text:p text:style-name="P131"><text:s text:c="2"/>= ZeroC</text:p>
      <text:p text:style-name="P131"><text:s text:c="2"/>| SucC Cord</text:p>
      <text:p text:style-name="P131"><text:s text:c="2"/>| LimC (Nat -&gt; Cord)</text:p>
      <text:p text:style-name="P131"><text:soft-page-break/></text:p>
      <text:p text:style-name="P131"><text:s/>-- Ordinals</text:p>
      <text:p text:style-name="P131"><text:s/>data Ord </text:p>
      <text:p text:style-name="P131"><text:s text:c="2"/>= Zero</text:p>
      <text:p text:style-name="P131"><text:s text:c="2"/>| Suc Ord</text:p>
      <text:p text:style-name="P131"><text:s text:c="2"/>| Lim (Nat -&gt; Ord)</text:p>
      <text:p text:style-name="P131"><text:s text:c="2"/>| Ext (Ord -&gt; Ord)</text:p>
      <text:p text:style-name="P131"/>
      <text:p text:style-name="P131"><text:s/>ordOfCord ZeroC = Zero</text:p>
      <text:p text:style-name="P131"><text:s/>ordOfCord (SucC a) = Suc (ordOfCord a)</text:p>
      <text:p text:style-name="P131"><text:s/>ordOfCord (LimC s) = Lim (\n -&gt; ordOfCord (s n))</text:p>
      <text:p text:style-name="P131"/>
      <text:p text:style-name="P131"><text:s/>cordOfOrd Zero = ZeroC</text:p>
      <text:p text:style-name="P131"><text:s/>cordOfOrd (Suc a) = SucC (cordOfOrd a)</text:p>
      <text:p text:style-name="P131"><text:s/>cordOfOrd (Lim s) = LimC (\n -&gt; cordOfOrd (s n))</text:p>
      <text:p text:style-name="P131"><text:s/>cordOfOrd (Ext f) = cordOfOrd (f Zero)</text:p>
      <text:p text:style-name="P131"/>
      <text:p text:style-name="P136">ordinaux dénombrables : 0 | Suc Ord | Lim (Nat → Ord)</text:p>
      <text:p text:style-name="P136">ordinaux non dénombrables : 0 | Suc Ord | Lim (Nat → Ord) | Ext (Ord → Ord)</text:p>
      <text:p text:style-name="P136"><text:tab/><text:tab/><text:tab/><text:tab/> <text:s text:c="3"/>0 | Suc Ord | LimC (Nat → Ord) | LimU (Ord → Ord)</text:p>
      <text:p text:style-name="P138">généralisation : LimX ((Ord → Ord) → Ord) ...</text:p>
      <text:p text:style-name="P136">suite fondamentale transfinie <text:span text:style-name="T97">a[n] avec n ordinal</text:span></text:p>
      <text:p text:style-name="P137">exemple Buchholz : </text:p>
      <text:p text:style-name="P137">http://googology.wikia.com/wiki/List_of_systems_of_fundamental_sequences</text:p>
      <text:p text:style-name="P148">If <text:bookmark text:name="MathJax-Span-1492"/><text:bookmark text:name="MathJax-Span-1491"/><text:bookmark text:name="MathJax-Span-1490"/><text:bookmark text:name="MathJax-Element-110-Frame1"/><text:span text:style-name="T49">α</text:span><text:bookmark text:name="MathJax-Span-1493"/><text:span text:style-name="T48">=</text:span><text:bookmark text:name="MathJax-Span-1495"/><text:bookmark text:name="MathJax-Span-1494"/><text:span text:style-name="T49">ψ</text:span><text:bookmark text:name="MathJax-Span-1499"/><text:bookmark text:name="MathJax-Span-1498"/><text:bookmark text:name="MathJax-Span-1497"/><text:bookmark text:name="MathJax-Span-1496"/><text:span text:style-name="T51">ν</text:span><text:bookmark text:name="MathJax-Span-1500"/><text:span text:style-name="T52">1</text:span><text:bookmark text:name="MathJax-Span-1501"/><text:span text:style-name="T48">(</text:span><text:bookmark text:name="MathJax-Span-1503"/><text:bookmark text:name="MathJax-Span-1502"/><text:span text:style-name="T49">β</text:span><text:bookmark text:name="MathJax-Span-1504"/><text:span text:style-name="T50">1</text:span><text:bookmark text:name="MathJax-Span-1505"/><text:span text:style-name="T48">)</text:span><text:bookmark text:name="MathJax-Span-1506"/><text:span text:style-name="T48">+</text:span><text:bookmark text:name="MathJax-Span-1508"/><text:bookmark text:name="MathJax-Span-1507"/><text:span text:style-name="T49">ψ</text:span><text:bookmark text:name="MathJax-Span-1512"/><text:bookmark text:name="MathJax-Span-1511"/><text:bookmark text:name="MathJax-Span-1510"/><text:bookmark text:name="MathJax-Span-1509"/><text:span text:style-name="T51">ν</text:span><text:bookmark text:name="MathJax-Span-1513"/><text:span text:style-name="T52">2</text:span><text:bookmark text:name="MathJax-Span-1514"/><text:span text:style-name="T48">(</text:span><text:bookmark text:name="MathJax-Span-1516"/><text:bookmark text:name="MathJax-Span-1515"/><text:span text:style-name="T49">β</text:span><text:bookmark text:name="MathJax-Span-1517"/><text:span text:style-name="T50">2</text:span><text:bookmark text:name="MathJax-Span-1518"/><text:span text:style-name="T48">)</text:span><text:bookmark text:name="MathJax-Span-1519"/><text:span text:style-name="T48">+</text:span><text:bookmark text:name="MathJax-Span-1520"/><text:span text:style-name="T54">⋯</text:span><text:bookmark text:name="MathJax-Span-1521"/><text:span text:style-name="T48">+</text:span><text:bookmark text:name="MathJax-Span-1523"/><text:bookmark text:name="MathJax-Span-1522"/><text:span text:style-name="T49">ψ</text:span><text:bookmark text:name="MathJax-Span-1527"/><text:bookmark text:name="MathJax-Span-1526"/><text:bookmark text:name="MathJax-Span-1525"/><text:bookmark text:name="MathJax-Span-1524"/><text:span text:style-name="T51">ν</text:span><text:bookmark text:name="MathJax-Span-1528"/><text:span text:style-name="T53">k</text:span><text:bookmark text:name="MathJax-Span-1529"/><text:span text:style-name="T48">(</text:span><text:bookmark text:name="MathJax-Span-1531"/><text:bookmark text:name="MathJax-Span-1530"/><text:span text:style-name="T49">β</text:span><text:bookmark text:name="MathJax-Span-1532"/><text:span text:style-name="T51">k</text:span><text:bookmark text:name="MathJax-Span-1533"/><text:span text:style-name="T48">)</text:span> where <text:bookmark text:name="MathJax-Span-1536"/><text:bookmark text:name="MathJax-Span-1535"/><text:bookmark text:name="MathJax-Span-1534"/><text:bookmark text:name="MathJax-Element-111-Frame1"/><text:span text:style-name="T49">k</text:span><text:bookmark text:name="MathJax-Span-1537"/><text:span text:style-name="T54">≥</text:span><text:bookmark text:name="MathJax-Span-1538"/><text:span text:style-name="T48">2</text:span> then <text:bookmark text:name="MathJax-Span-1541"/><text:bookmark text:name="MathJax-Span-1540"/><text:bookmark text:name="MathJax-Span-1539"/><text:bookmark text:name="MathJax-Element-112-Frame1"/><text:span text:style-name="T48">cof</text:span><text:bookmark text:name="MathJax-Span-1542"/><text:span text:style-name="T48">(</text:span><text:bookmark text:name="MathJax-Span-1543"/><text:span text:style-name="T49">α</text:span><text:bookmark text:name="MathJax-Span-1544"/><text:span text:style-name="T48">)</text:span><text:bookmark text:name="MathJax-Span-1545"/><text:span text:style-name="T48">=</text:span><text:bookmark text:name="MathJax-Span-1546"/><text:span text:style-name="T48">cof</text:span><text:bookmark text:name="MathJax-Span-1547"/><text:span text:style-name="T48">(</text:span><text:bookmark text:name="MathJax-Span-1549"/><text:bookmark text:name="MathJax-Span-1548"/><text:span text:style-name="T49">ψ</text:span><text:bookmark text:name="MathJax-Span-1553"/><text:bookmark text:name="MathJax-Span-1552"/><text:bookmark text:name="MathJax-Span-1551"/><text:bookmark text:name="MathJax-Span-1550"/><text:span text:style-name="T51">ν</text:span><text:bookmark text:name="MathJax-Span-1554"/><text:span text:style-name="T53">k</text:span><text:bookmark text:name="MathJax-Span-1555"/><text:span text:style-name="T48">(</text:span><text:bookmark text:name="MathJax-Span-1557"/><text:bookmark text:name="MathJax-Span-1556"/><text:span text:style-name="T49">β</text:span><text:bookmark text:name="MathJax-Span-1558"/><text:span text:style-name="T51">k</text:span><text:bookmark text:name="MathJax-Span-1559"/><text:span text:style-name="T48">)</text:span><text:bookmark text:name="MathJax-Span-1560"/><text:span text:style-name="T48">)</text:span> and <text:bookmark text:name="MathJax-Span-1563"/><text:bookmark text:name="MathJax-Span-1562"/><text:bookmark text:name="MathJax-Span-1561"/><text:bookmark text:name="MathJax-Element-113-Frame1"/><text:span text:style-name="T49">α</text:span><text:bookmark text:name="MathJax-Span-1564"/><text:span text:style-name="T48">[</text:span><text:bookmark text:name="MathJax-Span-1565"/><text:span text:style-name="T49">η</text:span><text:bookmark text:name="MathJax-Span-1566"/><text:span text:style-name="T48">]</text:span><text:bookmark text:name="MathJax-Span-1567"/><text:span text:style-name="T48">=</text:span><text:bookmark text:name="MathJax-Span-1569"/><text:bookmark text:name="MathJax-Span-1568"/><text:span text:style-name="T49">ψ</text:span><text:bookmark text:name="MathJax-Span-1573"/><text:bookmark text:name="MathJax-Span-1572"/><text:bookmark text:name="MathJax-Span-1571"/><text:bookmark text:name="MathJax-Span-1570"/><text:span text:style-name="T51">ν</text:span><text:bookmark text:name="MathJax-Span-1574"/><text:span text:style-name="T52">1</text:span><text:bookmark text:name="MathJax-Span-1575"/><text:span text:style-name="T48">(</text:span><text:bookmark text:name="MathJax-Span-1577"/><text:bookmark text:name="MathJax-Span-1576"/><text:span text:style-name="T49">β</text:span><text:bookmark text:name="MathJax-Span-1578"/><text:span text:style-name="T50">1</text:span><text:bookmark text:name="MathJax-Span-1579"/><text:span text:style-name="T48">)</text:span><text:bookmark text:name="MathJax-Span-1580"/><text:span text:style-name="T48">+</text:span><text:bookmark text:name="MathJax-Span-1581"/><text:span text:style-name="T54">⋯</text:span><text:bookmark text:name="MathJax-Span-1582"/><text:span text:style-name="T48">+</text:span><text:bookmark text:name="MathJax-Span-1584"/><text:bookmark text:name="MathJax-Span-1583"/><text:span text:style-name="T49">ψ</text:span><text:bookmark text:name="MathJax-Span-1588"/><text:bookmark text:name="MathJax-Span-1587"/><text:bookmark text:name="MathJax-Span-1586"/><text:bookmark text:name="MathJax-Span-1585"/><text:span text:style-name="T51">ν</text:span><text:bookmark text:name="MathJax-Span-1591"/><text:bookmark text:name="MathJax-Span-1590"/><text:bookmark text:name="MathJax-Span-1589"/><text:span text:style-name="T53">k</text:span><text:bookmark text:name="MathJax-Span-1592"/><text:span text:style-name="T54">−</text:span><text:bookmark text:name="MathJax-Span-1593"/><text:span text:style-name="T52">1</text:span><text:bookmark text:name="MathJax-Span-1594"/><text:span text:style-name="T48">(</text:span><text:bookmark text:name="MathJax-Span-1596"/><text:bookmark text:name="MathJax-Span-1595"/><text:span text:style-name="T49">β</text:span><text:bookmark text:name="MathJax-Span-1599"/><text:bookmark text:name="MathJax-Span-1598"/><text:bookmark text:name="MathJax-Span-1597"/><text:span text:style-name="T51">k</text:span><text:bookmark text:name="MathJax-Span-1600"/><text:span text:style-name="T54">−</text:span><text:bookmark text:name="MathJax-Span-1601"/><text:span text:style-name="T50">1</text:span><text:bookmark text:name="MathJax-Span-1602"/><text:span text:style-name="T48">)</text:span><text:bookmark text:name="MathJax-Span-1603"/><text:span text:style-name="T48">+</text:span><text:bookmark text:name="MathJax-Span-1604"/><text:span text:style-name="T48">(</text:span><text:bookmark text:name="MathJax-Span-1606"/><text:bookmark text:name="MathJax-Span-1605"/><text:span text:style-name="T49">ψ</text:span><text:bookmark text:name="MathJax-Span-1610"/><text:bookmark text:name="MathJax-Span-1609"/><text:bookmark text:name="MathJax-Span-1608"/><text:bookmark text:name="MathJax-Span-1607"/><text:span text:style-name="T51">ν</text:span><text:bookmark text:name="MathJax-Span-1611"/><text:span text:style-name="T53">k</text:span><text:bookmark text:name="MathJax-Span-1612"/><text:span text:style-name="T48">(</text:span><text:bookmark text:name="MathJax-Span-1614"/><text:bookmark text:name="MathJax-Span-1613"/><text:span text:style-name="T49">β</text:span><text:bookmark text:name="MathJax-Span-1615"/><text:span text:style-name="T51">k</text:span><text:bookmark text:name="MathJax-Span-1616"/><text:span text:style-name="T48">)</text:span><text:bookmark text:name="MathJax-Span-1617"/><text:span text:style-name="T48">[</text:span><text:bookmark text:name="MathJax-Span-1618"/><text:span text:style-name="T49">η</text:span><text:bookmark text:name="MathJax-Span-1619"/><text:span text:style-name="T48">]</text:span><text:bookmark text:name="MathJax-Span-1620"/><text:span text:style-name="T48">)</text:span>,</text:p>
      <text:list xml:id="list5373308724806618598" text:style-name="L1">
        <text:list-item>
          <text:p text:style-name="P170">If <text:bookmark text:name="MathJax-Span-1623"/><text:bookmark text:name="MathJax-Span-1622"/><text:bookmark text:name="MathJax-Span-1621"/><text:bookmark text:name="MathJax-Element-114-Frame1"/><text:span text:style-name="T49">α</text:span><text:bookmark text:name="MathJax-Span-1624"/><text:span text:style-name="T48">=</text:span><text:bookmark text:name="MathJax-Span-1626"/><text:bookmark text:name="MathJax-Span-1625"/><text:span text:style-name="T49">ψ</text:span><text:bookmark text:name="MathJax-Span-1629"/><text:bookmark text:name="MathJax-Span-1628"/><text:bookmark text:name="MathJax-Span-1627"/><text:span text:style-name="T50">0</text:span><text:bookmark text:name="MathJax-Span-1630"/><text:span text:style-name="T48">(</text:span><text:bookmark text:name="MathJax-Span-1631"/><text:span text:style-name="T48">0</text:span><text:bookmark text:name="MathJax-Span-1632"/><text:span text:style-name="T48">)</text:span><text:bookmark text:name="MathJax-Span-1633"/><text:span text:style-name="T48">=</text:span><text:bookmark text:name="MathJax-Span-1634"/><text:span text:style-name="T48">1</text:span>, then <text:bookmark text:name="MathJax-Span-1637"/><text:bookmark text:name="MathJax-Span-1636"/><text:bookmark text:name="MathJax-Span-1635"/><text:bookmark text:name="MathJax-Element-115-Frame1"/><text:span text:style-name="T48">cof</text:span><text:bookmark text:name="MathJax-Span-1638"/><text:span text:style-name="T48">(</text:span><text:bookmark text:name="MathJax-Span-1639"/><text:span text:style-name="T49">α</text:span><text:bookmark text:name="MathJax-Span-1640"/><text:span text:style-name="T48">)</text:span><text:bookmark text:name="MathJax-Span-1641"/><text:span text:style-name="T48">=</text:span><text:bookmark text:name="MathJax-Span-1642"/><text:span text:style-name="T48">1</text:span> and <text:bookmark text:name="MathJax-Span-1645"/><text:bookmark text:name="MathJax-Span-1644"/><text:bookmark text:name="MathJax-Span-1643"/><text:bookmark text:name="MathJax-Element-116-Frame1"/><text:span text:style-name="T49">α</text:span><text:bookmark text:name="MathJax-Span-1646"/><text:span text:style-name="T48">[</text:span><text:bookmark text:name="MathJax-Span-1647"/><text:span text:style-name="T48">0</text:span><text:bookmark text:name="MathJax-Span-1648"/><text:span text:style-name="T48">]</text:span><text:bookmark text:name="MathJax-Span-1649"/><text:span text:style-name="T48">=</text:span><text:bookmark text:name="MathJax-Span-1650"/><text:span text:style-name="T48">0</text:span>,</text:p>
        </text:list-item>
        <text:list-item>
          <text:p text:style-name="P170">If <text:bookmark text:name="MathJax-Span-1653"/><text:bookmark text:name="MathJax-Span-1652"/><text:bookmark text:name="MathJax-Span-1651"/><text:bookmark text:name="MathJax-Element-117-Frame1"/><text:span text:style-name="T49">α</text:span><text:bookmark text:name="MathJax-Span-1654"/><text:span text:style-name="T48">=</text:span><text:bookmark text:name="MathJax-Span-1656"/><text:bookmark text:name="MathJax-Span-1655"/><text:span text:style-name="T49">ψ</text:span><text:bookmark text:name="MathJax-Span-1659"/><text:bookmark text:name="MathJax-Span-1658"/><text:bookmark text:name="MathJax-Span-1657"/><text:span text:style-name="T51">ν</text:span><text:bookmark text:name="MathJax-Span-1660"/><text:span text:style-name="T50">+</text:span><text:bookmark text:name="MathJax-Span-1661"/><text:span text:style-name="T50">1</text:span><text:bookmark text:name="MathJax-Span-1662"/><text:span text:style-name="T48">(</text:span><text:bookmark text:name="MathJax-Span-1663"/><text:span text:style-name="T48">0</text:span><text:bookmark text:name="MathJax-Span-1664"/><text:span text:style-name="T48">)</text:span>, then <text:bookmark text:name="MathJax-Span-1667"/><text:bookmark text:name="MathJax-Span-1666"/><text:bookmark text:name="MathJax-Span-1665"/><text:bookmark text:name="MathJax-Element-118-Frame1"/><text:span text:style-name="T48">cof</text:span><text:bookmark text:name="MathJax-Span-1668"/><text:span text:style-name="T48">(</text:span><text:bookmark text:name="MathJax-Span-1669"/><text:span text:style-name="T49">α</text:span><text:bookmark text:name="MathJax-Span-1670"/><text:span text:style-name="T48">)</text:span><text:bookmark text:name="MathJax-Span-1671"/><text:span text:style-name="T48">=</text:span><text:bookmark text:name="MathJax-Span-1673"/><text:bookmark text:name="MathJax-Span-1672"/><text:span text:style-name="T48">Ω</text:span><text:bookmark text:name="MathJax-Span-1676"/><text:bookmark text:name="MathJax-Span-1675"/><text:bookmark text:name="MathJax-Span-1674"/><text:span text:style-name="T51">ν</text:span><text:bookmark text:name="MathJax-Span-1677"/><text:span text:style-name="T50">+</text:span><text:bookmark text:name="MathJax-Span-1678"/><text:span text:style-name="T50">1</text:span> and <text:bookmark text:name="MathJax-Span-1681"/><text:bookmark text:name="MathJax-Span-1680"/><text:bookmark text:name="MathJax-Span-1679"/><text:bookmark text:name="MathJax-Element-119-Frame1"/><text:span text:style-name="T49">α</text:span><text:bookmark text:name="MathJax-Span-1682"/><text:span text:style-name="T48">[</text:span><text:bookmark text:name="MathJax-Span-1683"/><text:span text:style-name="T49">η</text:span><text:bookmark text:name="MathJax-Span-1684"/><text:span text:style-name="T48">]</text:span><text:bookmark text:name="MathJax-Span-1685"/><text:span text:style-name="T48">=</text:span><text:bookmark text:name="MathJax-Span-1687"/><text:bookmark text:name="MathJax-Span-1686"/><text:span text:style-name="T48">Ω</text:span><text:bookmark text:name="MathJax-Span-1690"/><text:bookmark text:name="MathJax-Span-1689"/><text:bookmark text:name="MathJax-Span-1688"/><text:span text:style-name="T51">ν</text:span><text:bookmark text:name="MathJax-Span-1691"/><text:span text:style-name="T50">+</text:span><text:bookmark text:name="MathJax-Span-1692"/><text:span text:style-name="T50">1</text:span><text:bookmark text:name="MathJax-Span-1693"/><text:span text:style-name="T48">[</text:span><text:bookmark text:name="MathJax-Span-1694"/><text:span text:style-name="T49">η</text:span><text:bookmark text:name="MathJax-Span-1695"/><text:span text:style-name="T48">]</text:span><text:bookmark text:name="MathJax-Span-1696"/><text:span text:style-name="T48">=</text:span><text:bookmark text:name="MathJax-Span-1697"/><text:span text:style-name="T49">η</text:span>,</text:p>
        </text:list-item>
        <text:list-item>
          <text:p text:style-name="P170">If <text:bookmark text:name="MathJax-Span-1700"/><text:bookmark text:name="MathJax-Span-1699"/><text:bookmark text:name="MathJax-Span-1698"/><text:bookmark text:name="MathJax-Element-120-Frame1"/><text:span text:style-name="T49">α</text:span><text:bookmark text:name="MathJax-Span-1701"/><text:span text:style-name="T48">=</text:span><text:bookmark text:name="MathJax-Span-1703"/><text:bookmark text:name="MathJax-Span-1702"/><text:span text:style-name="T49">ψ</text:span><text:bookmark text:name="MathJax-Span-1706"/><text:bookmark text:name="MathJax-Span-1705"/><text:bookmark text:name="MathJax-Span-1704"/><text:span text:style-name="T51">ν</text:span><text:bookmark text:name="MathJax-Span-1707"/><text:span text:style-name="T48">(</text:span><text:bookmark text:name="MathJax-Span-1708"/><text:span text:style-name="T48">0</text:span><text:bookmark text:name="MathJax-Span-1709"/><text:span text:style-name="T48">)</text:span> and <text:bookmark text:name="MathJax-Span-1712"/><text:bookmark text:name="MathJax-Span-1711"/><text:bookmark text:name="MathJax-Span-1710"/><text:bookmark text:name="MathJax-Element-121-Frame1"/><text:span text:style-name="T48">cof</text:span><text:bookmark text:name="MathJax-Span-1713"/><text:span text:style-name="T48">(</text:span><text:bookmark text:name="MathJax-Span-1714"/><text:span text:style-name="T49">ν</text:span><text:bookmark text:name="MathJax-Span-1715"/><text:span text:style-name="T48">)</text:span><text:bookmark text:name="MathJax-Span-1716"/><text:span text:style-name="T54">∈</text:span><text:bookmark text:name="MathJax-Span-1717"/><text:span text:style-name="T48">{</text:span><text:bookmark text:name="MathJax-Span-1718"/><text:span text:style-name="T49">ω</text:span><text:bookmark text:name="MathJax-Span-1719"/><text:span text:style-name="T48">}</text:span><text:bookmark text:name="MathJax-Span-1720"/><text:span text:style-name="T54">∪</text:span><text:bookmark text:name="MathJax-Span-1721"/><text:span text:style-name="T48">{</text:span><text:bookmark text:name="MathJax-Span-1723"/><text:bookmark text:name="MathJax-Span-1722"/><text:span text:style-name="T48">Ω</text:span><text:bookmark text:name="MathJax-Span-1726"/><text:bookmark text:name="MathJax-Span-1725"/><text:bookmark text:name="MathJax-Span-1724"/><text:span text:style-name="T51">μ</text:span><text:bookmark text:name="MathJax-Span-1727"/><text:span text:style-name="T50">+</text:span><text:bookmark text:name="MathJax-Span-1728"/><text:span text:style-name="T50">1</text:span><text:bookmark text:name="MathJax-Span-1731"/><text:bookmark text:name="MathJax-Span-1730"/><text:bookmark text:name="MathJax-Span-1729"/><text:span text:style-name="T55">|</text:span><text:bookmark text:name="MathJax-Span-1732"/><text:span text:style-name="T49">μ</text:span><text:bookmark text:name="MathJax-Span-1733"/><text:span text:style-name="T54">≥</text:span><text:bookmark text:name="MathJax-Span-1734"/><text:span text:style-name="T48">0</text:span><text:bookmark text:name="MathJax-Span-1735"/><text:span text:style-name="T48">}</text:span>, then <text:bookmark text:name="MathJax-Span-1738"/><text:bookmark text:name="MathJax-Span-1737"/><text:bookmark text:name="MathJax-Span-1736"/><text:bookmark text:name="MathJax-Element-122-Frame1"/><text:span text:style-name="T48">cof</text:span><text:bookmark text:name="MathJax-Span-1739"/><text:span text:style-name="T48">(</text:span><text:bookmark text:name="MathJax-Span-1740"/><text:span text:style-name="T49">α</text:span><text:bookmark text:name="MathJax-Span-1741"/><text:span text:style-name="T48">)</text:span><text:bookmark text:name="MathJax-Span-1742"/><text:span text:style-name="T48">=</text:span><text:bookmark text:name="MathJax-Span-1743"/><text:span text:style-name="T48">cof</text:span><text:bookmark text:name="MathJax-Span-1744"/><text:span text:style-name="T48">(</text:span><text:bookmark text:name="MathJax-Span-1745"/><text:span text:style-name="T49">ν</text:span><text:bookmark text:name="MathJax-Span-1746"/><text:span text:style-name="T48">)</text:span> and <text:bookmark text:name="MathJax-Span-1749"/><text:bookmark text:name="MathJax-Span-1748"/><text:bookmark text:name="MathJax-Span-1747"/><text:bookmark text:name="MathJax-Element-123-Frame1"/><text:span text:style-name="T49">α</text:span><text:bookmark text:name="MathJax-Span-1750"/><text:span text:style-name="T48">[</text:span><text:bookmark text:name="MathJax-Span-1751"/><text:span text:style-name="T49">η</text:span><text:bookmark text:name="MathJax-Span-1752"/><text:span text:style-name="T48">]</text:span><text:bookmark text:name="MathJax-Span-1753"/><text:span text:style-name="T48">=</text:span><text:bookmark text:name="MathJax-Span-1755"/><text:bookmark text:name="MathJax-Span-1754"/><text:span text:style-name="T49">ψ</text:span><text:bookmark text:name="MathJax-Span-1758"/><text:bookmark text:name="MathJax-Span-1757"/><text:bookmark text:name="MathJax-Span-1756"/><text:span text:style-name="T51">ν</text:span><text:bookmark text:name="MathJax-Span-1759"/><text:span text:style-name="T50">[</text:span><text:bookmark text:name="MathJax-Span-1760"/><text:span text:style-name="T51">η</text:span><text:bookmark text:name="MathJax-Span-1761"/><text:span text:style-name="T50">]</text:span><text:bookmark text:name="MathJax-Span-1762"/><text:span text:style-name="T48">(</text:span><text:bookmark text:name="MathJax-Span-1763"/><text:span text:style-name="T48">0</text:span><text:bookmark text:name="MathJax-Span-1764"/><text:span text:style-name="T48">)</text:span><text:bookmark text:name="MathJax-Span-1765"/><text:span text:style-name="T48">=</text:span><text:bookmark text:name="MathJax-Span-1767"/><text:bookmark text:name="MathJax-Span-1766"/><text:span text:style-name="T48">Ω</text:span><text:bookmark text:name="MathJax-Span-1770"/><text:bookmark text:name="MathJax-Span-1769"/><text:bookmark text:name="MathJax-Span-1768"/><text:span text:style-name="T51">ν</text:span><text:bookmark text:name="MathJax-Span-1771"/><text:span text:style-name="T50">[</text:span><text:bookmark text:name="MathJax-Span-1772"/><text:span text:style-name="T51">η</text:span><text:bookmark text:name="MathJax-Span-1773"/><text:span text:style-name="T50">]</text:span>,</text:p>
        </text:list-item>
        <text:list-item>
          <text:p text:style-name="P170">If <text:bookmark text:name="MathJax-Span-1776"/><text:bookmark text:name="MathJax-Span-1775"/><text:bookmark text:name="MathJax-Span-1774"/><text:bookmark text:name="MathJax-Element-124-Frame1"/><text:span text:style-name="T49">α</text:span><text:bookmark text:name="MathJax-Span-1777"/><text:span text:style-name="T48">=</text:span><text:bookmark text:name="MathJax-Span-1779"/><text:bookmark text:name="MathJax-Span-1778"/><text:span text:style-name="T49">ψ</text:span><text:bookmark text:name="MathJax-Span-1782"/><text:bookmark text:name="MathJax-Span-1781"/><text:bookmark text:name="MathJax-Span-1780"/><text:span text:style-name="T51">ν</text:span><text:bookmark text:name="MathJax-Span-1783"/><text:span text:style-name="T48">(</text:span><text:bookmark text:name="MathJax-Span-1784"/><text:span text:style-name="T49">β</text:span><text:bookmark text:name="MathJax-Span-1785"/><text:span text:style-name="T48">+</text:span><text:bookmark text:name="MathJax-Span-1786"/><text:span text:style-name="T48">1</text:span><text:bookmark text:name="MathJax-Span-1787"/><text:span text:style-name="T48">)</text:span> then <text:bookmark text:name="MathJax-Span-1790"/><text:bookmark text:name="MathJax-Span-1789"/><text:bookmark text:name="MathJax-Span-1788"/><text:bookmark text:name="MathJax-Element-125-Frame1"/><text:span text:style-name="T48">cof</text:span><text:bookmark text:name="MathJax-Span-1791"/><text:span text:style-name="T48">(</text:span><text:bookmark text:name="MathJax-Span-1792"/><text:span text:style-name="T49">α</text:span><text:bookmark text:name="MathJax-Span-1793"/><text:span text:style-name="T48">)</text:span><text:bookmark text:name="MathJax-Span-1794"/><text:span text:style-name="T48">=</text:span><text:bookmark text:name="MathJax-Span-1795"/><text:span text:style-name="T49">ω</text:span> and <text:bookmark text:name="MathJax-Span-1798"/><text:bookmark text:name="MathJax-Span-1797"/><text:bookmark text:name="MathJax-Span-1796"/><text:bookmark text:name="MathJax-Element-126-Frame1"/><text:span text:style-name="T49">α</text:span><text:bookmark text:name="MathJax-Span-1799"/><text:span text:style-name="T48">[</text:span><text:bookmark text:name="MathJax-Span-1800"/><text:span text:style-name="T49">η</text:span><text:bookmark text:name="MathJax-Span-1801"/><text:span text:style-name="T48">]</text:span><text:bookmark text:name="MathJax-Span-1802"/><text:span text:style-name="T48">=</text:span><text:bookmark text:name="MathJax-Span-1804"/><text:bookmark text:name="MathJax-Span-1803"/><text:span text:style-name="T49">ψ</text:span><text:bookmark text:name="MathJax-Span-1807"/><text:bookmark text:name="MathJax-Span-1806"/><text:bookmark text:name="MathJax-Span-1805"/><text:span text:style-name="T51">ν</text:span><text:bookmark text:name="MathJax-Span-1808"/><text:span text:style-name="T48">(</text:span><text:bookmark text:name="MathJax-Span-1809"/><text:span text:style-name="T49">β</text:span><text:bookmark text:name="MathJax-Span-1810"/><text:span text:style-name="T48">)</text:span><text:bookmark text:name="MathJax-Span-1811"/><text:span text:style-name="T54">⋅</text:span><text:bookmark text:name="MathJax-Span-1812"/><text:span text:style-name="T49">η</text:span> (and note: <text:bookmark text:name="MathJax-Span-1816"/><text:bookmark text:name="MathJax-Span-1815"/><text:bookmark text:name="MathJax-Span-1814"/><text:bookmark text:name="MathJax-Span-1813"/><text:bookmark text:name="MathJax-Element-127-Frame1"/><text:span text:style-name="T49">ψ</text:span><text:bookmark text:name="MathJax-Span-1817"/><text:span text:style-name="T51">ν</text:span><text:bookmark text:name="MathJax-Span-1818"/><text:span text:style-name="T48">(</text:span><text:bookmark text:name="MathJax-Span-1819"/><text:span text:style-name="T48">0</text:span><text:bookmark text:name="MathJax-Span-1820"/><text:span text:style-name="T48">)</text:span><text:bookmark text:name="MathJax-Span-1821"/><text:span text:style-name="T48">=</text:span><text:bookmark text:name="MathJax-Span-1823"/><text:bookmark text:name="MathJax-Span-1822"/><text:span text:style-name="T48">Ω</text:span><text:bookmark text:name="MathJax-Span-1824"/><text:span text:style-name="T51">ν</text:span>),</text:p>
        </text:list-item>
        <text:list-item>
          <text:p text:style-name="P170">If <text:bookmark text:name="MathJax-Span-1827"/><text:bookmark text:name="MathJax-Span-1826"/><text:bookmark text:name="MathJax-Span-1825"/><text:bookmark text:name="MathJax-Element-128-Frame1"/><text:span text:style-name="T49">α</text:span><text:bookmark text:name="MathJax-Span-1828"/><text:span text:style-name="T48">=</text:span><text:bookmark text:name="MathJax-Span-1830"/><text:bookmark text:name="MathJax-Span-1829"/><text:span text:style-name="T49">ψ</text:span><text:bookmark text:name="MathJax-Span-1833"/><text:bookmark text:name="MathJax-Span-1832"/><text:bookmark text:name="MathJax-Span-1831"/><text:span text:style-name="T51">ν</text:span><text:bookmark text:name="MathJax-Span-1834"/><text:span text:style-name="T48">(</text:span><text:bookmark text:name="MathJax-Span-1835"/><text:span text:style-name="T49">β</text:span><text:bookmark text:name="MathJax-Span-1836"/><text:span text:style-name="T48">)</text:span> and <text:bookmark text:name="MathJax-Span-1839"/><text:bookmark text:name="MathJax-Span-1838"/><text:bookmark text:name="MathJax-Span-1837"/><text:bookmark text:name="MathJax-Element-129-Frame1"/><text:span text:style-name="T48">cof</text:span><text:bookmark text:name="MathJax-Span-1840"/><text:span text:style-name="T48">(</text:span><text:bookmark text:name="MathJax-Span-1841"/><text:span text:style-name="T49">β</text:span><text:bookmark text:name="MathJax-Span-1842"/><text:span text:style-name="T48">)</text:span><text:bookmark text:name="MathJax-Span-1843"/><text:span text:style-name="T54">∈</text:span><text:bookmark text:name="MathJax-Span-1844"/><text:span text:style-name="T48">{</text:span><text:bookmark text:name="MathJax-Span-1845"/><text:span text:style-name="T49">ω</text:span><text:bookmark text:name="MathJax-Span-1846"/><text:span text:style-name="T48">}</text:span><text:bookmark text:name="MathJax-Span-1847"/><text:span text:style-name="T54">∪</text:span><text:bookmark text:name="MathJax-Span-1848"/><text:span text:style-name="T48">{</text:span><text:bookmark text:name="MathJax-Span-1850"/><text:bookmark text:name="MathJax-Span-1849"/><text:span text:style-name="T48">Ω</text:span><text:bookmark text:name="MathJax-Span-1853"/><text:bookmark text:name="MathJax-Span-1852"/><text:bookmark text:name="MathJax-Span-1851"/><text:span text:style-name="T51">μ</text:span><text:bookmark text:name="MathJax-Span-1854"/><text:span text:style-name="T50">+</text:span><text:bookmark text:name="MathJax-Span-1855"/><text:span text:style-name="T50">1</text:span><text:bookmark text:name="MathJax-Span-1858"/><text:bookmark text:name="MathJax-Span-1857"/><text:bookmark text:name="MathJax-Span-1856"/><text:span text:style-name="T55">|</text:span><text:bookmark text:name="MathJax-Span-1859"/><text:span text:style-name="T49">μ</text:span><text:bookmark text:name="MathJax-Span-1860"/><text:span text:style-name="T48">&lt;</text:span><text:bookmark text:name="MathJax-Span-1861"/><text:span text:style-name="T49">ν</text:span><text:bookmark text:name="MathJax-Span-1862"/><text:span text:style-name="T48">}</text:span> then <text:bookmark text:name="MathJax-Span-1865"/><text:bookmark text:name="MathJax-Span-1864"/><text:bookmark text:name="MathJax-Span-1863"/><text:bookmark text:name="MathJax-Element-130-Frame1"/><text:span text:style-name="T48">cof</text:span><text:bookmark text:name="MathJax-Span-1866"/><text:span text:style-name="T48">(</text:span><text:bookmark text:name="MathJax-Span-1867"/><text:span text:style-name="T49">α</text:span><text:bookmark text:name="MathJax-Span-1868"/><text:span text:style-name="T48">)</text:span><text:bookmark text:name="MathJax-Span-1869"/><text:span text:style-name="T48">=</text:span><text:bookmark text:name="MathJax-Span-1870"/><text:span text:style-name="T48">cof</text:span><text:bookmark text:name="MathJax-Span-1871"/><text:span text:style-name="T48">(</text:span><text:bookmark text:name="MathJax-Span-1872"/><text:span text:style-name="T49">β</text:span><text:bookmark text:name="MathJax-Span-1873"/><text:span text:style-name="T48">)</text:span> and <text:bookmark text:name="MathJax-Span-1876"/><text:bookmark text:name="MathJax-Span-1875"/><text:bookmark text:name="MathJax-Span-1874"/><text:bookmark text:name="MathJax-Element-131-Frame1"/><text:span text:style-name="T49">α</text:span><text:bookmark text:name="MathJax-Span-1877"/><text:span text:style-name="T48">[</text:span><text:bookmark text:name="MathJax-Span-1878"/><text:span text:style-name="T49">η</text:span><text:bookmark text:name="MathJax-Span-1879"/><text:span text:style-name="T48">]</text:span><text:bookmark text:name="MathJax-Span-1880"/><text:span text:style-name="T48">=</text:span><text:bookmark text:name="MathJax-Span-1882"/><text:bookmark text:name="MathJax-Span-1881"/><text:span text:style-name="T49">ψ</text:span><text:bookmark text:name="MathJax-Span-1885"/><text:bookmark text:name="MathJax-Span-1884"/><text:bookmark text:name="MathJax-Span-1883"/><text:span text:style-name="T51">ν</text:span><text:bookmark text:name="MathJax-Span-1886"/><text:span text:style-name="T48">(</text:span><text:bookmark text:name="MathJax-Span-1887"/><text:span text:style-name="T49">β</text:span><text:bookmark text:name="MathJax-Span-1888"/><text:span text:style-name="T48">[</text:span><text:bookmark text:name="MathJax-Span-1889"/><text:span text:style-name="T49">η</text:span><text:bookmark text:name="MathJax-Span-1890"/><text:span text:style-name="T48">]</text:span><text:bookmark text:name="MathJax-Span-1891"/><text:span text:style-name="T48">)</text:span>,</text:p>
        </text:list-item>
        <text:list-item>
          <text:p text:style-name="P171">If <text:bookmark text:name="MathJax-Span-1894"/><text:bookmark text:name="MathJax-Span-1893"/><text:bookmark text:name="MathJax-Span-1892"/><text:bookmark text:name="MathJax-Element-132-Frame1"/><text:span text:style-name="T49">α</text:span><text:bookmark text:name="MathJax-Span-1895"/><text:span text:style-name="T48">=</text:span><text:bookmark text:name="MathJax-Span-1897"/><text:bookmark text:name="MathJax-Span-1896"/><text:span text:style-name="T49">ψ</text:span><text:bookmark text:name="MathJax-Span-1900"/><text:bookmark text:name="MathJax-Span-1899"/><text:bookmark text:name="MathJax-Span-1898"/><text:span text:style-name="T51">ν</text:span><text:bookmark text:name="MathJax-Span-1901"/><text:span text:style-name="T48">(</text:span><text:bookmark text:name="MathJax-Span-1902"/><text:span text:style-name="T49">β</text:span><text:bookmark text:name="MathJax-Span-1903"/><text:span text:style-name="T48">)</text:span> and <text:bookmark text:name="MathJax-Span-1906"/><text:bookmark text:name="MathJax-Span-1905"/><text:bookmark text:name="MathJax-Span-1904"/><text:bookmark text:name="MathJax-Element-133-Frame1"/><text:span text:style-name="T48">cof</text:span><text:bookmark text:name="MathJax-Span-1907"/><text:span text:style-name="T48">(</text:span><text:bookmark text:name="MathJax-Span-1908"/><text:span text:style-name="T49">β</text:span><text:bookmark text:name="MathJax-Span-1909"/><text:span text:style-name="T48">)</text:span><text:bookmark text:name="MathJax-Span-1910"/><text:span text:style-name="T54">∈</text:span><text:bookmark text:name="MathJax-Span-1911"/><text:span text:style-name="T48">{</text:span><text:bookmark text:name="MathJax-Span-1913"/><text:bookmark text:name="MathJax-Span-1912"/><text:span text:style-name="T48">Ω</text:span><text:bookmark text:name="MathJax-Span-1916"/><text:bookmark text:name="MathJax-Span-1915"/><text:bookmark text:name="MathJax-Span-1914"/><text:span text:style-name="T51">μ</text:span><text:bookmark text:name="MathJax-Span-1917"/><text:span text:style-name="T50">+</text:span><text:bookmark text:name="MathJax-Span-1918"/><text:span text:style-name="T50">1</text:span><text:bookmark text:name="MathJax-Span-1921"/><text:bookmark text:name="MathJax-Span-1920"/><text:bookmark text:name="MathJax-Span-1919"/><text:span text:style-name="T55">|</text:span><text:bookmark text:name="MathJax-Span-1922"/><text:span text:style-name="T49">μ</text:span><text:bookmark text:name="MathJax-Span-1923"/><text:span text:style-name="T54">≥</text:span><text:bookmark text:name="MathJax-Span-1924"/><text:span text:style-name="T49">ν</text:span><text:bookmark text:name="MathJax-Span-1925"/><text:span text:style-name="T48">}</text:span> then <text:bookmark text:name="MathJax-Span-1928"/><text:bookmark text:name="MathJax-Span-1927"/><text:bookmark text:name="MathJax-Span-1926"/><text:bookmark text:name="MathJax-Element-134-Frame1"/><text:span text:style-name="T48">cof</text:span><text:bookmark text:name="MathJax-Span-1929"/><text:span text:style-name="T48">(</text:span><text:bookmark text:name="MathJax-Span-1930"/><text:span text:style-name="T49">α</text:span><text:bookmark text:name="MathJax-Span-1931"/><text:span text:style-name="T48">)</text:span><text:bookmark text:name="MathJax-Span-1932"/><text:span text:style-name="T48">=</text:span><text:bookmark text:name="MathJax-Span-1933"/><text:span text:style-name="T49">ω</text:span> and <text:bookmark text:name="MathJax-Span-1936"/><text:bookmark text:name="MathJax-Span-1935"/><text:bookmark text:name="MathJax-Span-1934"/><text:bookmark text:name="MathJax-Element-135-Frame1"/><text:span text:style-name="T49">α</text:span><text:bookmark text:name="MathJax-Span-1937"/><text:span text:style-name="T48">[</text:span><text:bookmark text:name="MathJax-Span-1938"/><text:span text:style-name="T49">η</text:span><text:bookmark text:name="MathJax-Span-1939"/><text:span text:style-name="T48">]</text:span><text:bookmark text:name="MathJax-Span-1940"/><text:span text:style-name="T48">=</text:span><text:bookmark text:name="MathJax-Span-1942"/><text:bookmark text:name="MathJax-Span-1941"/><text:span text:style-name="T49">ψ</text:span><text:bookmark text:name="MathJax-Span-1945"/><text:bookmark text:name="MathJax-Span-1944"/><text:bookmark text:name="MathJax-Span-1943"/><text:span text:style-name="T51">ν</text:span><text:bookmark text:name="MathJax-Span-1946"/><text:span text:style-name="T48">(</text:span><text:bookmark text:name="MathJax-Span-1947"/><text:span text:style-name="T49">β</text:span><text:bookmark text:name="MathJax-Span-1948"/><text:span text:style-name="T48">[</text:span><text:bookmark text:name="MathJax-Span-1949"/><text:span text:style-name="T49">γ</text:span><text:bookmark text:name="MathJax-Span-1950"/><text:span text:style-name="T48">[</text:span><text:bookmark text:name="MathJax-Span-1951"/><text:span text:style-name="T49">η</text:span><text:bookmark text:name="MathJax-Span-1952"/><text:span text:style-name="T48">]</text:span><text:bookmark text:name="MathJax-Span-1953"/><text:span text:style-name="T48">]</text:span><text:bookmark text:name="MathJax-Span-1954"/><text:span text:style-name="T48">)</text:span> where </text:p>
        </text:list-item>
        <text:list-item>
          <text:p text:style-name="P17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6">{</text:span><text:span text:style-name="T49">γ</text:span><text:bookmark text:name="MathJax-Span-1963"/><text:span text:style-name="T48">[</text:span><text:bookmark text:name="MathJax-Span-1964"/><text:span text:style-name="T48">0</text:span><text:bookmark text:name="MathJax-Span-1965"/><text:span text:style-name="T48">]</text:span><text:bookmark text:name="MathJax-Span-1966"/><text:span text:style-name="T48">=</text:span><text:bookmark text:name="MathJax-Span-1968"/><text:bookmark text:name="MathJax-Span-1967"/><text:span text:style-name="T48">Ω</text:span><text:bookmark text:name="MathJax-Span-1969"/><text:span text:style-name="T51">μ</text:span><text:bookmark text:name="MathJax-Span-1972"/><text:bookmark text:name="MathJax-Span-1971"/><text:bookmark text:name="MathJax-Span-1970"/><text:span text:style-name="T51"> <text:s text:c="2"/></text:span><text:span text:style-name="T49">γ</text:span><text:bookmark text:name="MathJax-Span-1973"/><text:span text:style-name="T48">[</text:span><text:bookmark text:name="MathJax-Span-1974"/><text:span text:style-name="T49">η</text:span><text:bookmark text:name="MathJax-Span-1975"/><text:span text:style-name="T48">+</text:span><text:bookmark text:name="MathJax-Span-1976"/><text:span text:style-name="T48">1</text:span><text:bookmark text:name="MathJax-Span-1977"/><text:span text:style-name="T48">]</text:span><text:bookmark text:name="MathJax-Span-1978"/><text:span text:style-name="T48">=</text:span><text:bookmark text:name="MathJax-Span-1980"/><text:bookmark text:name="MathJax-Span-1979"/><text:span text:style-name="T49">ψ</text:span><text:bookmark text:name="MathJax-Span-1981"/><text:span text:style-name="T51">μ</text:span><text:bookmark text:name="MathJax-Span-1982"/><text:span text:style-name="T48">(</text:span><text:bookmark text:name="MathJax-Span-1983"/><text:span text:style-name="T49">β</text:span><text:bookmark text:name="MathJax-Span-1984"/><text:span text:style-name="T48">[</text:span><text:bookmark text:name="MathJax-Span-1985"/><text:span text:style-name="T49">γ</text:span><text:bookmark text:name="MathJax-Span-1986"/><text:span text:style-name="T48">[</text:span><text:bookmark text:name="MathJax-Span-1987"/><text:span text:style-name="T49">η</text:span><text:bookmark text:name="MathJax-Span-1988"/><text:span text:style-name="T48">]</text:span><text:bookmark text:name="MathJax-Span-1989"/><text:span text:style-name="T48">]</text:span><text:bookmark text:name="MathJax-Span-1990"/><text:span text:style-name="T48">)</text:span><text:bookmark text:name="MathJax-Span-1991"/>.</text:p>
        </text:list-item>
      </text:list>
      <text:p text:style-name="Text_20_body"/>
      <text:p text:style-name="P104"><text:a xlink:type="simple" xlink:href="http://forums.xkcd.com/viewtopic.php?f=14&amp;t=7469&amp;start=640" text:style-name="Internet_20_link" text:visited-style-name="Visited_20_Internet_20_Link"><text:span text:style-name="T98">http://forums.xkcd.com/viewtopic.php?f=14&amp;t=7469&amp;start=640</text:span></text:a></text:p>
      <text:p text:style-name="P105"><text:span text:style-name="T37">Every ordinal less than the Large Veblen Ordinal can be found at some value of </text:span><text:span text:style-name="T40">[imath]ψ(Ω^{Ω^{a}b+Ω^{c}d+..+Ωn}k+Ω^{Ω^{r}s+..+Ωx}y+..+z)[/imath]</text:span><text:span text:style-name="T37">, and the Large Veblen Ordinal itself becomes usable at </text:span><text:span text:style-name="T40">[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1">Ω+1</text:span><text:span text:style-name="T37">). We have φ(0/1) = </text:span><text:span text:style-name="T40">[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2"> </text:span><text:span text:style-name="T37">sequence as the number of lines reach ω is ψ(ε</text:span><text:span text:style-name="T41">Ω+1</text:span><text:span text:style-name="T37">).</text:span></text:p>
      <text:p text:style-name="P106"><text:a xlink:type="simple" xlink:href="http://forums.xkcd.com/viewtopic.php?f=14&amp;t=7469&amp;start=680" text:style-name="Internet_20_link" text:visited-style-name="Visited_20_Internet_20_Link">http://forums.xkcd.com/viewtopic.php?f=14&amp;t=7469&amp;start=680</text:a></text:p>
      <text:p text:style-name="P106"/>
      <text:p text:style-name="P95"><draw:frame draw:style-name="fr2" draw:name="Frame103" text:anchor-type="paragraph" svg:width="0.291cm" draw:z-index="111"><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10"><draw:text-box fo:min-height="0.041cm"><text:section text:style-name="Sect1" text:name="post_content2030231"><text:p text:style-name="P84">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1">1</text:span> = the limit of "[ω], [0, ω], [0, 0, ω], [0, 0, 0, ω], ..."<text:line-break/>[ω, 1]<text:span text:style-name="T91">1</text:span> = the limit of "[ω]<text:span text:style-name="T91">1</text:span>, [[ω]<text:span text:style-name="T91">1</text:span>]<text:span text:style-name="T91">1</text:span>, [[[ω]<text:span text:style-name="T91">1</text:span>]<text:span text:style-name="T91">1</text:span>]<text:span text:style-name="T91">1</text:span>, [[[[ω]<text:span text:style-name="T91">1</text:span>]<text:span text:style-name="T91">1</text:span>]<text:span text:style-name="T91">1</text:span>]<text:span text:style-name="T91">1</text:span>, ..."<text:line-break/>[ω, 2]<text:span text:style-name="T91">1</text:span> = the limit of "[ω, 1]<text:span text:style-name="T91">1</text:span>, [[ω, 1]<text:span text:style-name="T91">1</text:span>, 1]<text:span text:style-name="T91">1</text:span>, [[[ω, 1]<text:span text:style-name="T91">1</text:span>, 1]<text:span text:style-name="T91">1</text:span>, 1]<text:span text:style-name="T91">1</text:span>, ..."<text:line-break/>etc.<text:line-break/><text:line-break/>[ω]<text:span text:style-name="T91">2</text:span> = the limit of "[ω]<text:span text:style-name="T91">1</text:span>, [0, ω]<text:span text:style-name="T91">1</text:span>, [0, 0, ω]<text:span text:style-name="T91">1</text:span>, [0, 0, 0, ω]<text:span text:style-name="T91">1</text:span>, ..."<text:line-break/><text:line-break/>[ω]<text:span text:style-name="T91">ω</text:span> = the limit of "[ω]<text:span text:style-name="T91">1</text:span>, [ω]<text:span text:style-name="T91">2</text:span>, [ω]<text:span text:style-name="T91">3</text:span>, ..."<text:line-break/><text:line-break/>f<text:span text:style-name="T91">O(x)</text:span>(n) = [imath]f_{[ω]_{[ω]_{..._{[ω]_ω}}}}(n)[/imath] with x layers of subscripts.<text:line-break/><text:line-break/>1.) Which of these is equal to the LVO?<text:line-break/>2.) Which of these, if any, is equal to the Bachman-Howard Ordinal?<text:line-break/>3.) What is the growth rate of f<text:span text:style-name="T91">O(ω)</text:span>(n)?</text:p><text:section text:style-name="Sect1" text:name="sig2030231"><text:p text:style-name="P159"><text:span text:style-name="Citation"><text:span text:style-name="T43">KrazyerKate wrote:</text:span></text:span><text:span text:style-name="T92">While it's probably the strangest sounding advice I will ever give, we need to stay focused on Hardcore Pornography in order to be successful.</text:span></text:p><text:p text:style-name="P83"><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section></text:section></draw:text-box></draw:frame><text:soft-page-break/></text:p>
      <text:section text:style-name="Sect2" text:name="p2030272">
        <text:p text:style-name="P75"><draw:frame draw:style-name="fr4" draw:name="profile2030272" text:anchor-type="paragraph" svg:width="6.588cm" draw:z-index="103"><draw:text-box fo:min-height="0.041cm"><text:p text:style-name="P162"><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160"><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161"><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163" text:outline-level="3"><text:a xlink:type="simple" xlink:href="http://forums.xkcd.com/viewtopic.php?f=14&amp;t=7469&amp;start=680#p2030272" text:style-name="Internet_20_link" text:visited-style-name="Visited_20_Internet_20_Link"><text:span text:style-name="T105">Re: My number is bigger!</text:span></text:a></text:h><text:list xml:id="list3814060025595886995" text:style-name="L2"><text:list-item><text:p text:style-name="P191"><draw:frame draw:style-name="fr5" draw:name="Frame105" text:anchor-type="char" svg:width="0.041cm" draw:z-index="106"><draw:text-box fo:min-height="0.041cm"><text:p text:style-name="Text_20_body"/></draw:text-box></draw:frame></text:p></text:list-item></text:list><text:p text:style-name="P80"><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84">[ω,1]<text:span text:style-name="T91">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1">C(0)+1</text:span>)n]<text:line-break/><text:line-break/>Note that this is roughly the amount of recursive definition it would require to reach [imath]f_{ε_{0}}(n)[/imath] using strictly finite recursive functions</text:p></text:section></draw:text-box></draw:frame></text:p>
      </text:section>
      <text:p text:style-name="P105"/>
      <text:p text:style-name="P107"><text:a xlink:type="simple" xlink:href="http://forums.xkcd.com/viewtopic.php?f=14&amp;t=7469&amp;start=720" text:style-name="Internet_20_link" text:visited-style-name="Visited_20_Internet_20_Link">http://forums.xkcd.com/viewtopic.php?f=14&amp;t=7469&amp;start=720</text:a></text:p>
      <text:p text:style-name="P108">(p 19)</text:p>
      <text:p text:style-name="P105"><text:span text:style-name="T37">M(n) is a set containing 0, 1, and every ω</text:span><text:span text:style-name="T41">α</text:span><text:span text:style-name="T42"> </text:span><text:span text:style-name="T37">from ω</text:span><text:span text:style-name="T41">0</text:span><text:span text:style-name="T42"> </text:span><text:span text:style-name="T37">to ω</text:span><text:span text:style-name="T41">1+n</text:span><text:span text:style-name="T37">.</text:span><text:line-break/><text:line-break/><text:span text:style-name="T37">and C(n, 0, 0) = M(n)</text:span><text:line-break/><text:line-break/><text:span text:style-name="T37">and C(n, k, s+1) = C(n, k, s) ∪ {a+b, ab, a</text:span><text:span text:style-name="T41">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1">ω</text:span><text:span text:style-name="T37">), and X(ε</text:span><text:span text:style-name="T41">0</text:span><text:span text:style-name="T37">)? Would we able to find an X(ω</text:span><text:span text:style-name="T41">1</text:span><text:span text:style-name="T37">)?</text:span><text:line-break/><text:line-break/><text:span text:style-name="T37">Would X(X(X(ω))) have any merit? X</text:span><text:span text:style-name="T41">ω</text:span><text:span text:style-name="T37">(ω)? [imath]X^{ε_0}(ω)[/imath]?</text:span><text:line-break/><text:line-break/><text:span text:style-name="T37">If Λ</text:span><text:span text:style-name="T41">0</text:span><text:span text:style-name="T42"> </text:span><text:span text:style-name="T37">was the smallest a such that a = ω</text:span><text:span text:style-name="T41">a</text:span><text:span text:style-name="T37">, would X(Λ</text:span><text:span text:style-name="T41">0</text:span><text:span text:style-name="T37">) be anything?</text:span><text:line-break/><text:line-break/><text:span text:style-name="T37">How large would </text:span><text:span text:style-name="T39">[imath]f_{X(Λ_0)}(4209)[/imath]</text:span><text:span text:style-name="T42"> </text:span><text:span text:style-name="T37">be?</text:span><text:line-break/><text:line-break/><text:span text:style-name="T37">Or </text:span><text:span text:style-name="T39">[imath]f_{X(ω)}(4209)[/imath]</text:span><text:span text:style-name="T42"> </text:span><text:span text:style-name="T37">for that matter?</text:span><text:line-break/></text:p>
      <text:p text:style-name="P109"><text:a xlink:type="simple" xlink:href="http://forums.xkcd.com/viewtopic.php?f=14&amp;t=7469&amp;start=840" text:style-name="Internet_20_link" text:visited-style-name="Visited_20_Internet_20_Link">http://forums.xkcd.com/viewtopic.php?f=14&amp;t=7469&amp;start=840</text:a> p 22</text:p>
      <text:p text:style-name="P109">Okay, let’s define a monstrously large recursive ordinal! (and a large finite</text:p>
      <text:p text:style-name="P109"><text:soft-page-break/>number)</text:p>
      <text:p text:style-name="P109">When last we left, we defined a transfinite hierarchy over Q and theta,</text:p>
      <text:p text:style-name="P109">indexed by a large ordinal xi. We want to define larger and larger powers of xi.</text:p>
      <text:p text:style-name="P109">We will write Q(a)(b) and theta0 (a) instead of Qa(b) and thetaa. Also, replace</text:p>
      <text:p text:style-name="P109">xi with theta1(0).</text:p>
      <text:p text:style-name="P109">As before, we define an inaccessible hierarchy above xi, by I(1)(0)(a1@b1,</text:p>
      <text:p text:style-name="P109">a2@b2, ... an@bn). We then define Q(1)(0) and theta0(1)(0) so that</text:p>
      <text:p text:style-name="P109">Q(1)(0)(θ 0 (1)(0) a 1 b 1 +θ 0 (1)(0) a 2 b 2 +...θ 0 (1)(0) a n b n ) = I(1)(0)(b 1 @a 1 , b 2 @a 2 , ...b n @a n ).</text:p>
      <text:p text:style-name="P109">We can then extend this by defining Q(1)(1) and theta0 (1)(1), Q(1)(alpha)</text:p>
      <text:p text:style-name="P109">and theta 0(1)(alpha) for arbitrary ordinals alpha, and then a transfinite hier-</text:p>
      <text:p text:style-name="P109">archy Q(1)(a1@b1, ... ,an@bn) and theta0(1)(a1@b1, ... ,an@bn). Next, we</text:p>
      <text:p text:style-name="P109">define a new large ordinal theta1(1) (we can take this to be the second weakly</text:p>
      <text:p text:style-name="P109">compact cardinal), to diagonlize over the transfinite hiearachy, and we define</text:p>
      <text:p text:style-name="P109">Q(1)(θ 1 (1) a 1 b 1 +θ 1 (1) a 2 b 2 +...θ 1 (1) a n b n )(c) = Q(1)(b 1 @a 1 , b 2 @a 2 , ..., b n @a n )(c)</text:p>
      <text:p text:style-name="P109">θ 0 (1)(θ 1 (1) a 1 b 1 + θ 1 (1) a 2 b 2 + ...θ 1 (1) a n b n ) = θ 0 (1)(b 1 @a 1 , b 2 @a 2 , ..., b n @a n ).</text:p>
      <text:p text:style-name="P109">Continuing the entire procedure above, we can define Q(a)(b)(c), theta0(a)(b)</text:p>
      <text:p text:style-name="P109">and theta1(a) for arbitrary ordinals a,b,c. Again, we can extend this to trans-</text:p>
      <text:p text:style-name="P109">finite hierarchies Q(a1@b1, ... ,an@bn) (b)(c), theta0(a1@b1, ... ,an@bn) (b)</text:p>
      <text:p text:style-name="P109">and theta1(a1@b1, ... ,an@bn). Now we define a large ordinal theta2(0) (let’s</text:p>
      <text:p text:style-name="P109">take this to be the smallest 1-indescribable ordinal) to index these transfinite</text:p>
      <text:p text:style-name="P109">hierarchies.</text:p>
      <text:p text:style-name="P109">Q(θ 2 (0) a 1 b 1 +θ 2 (0) a 2 b 2 +...θ 2 (0) a n b n )(c)(d) = Q(b 1 @a 1 , b 2 @a 2 , ..., b n @a n )(c)(d)</text:p>
      <text:p text:style-name="P109">θ 0 (θ 2 (0) a 1 b 1 +θ 2 (0) a 2 b 2 +...θ 2 (0) a n b n )(c) = θ 0 (b 1 @a 1 , b 2 @a 2 , ..., b n @a n )(c) θ 1 (θ 2 (0) a 1 b 1 +</text:p>
      <text:p text:style-name="P109">θ 2 (0) a 2 b 2 + ...θ 2 (0) a n b n ) = θ 1 (b 1 @a 1 , b 2 @a 2 , ..., b n @a n )</text:p>
      <text:p text:style-name="P109">So we can define our notation by</text:p>
      <text:p text:style-name="P109">C 0 (α, β) = β ∪ {0, θ 2 (0)}</text:p>
      <text:p text:style-name="P109">C n+1 (α, β) = {γ+δ, γδ, γ δ , φ(γ, δ), Q(γ, δ, #), θ 0 (γ, δ), θ 1 (γ)|γ, δ, # ∈ C n (α, β)}</text:p>
      <text:p text:style-name="P109">∪C m (γ, δ|γ, δ, m ∈ C n (α, β), m &lt; ω ∪{ψ γ (δ)|γ, δ ∈ C n (α, β), δ &lt; α, γ a regular</text:p>
      <text:p text:style-name="P109">cardinal} ∪{τ (γ,</text:p>
      <text:p text:style-name="P109">S δ)|γ, δ ∈ C n (α, β), γ &lt; α}</text:p>
      <text:p text:style-name="P109">C(α, β) = C n (α, β)</text:p>
      <text:p text:style-name="P109">ψ α (β) = min{γ : α ∈ C(β, γ) ∧ C(β, γ) ∩ α ⊆ γ}</text:p>
      <text:p text:style-name="P109">τ (α, β) = the βth ordinal γ such that γ ∈</text:p>
      <text:p text:style-name="P109">/ C(α, γ)</text:p>
      <text:p text:style-name="P109">Okay, let’s keep going. theta2(0) can be extended by an inaccessible hiear-</text:p>
      <text:p text:style-name="P109">achy Q(1)(0)(0)(a) and theta0(1)(0)(0). We proceed on, extending our notations</text:p>
      <text:p text:style-name="P109">in the usual manner, defining Q(1)(a)(b)(c), theta0(1)(a)(b), and theta1(1)(a).</text:p>
      <text:p text:style-name="P109">We extend the variable a into a transfinite hierarchy, e.g. Q(1)(a1@b1, ...</text:p>
      <text:p text:style-name="P109">,an@bn)(c)(d), and then define theta2(1) (as the second smallest 1-indescribable</text:p>
      <text:p text:style-name="P109">cardinal) to index our new transfinite heirarchy. So</text:p>
      <text:p text:style-name="P109">Q(1)(θ 2 (1) a 1 b 1 +θ 2 (1) a 2 b 2 +...θ 2 (1) a n b n )(c)(d) = Q(1)(b 1 @a 1 , b 2 @a 2 , ..., b n @a n )(c)(d)</text:p>
      <text:p text:style-name="P109">θ 0 (1)(θ 2 (1) a 1 b 1 +θ 2 (1) a 2 b 2 +...θ 2 (1) a n b n )(c) = θ 0 (1)(b 1 @a 1 , b 2 @a 2 , ..., b n @a n )(c)</text:p>
      <text:p text:style-name="P109">θ 1 (1)(θ 2 (1) a 1 b 1 + θ 2 (1) a 2 b 2 + ...θ 2 (1) a n b n ) = θ 1 (1)(b 1 @a 1 , b 2 @a 2 , ..., b n @a n ).</text:p>
      <text:p text:style-name="P109">This extends upwards for all ordinals, so that we have Q(a)(b)(c)(d), theta0(a)(b)(c),</text:p>
      <text:p text:style-name="P109">theta1(a)(b), and theta2(a) defijned for all a. We extend to a transfinite hi-</text:p>
      <text:p text:style-name="P109">erarchy again, and next define a large ordinal theta3(0) (call it the smallest</text:p>
      <text:p text:style-name="P109"><text:soft-page-break/>2-indescribable cardinal) to index over it.</text:p>
      <text:p text:style-name="P109">1I think you can see how to proceed from here. We get longer and longer</text:p>
      <text:p text:style-name="P109">functions with more and more parameters. Eventually we can define Q for</text:p>
      <text:p text:style-name="P109">an arbitrary number of parameters, and define thetan for an arbitrary natural</text:p>
      <text:p text:style-name="P109">number n and an arbitrary number of parameters.</text:p>
      <text:p text:style-name="P109">For convenience, we represent Q(a1@b1)(a2@b2)...(an)(bn) to indicate an</text:p>
      <text:p text:style-name="P109">a1 in the b1 place, an a2 in the b2 place, etc. We can then define</text:p>
      <text:p text:style-name="P109">C 0 (α, β) = β ∪ {0}</text:p>
      <text:p text:style-name="P109">C n+1 (α, β) = {γ+δ, γδ, γ δ , φ(γ, δ), Q(γ 1 @δ 1 )(γ 2 @δ 2 )...(γ m @δ m ), θ k (γ 1 @δ 1 )(γ 2 @δ 2 )...(γ m @δ m )|γ, δ, #, γ i ,</text:p>
      <text:p text:style-name="P109">C n (α, β), δ i , m, k &lt; ω} ∪C m (γ, δ|γ, δ, m ∈ C n (α, β), m &lt; ω ∪{ψ γ (δ)|γ, δ ∈</text:p>
      <text:p text:style-name="P109">C n (α, β), δ &lt; α,</text:p>
      <text:p text:style-name="P109">S γ a regular cardinal} ∪{τ (γ, δ)|γ, δ ∈ C n (α, β), γ &lt; α}</text:p>
      <text:p text:style-name="P109">C(α, β) = C n (α, β)</text:p>
      <text:p text:style-name="P109">ψ α (β) = min{γ : α ∈ C(β, γ) ∧ C(β, γ) ∩ α ⊆ γ}</text:p>
      <text:p text:style-name="P109">τ (α, β) = the βth ordinal γ such that γ ∈</text:p>
      <text:p text:style-name="P109">/ C(α, γ)</text:p>
      <text:p text:style-name="P109">Next, we want to define Q and theta for transfinite parameters. I’m having</text:p>
      <text:p text:style-name="P109">a bit of trouble with this, so I’ll continue in a later post.</text:p>
      <text:p text:style-name="P109">2</text:p>
      <text:p text:style-name="P105"/>
      <text:p text:style-name="P110"><text:a xlink:type="simple" xlink:href="http://forums.xkcd.com/viewtopic.php?f=14&amp;t=7469&amp;start=920" text:style-name="Internet_20_link" text:visited-style-name="Visited_20_Internet_20_Link">http://forums.xkcd.com/viewtopic.php?f=14&amp;t=7469&amp;start=920</text:a> p 24</text:p>
      <text:p text:style-name="P110"/>
      <text:p text:style-name="P105"><text:span text:style-name="T37">I was looking back and I realized I completely missed </text:span><text:a xlink:type="simple" xlink:href="http://forums.xkcd.com/viewtopic.php?f=14&amp;t=7469&amp;start=880#p2217276" text:style-name="Internet_20_link" text:visited-style-name="Visited_20_Internet_20_Link"><text:span text:style-name="T44">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1">3</text:span><text:line-break/><text:span text:style-name="T37">q[0](a@</text:span><text:span text:style-name="T41">c</text:span><text:span text:style-name="T37">b) = θ(a@</text:span><text:span text:style-name="T41">c</text:span><text:span text:style-name="T37">b)</text:span><text:line-break/><text:span text:style-name="T37">q[1](a@</text:span><text:span text:style-name="T41">c</text:span><text:span text:style-name="T37">b) = λ(a@</text:span><text:span text:style-name="T41">c</text:span><text:span text:style-name="T37">b)</text:span><text:line-break/><text:span text:style-name="T37">q[0](q[1]) = θ(λ) = θ(1@@1)</text:span><text:line-break/><text:span text:style-name="T37">q[0](q[0](q[1])</text:span><text:span text:style-name="T41">b</text:span><text:span text:style-name="T37">a) = q[0](a@b) = θ(a@b)</text:span><text:line-break/><text:line-break/><text:span text:style-name="T37">~</text:span><text:line-break/><text:line-break/><text:span text:style-name="T37">Define a transfinite heirarchy of transfinite heirarchies in the form of I(a@</text:span><text:span text:style-name="T41">c</text:span><text:span text:style-name="T37">b)</text:span><text:line-break/><text:line-break/><text:span text:style-name="T37">I(a@</text:span><text:span text:style-name="T41">0</text:span><text:span text:style-name="T37">b) = I(a@b)</text:span><text:line-break/><text:span text:style-name="T37">I(a@</text:span><text:span text:style-name="T41">3</text:span><text:span text:style-name="T37">b) = I(a@@@@b)</text:span><text:line-break/><text:line-break/><text:span text:style-name="T37">q[c] can be used to index I(a@</text:span><text:span text:style-name="T41">c</text:span><text:span text:style-name="T37">b)</text:span><text:line-break/><text:line-break/><text:span text:style-name="T37">Q(q[c]</text:span><text:span text:style-name="T41">b</text:span><text:span text:style-name="T37">a) = I(a@</text:span><text:span text:style-name="T41">c</text:span><text:span text:style-name="T37">b)</text:span><text:line-break/><text:span text:style-name="T37">Q(q[3]</text:span><text:span text:style-name="T41">b</text:span><text:span text:style-name="T37">a + q[2]</text:span><text:span text:style-name="T41">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1">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oft-page-break/><text:span text:style-name="T37">τ(y, z) is the z</text:span><text:span text:style-name="T41">th</text:span><text:span text:style-name="T42"> </text:span><text:span text:style-name="T37">ordinal a such that a ∉ C(y,a,ω)</text:span><text:line-break/><text:line-break/><text:span text:style-name="T37">~</text:span><text:line-break/><text:line-break/><text:span text:style-name="T37">Define our arbitrarily large number: C(Q(q[Γ</text:span><text:span text:style-name="T41">4</text:span><text:span text:style-name="T37">]</text:span><text:span text:style-name="T41">20</text:span><text:span text:style-name="T37">9), g</text:span><text:span text:style-name="T41">4209</text:span><text:span text:style-name="T37">, g</text:span><text:span text:style-name="T41">4209</text:span><text:span text:style-name="T37">)</text:span></text:p>
      <text:p text:style-name="P101"/>
      <text:p text:style-name="P102">w^a = [suc→H,0→suc] a 0</text:p>
      <text:p text:style-name="P102">epsilon₀ = R1 H suc 0 = H &lt;H&gt; I suc 0</text:p>
      <text:p text:style-name="P102">w^epsilon₀ = R1 H H suc 0 = R1 H suc 0</text:p>
      <text:p text:style-name="P102">point fixe suivant : </text:p>
      <text:p text:style-name="P102">lim epsilon₀+1, w^(epsilon_0+1), w^w^(epsilon_0+1), …</text:p>
      <text:p text:style-name="P102">w^(epsilon₀+1) = w^epsilon₀ * w = <text:s/>epsilon₀ * w </text:p>
      <text:p text:style-name="P102"><text:s/>= [suc→H,0→suc] (suc (R1 H suc 0)) 0 = H (R1 H H suc) 0 = H (R1 H suc) 0</text:p>
      <text:p text:style-name="P102">w^w^(epsilon_0+1) = epsilon₀^w</text:p>
      <text:p text:style-name="P102"><text:s/>= H (R1 H H) suc 0 = H (R1 H) suc 0</text:p>
      <text:p text:style-name="P102">w^w^w^(epsilon_0+1) </text:p>
      <text:p text:style-name="P102"><text:s/>= H (R1 H) H suc 0</text:p>
      <text:p text:style-name="P102">w^w^w^(epsilon_0+1) </text:p>
      <text:p text:style-name="P102"><text:s/>= H (R1 H) H H suc 0</text:p>
      <text:p text:style-name="P102">epsilon₁ = w^...^w^(epsilon_0+1) = H &lt;H&gt; (H (R1 H)) suc 0 = H &lt;H&gt; (H (H &lt;H&gt; I)) suc 0</text:p>
      <text:p text:style-name="P102"/>
      <text:p text:style-name="P102">epsilon₀ = R1 H suc 0</text:p>
      <text:p text:style-name="P102">epsilon₀ * 2 = R1 H suc (R1 H suc 0)</text:p>
      <text:p text:style-name="P102">epsilon₀ * w = H (R1 H suc) 0</text:p>
      <text:p text:style-name="P102">epsilon₀ ² = R1 H (R1 H suc) 0</text:p>
      <text:p text:style-name="P102">epsilon₀ ^ w = H (R1 H) suc 0</text:p>
      <text:p text:style-name="P102">epsilon₀ ^ epsilon₀ = R1 H (R1 H) suc 0</text:p>
      <text:p text:style-name="P102">epsilon1 = epsilon0 ^ … ^ epsilon₀ = R1 (R1 H) suc 0 = H &lt;H &lt;H&gt; I&gt; suc 0</text:p>
      <text:p text:style-name="P102"/>
      <text:p text:style-name="P102">fonction<text:tab/><text:tab/>plus petit point fixe</text:p>
      <text:p text:style-name="P102">a → 1+a<text:tab/><text:tab/>w</text:p>
      <text:p text:style-name="P102">a → w+A<text:tab/><text:tab/>w²</text:p>
      <text:p text:style-name="P102">a → w+A<text:tab/><text:tab/>w^w</text:p>
      <text:p text:style-name="P102">a → w^a <text:tab/><text:tab/>epsilon₀</text:p>
      <text:p text:style-name="P102">a→epsilon_a=phi(1,a)<text:tab/>zeta₀ = phi(2,0)</text:p>
      <text:p text:style-name="P102">a→zeta_a=phi(2,a)<text:tab/>eta₀ = phi(3,0)</text:p>
      <text:p text:style-name="P102">a → phi(b,a)<text:tab/><text:tab/>phi(b+1,0)</text:p>
      <text:p text:style-name="P102">a → phi(a,0)<text:tab/><text:tab/>phi(1,0,0)</text:p>
      <text:p text:style-name="P102"/>
      <text:p text:style-name="P102">Phi f = énumération points fixes de f</text:p>
      <text:p text:style-name="P102">Phi [1+*] = [w+*]</text:p>
      <text:p text:style-name="P102">Phi [w+*] = [w² + *] = Phi² [1 + *]</text:p>
      <text:p text:style-name="P102">Phi [w.*] = [w^w.(1+*)]</text:p>
      <text:p text:style-name="P103">Phi [w^*] = [epsilon_*]</text:p>
      <text:p text:style-name="P103">Phi [phi(a,*)] = [Phi(a+1,*)]</text:p>
      <text:p text:style-name="P103">Phi [phi(*,0)] = [phi(1,0,*)]</text:p>
      <text:p text:style-name="P103"/>
      <text:p text:style-name="P165">Simmons</text:p>
      <text:p text:style-name="P165">Fix f z = f^w (z+1) = H f (suc z)</text:p>
      <text:p text:style-name="P165">Next = Fix [w^*]</text:p>
      <text:p text:style-name="P165">Next 0 = epsilon₀ </text:p>
      <text:p text:style-name="P165">Next^(1+a) 0 = epsilon_a</text:p>
      <text:p text:style-name="P165">[0] h = Fix [h^* 0]</text:p>
      <text:p text:style-name="P165"><text:soft-page-break/>[0] Next 0 = Fix [Next^* 0] 0</text:p>
      <text:p text:style-name="P165">= lim </text:p>
      <text:p text:style-name="P165"><text:tab/>1</text:p>
      <text:p text:style-name="P165"><text:tab/>Next 0 = epsilon₀</text:p>
      <text:p text:style-name="P165"><text:tab/>Next^epsilon₀ 0 = epsilon_epsilon₀ </text:p>
      <text:p text:style-name="P165"><text:tab/>…</text:p>
      <text:p text:style-name="P165">= epsilon_..._epsilon₀</text:p>
      <text:p text:style-name="P165">= zeta₀</text:p>
      <text:p text:style-name="P166">[0]² Next 0 = [0] ([0] Next) 0 = Fix ([0] Next)^* 0] 0</text:p>
      <text:p text:style-name="P166">= lim </text:p>
      <text:p text:style-name="P166"><text:tab/>1</text:p>
      <text:p text:style-name="P166"><text:tab/>[0] Next 0 = zeta₀ </text:p>
      <text:p text:style-name="P166"><text:tab/>([0] Next)^zeta₀ 0 = zeta_zeta₀</text:p>
      <text:p text:style-name="P166">= zeta_..._zeta₀ = eta₀ = phi(3,0)</text:p>
      <text:p text:style-name="P166">[0]^a Next 0 = phi(1+a,0)</text:p>
      <text:p text:style-name="P166">[1] [0] Next 0 = Fix [[0]^* Next 0] 0</text:p>
      <text:p text:style-name="P166">= lim</text:p>
      <text:p text:style-name="P166"><text:tab/>1 = phi(0,0)</text:p>
      <text:p text:style-name="P166"><text:tab/>[0] Next 0 = zeta₀ = phi(2,0)</text:p>
      <text:p text:style-name="P166"><text:tab/>[0]^zeta₀ Next 0 = phi(phi(2,0),0)</text:p>
      <text:p text:style-name="P166"><text:tab/>… = phi(phi(phi(2,0),0),0)</text:p>
      <text:p text:style-name="P166">= phi(1,0,0)</text:p>
      <text:p text:style-name="P167">[2] [1] [0] Next 0 = Fix [[1]^* [0] Next 0] 0 <text:span text:style-name="T114">= LVO ?</text:span></text:p>
      <text:p text:style-name="P167">= lim</text:p>
      <text:p text:style-name="P167"><text:tab/>1</text:p>
      <text:p text:style-name="P167"><text:tab/>[1] [0] Next 0 = phi(1,0,0) = Gamma₀</text:p>
      <text:p text:style-name="P167"><text:tab/>[1]^Gamma₀ [0] Next 0</text:p>
      <text:p text:style-name="P167"><text:tab/><text:tab/>[1]⁰ [0] Next 0 = [0] Next 0 = zeta₀ = phi(2,0)</text:p>
      <text:p text:style-name="P167"><text:tab/><text:tab/>[1]¹ [0] Next 0 = [1] [0] Next 0 = Gamma₀ = phi(1,0,0)</text:p>
      <text:p text:style-name="P167"><text:tab/><text:tab/>[1]² [0] Next 0 = [1] ([1] [0]) Next 0 = Fix [([1] [0])^* Next 0] 0 <text:span text:style-name="T114">= SVO ?</text:span></text:p>
      <text:p text:style-name="P167"><text:tab/><text:tab/>= lim </text:p>
      <text:p text:style-name="P167"><text:tab/><text:tab/><text:tab/>1</text:p>
      <text:p text:style-name="P167"><text:tab/><text:tab/><text:tab/>[1] [0] Next 0 = Gamma₀ = phi(1,0,0)</text:p>
      <text:p text:style-name="P167"><text:tab/><text:tab/><text:tab/>([1] [0])^Gamma₀ Next 0</text:p>
      <text:p text:style-name="P167"><text:tab/><text:tab/><text:tab/><text:tab/>([1] [0])^a Next 0 = ?</text:p>
      <text:p text:style-name="P167"><text:tab/><text:tab/><text:tab/><text:tab/><text:span text:style-name="T109">([1] [0])⁰ Next 0 = Next 0 = epsilon₀ = phi(1,0)</text:span></text:p>
      <text:p text:style-name="P167"><text:tab/><text:tab/><text:tab/><text:tab/><text:span text:style-name="T109">([1] [0])¹ Next 0 = [1] [0] Next 0 = zeta₀ = phi(2,0)</text:span></text:p>
      <text:p text:style-name="P167"><text:tab/><text:tab/><text:tab/><text:tab/><text:span text:style-name="T109">([1] [0])² Next 0 = [1] [0] ([1] [0] Next) 0 = Fix [[0]^* ([1] [0] Next) 0] 0 = phi(1,2,0)</text:span></text:p>
      <text:p text:style-name="P167"><text:tab/><text:tab/><text:tab/><text:tab/><text:span text:style-name="T114">([1] [0])^(1+a) Next 0 = phi(a,2,0) ?</text:span></text:p>
      <text:p text:style-name="P167"><text:tab/><text:tab/><text:tab/><text:tab/><text:span text:style-name="T110">= lim</text:span></text:p>
      <text:p text:style-name="P167"><text:tab/><text:tab/><text:tab/><text:tab/><text:tab/><text:span text:style-name="T110">1</text:span></text:p>
      <text:p text:style-name="P167"><text:tab/><text:tab/><text:tab/><text:tab/><text:tab/><text:span text:style-name="T110">[0] ([1] [0] Next) 0 = Fix [([1] [0] Next)^* 0] 0</text:span></text:p>
      <text:p text:style-name="P167"><text:tab/><text:tab/><text:tab/><text:tab/><text:tab/><text:span text:style-name="T110">= lim</text:span></text:p>
      <text:p text:style-name="P167"><text:tab/><text:tab/><text:tab/><text:tab/><text:tab/><text:tab/><text:span text:style-name="T110">1</text:span></text:p>
      <text:p text:style-name="P167"><text:tab/><text:tab/><text:tab/><text:tab/><text:tab/><text:tab/><text:span text:style-name="T110">[1] [0] Next 0 = Gamma₀ = phi(1,0,0)</text:span></text:p>
      <text:p text:style-name="P167"><text:tab/><text:tab/><text:tab/><text:tab/><text:tab/><text:tab/><text:span text:style-name="T110">([1] [0] Next)^Gamma₀ 0 = phi(1,0,Gamma₀)</text:span></text:p>
      <text:p text:style-name="P167"><text:tab/><text:tab/><text:tab/><text:tab/><text:tab/><text:tab/><text:span text:style-name="T110">phi(1,0,phi(1,0,Gamma₀))</text:span></text:p>
      <text:p text:style-name="P167"><text:tab/><text:tab/><text:tab/><text:tab/><text:tab/><text:tab/>…</text:p>
      <text:p text:style-name="P167"><text:tab/><text:tab/><text:tab/><text:tab/><text:tab/><text:span text:style-name="T110">= phi(1,1,0)</text:span></text:p>
      <text:p text:style-name="P167"><text:tab/><text:tab/><text:tab/><text:tab/><text:tab/><text:span text:style-name="T111">[0]^phi(1,1,0) ([1] [0] Next) 0 = phi(1,1,phi(1,1,a))</text:span></text:p>
      <text:p text:style-name="P167"><text:tab/><text:tab/><text:tab/><text:tab/><text:span text:style-name="T113">= phi(1,2,0)</text:span></text:p>
      <text:p text:style-name="P167"><text:tab/><text:tab/><text:tab/><text:span text:style-name="T114">([1] [0])^Gamma₀ Next 0 = phi(phi(1,0,0),2,0) ?</text:span></text:p>
      <text:p text:style-name="P167"><text:soft-page-break/><text:tab/><text:tab/><text:span text:style-name="T114">= SVO ?</text:span></text:p>
      <text:p text:style-name="P167"/>
      <text:p text:style-name="P167"/>
      <text:p text:style-name="P167"><text:tab/><text:tab/><text:tab/><text:tab/><text:tab/><text:span text:style-name="T112">[0]^a ([1] [0] Next) 0 = ?</text:span></text:p>
      <text:p text:style-name="P167"><text:tab/><text:tab/><text:tab/><text:tab/><text:tab/><text:span text:style-name="T112">[0]⁰ ([1] [0] Next) 0 = [1] [0] Next 0 = Gamma₀ = phi(1,0,0)</text:span></text:p>
      <text:p text:style-name="P167"><text:tab/><text:tab/><text:tab/><text:tab/><text:tab/><text:span text:style-name="T112">[0]¹ ([1] [0] Next) 0 = [0] ([1] [0] Next) 0 = phi(1,1,0)</text:span></text:p>
      <text:p text:style-name="P167"><text:tab/><text:tab/><text:tab/><text:tab/><text:tab/><text:span text:style-name="T112">[0]² ([1] [0] Next) 0 = [0] ([0] ([1] [0] Next)) 0 = Fix [([0] ([1] [0] Next))^* 0] 0</text:span></text:p>
      <text:p text:style-name="P167"><text:tab/><text:tab/><text:tab/><text:tab/><text:tab/><text:span text:style-name="T112">= lim </text:span></text:p>
      <text:p text:style-name="P167"><text:tab/><text:tab/><text:tab/><text:tab/><text:tab/><text:tab/><text:span text:style-name="T112">1</text:span></text:p>
      <text:p text:style-name="P167"><text:tab/><text:tab/><text:tab/><text:tab/><text:tab/><text:tab/><text:span text:style-name="T112">[0] ([1] [0] Next) 0 = phi(1,1,0)</text:span></text:p>
      <text:p text:style-name="P167"><text:tab/><text:tab/><text:tab/><text:tab/><text:tab/><text:tab/><text:span text:style-name="T112">([0] ([1] [0] Next))^phi(1,1,0) 0</text:span></text:p>
      <text:p text:style-name="P167"><text:tab/><text:tab/><text:tab/><text:tab/><text:tab/><text:tab/><text:span text:style-name="T113">([0] ([1] [0] Next))^a 0 = ?</text:span></text:p>
      <text:p text:style-name="P167"><text:tab/><text:tab/><text:tab/><text:tab/><text:tab/><text:tab/><text:span text:style-name="T113">([0] ([1] [0] Next))⁰ 0 = 0</text:span></text:p>
      <text:p text:style-name="P167"><text:tab/><text:tab/><text:tab/><text:tab/><text:tab/><text:tab/><text:span text:style-name="T113">[0] ([1] [0] Next) 0 = phi(1,1,0)</text:span></text:p>
      <text:p text:style-name="P167"><text:tab/><text:tab/><text:tab/><text:tab/><text:tab/><text:tab/><text:span text:style-name="T113">[0] ([1] [0] Next) ([0] ([1] [0] Next) 0) = [0] ([1] [0] Next) phi(1,1,0)</text:span></text:p>
      <text:p text:style-name="P167"><text:tab/><text:tab/><text:tab/><text:tab/><text:tab/><text:tab/><text:tab/><text:span text:style-name="T113">= point fixe suivant = phi(1,1,1)</text:span></text:p>
      <text:p text:style-name="P167"><text:tab/><text:tab/><text:tab/><text:tab/><text:tab/><text:span text:style-name="T113">[0]^(1+a) ([1] [0] Next) 0 = phi(1,1,a)</text:span></text:p>
      <text:p text:style-name="P167"/>
      <text:p text:style-name="P167"/>
      <text:p text:style-name="P167"/>
      <text:p text:style-name="P167"/>
      <text:p text:style-name="P167"><text:tab/><text:tab/><text:tab/><text:tab/><text:tab/><text:span text:style-name="T112">[0]^a f x = ?</text:span></text:p>
      <text:p text:style-name="P167"><text:tab/><text:tab/><text:tab/><text:tab/><text:tab/><text:span text:style-name="T112">[0]⁰ f 0 = f 0</text:span></text:p>
      <text:p text:style-name="P169"><text:tab/><text:tab/><text:tab/><text:tab/><text:tab/><text:span text:style-name="T112">[0]¹ f x0 = [0] f 0 = Fix [f^* 0] 0 = lim 1, f 0, f^(f 0) 0, …</text:span></text:p>
      <text:p text:style-name="P169"><text:span text:style-name="T112"><text:s/></text:span></text:p>
      <text:p text:style-name="P168"><text:tab/><text:tab/><text:tab/><text:tab/><text:tab/><text:tab/><text:span text:style-name="T110">([1] [0] Next)^a 0 = ? → ([1] [0] Next)^(1+a) 0 = phi(1,0,a)</text:span></text:p>
      <text:p text:style-name="P167"><text:tab/><text:tab/><text:tab/><text:tab/><text:tab/><text:tab/><text:span text:style-name="T110">([1] [0] Next)⁰ 0 = 0</text:span></text:p>
      <text:p text:style-name="P167"><text:tab/><text:tab/><text:tab/><text:tab/><text:tab/><text:tab/><text:span text:style-name="T110">([1] [0] Next)¹ 0 = [1] [0] Next 0 = Gamma₀ = phi(1,0,0)</text:span></text:p>
      <text:p text:style-name="P172"><text:tab/><text:tab/><text:tab/><text:tab/><text:tab/><text:tab/><text:span text:style-name="T110">([1] [0] Next)² 0 = [1] [0] Next ([1] [0] Next 0) = [1] [0] Next Gamma₀ </text:span></text:p>
      <text:p text:style-name="P173"><text:tab/><text:tab/><text:tab/><text:tab/><text:tab/><text:tab/><text:span text:style-name="T110">= Fix [[0]* Next 0] Gamma₀ </text:span></text:p>
      <text:p text:style-name="P173"><text:tab/><text:tab/><text:tab/><text:tab/><text:tab/><text:tab/><text:span text:style-name="T110">= lim</text:span></text:p>
      <text:p text:style-name="P173"><text:tab/><text:tab/><text:tab/><text:tab/><text:tab/><text:tab/><text:tab/><text:span text:style-name="T110">Gamma₀ + 1</text:span></text:p>
      <text:p text:style-name="P173"><text:tab/><text:tab/><text:tab/><text:tab/><text:tab/><text:tab/><text:tab/><text:span text:style-name="T110">[0]^(Gamma₀+1) Next 0 = phi(Gamma₀+1,0)</text:span></text:p>
      <text:p text:style-name="P173"><text:tab/><text:tab/><text:tab/><text:tab/><text:tab/><text:tab/><text:span text:style-name="T110">= deuxième point fixe de a → phi(a,0)</text:span></text:p>
      <text:p text:style-name="P173"><text:tab/><text:tab/><text:tab/><text:tab/><text:tab/><text:tab/><text:span text:style-name="T110">[1] [0] Next = Gamma suivant</text:span></text:p>
      <text:p text:style-name="P174"><text:tab/><text:tab/><text:tab/><text:tab/><text:tab/><text:tab/><text:span text:style-name="T110">([1] [0] Next)² 0 = phi(1,0,1)</text:span></text:p>
      <text:p text:style-name="P174"><text:tab/><text:tab/><text:tab/><text:tab/><text:tab/><text:tab/><text:span text:style-name="T110">([1] [0] Next)³ 0 = [1] [0] Next ([1] [0] Next ([1] [0] Next 0)) = [1] [0] Next phi(1,0,1)</text:span></text:p>
      <text:p text:style-name="P174"><text:tab/><text:tab/><text:tab/><text:tab/><text:tab/><text:tab/><text:tab/><text:span text:style-name="T110">= phi(1,0,2)</text:span></text:p>
      <text:p text:style-name="P174"><text:tab/><text:tab/><text:tab/><text:tab/><text:tab/><text:tab/><text:span text:style-name="T110">([1] [0] Next)^(1+a) 0 = phi(1,0,a)</text:span></text:p>
      <text:p text:style-name="P174"/>
      <text:p text:style-name="P175">Fix f z = f^w (z+1) = H f (suc z)</text:p>
      <text:p text:style-name="P176"><text:span text:style-name="T115">Next = Fix [w^*]</text:span></text:p>
      <text:p text:style-name="P176"><text:span text:style-name="T115">epsilon_a = phi(1,a) = Next^(1+a) 0</text:span></text:p>
      <text:p text:style-name="P177">[0] h = Fix [h^* 0]</text:p>
      <text:p text:style-name="P177">zeta₀ = phi(2,0) = least fixed point of [epsilon_*] = Fix [epsilon_*] 0 = Fix [Next^(1+*) 0] 0 = Fix [Next^* 0] 0 = [0] Next 0</text:p>
      <text:p text:style-name="P177">Fix [Next^* 0] 0 = lim 1, Next 0 = epsilon₀, Next^epsilon₀ 0 =Next^(1+epsilon₀) 0 = epsilon_epsilon₀, … = epsilon_..._epsilon₀ = zeta₀</text:p>
      <text:p text:style-name="P177">Fix [Next^(1+*) 0] 0 = lim 1, Next² 0 = Next (Next 0) = epsilon₁, … epsilon_..._epsilon₁ = zeta₀ </text:p>
      <text:p text:style-name="P177">zeta₁ = phi(2,1) = second fixed point of [epsilon_*] = Fix [epsilon_*] (zeta₀ + 1) = Fix [Next^(1+*) 0] ([0] Next 0) = Fix [Next^* 0] ([0] Next 0)</text:p>
      <text:p text:style-name="P177"><text:s/>= [0] Next ([0] Next 0)</text:p>
      <text:p text:style-name="P177">zeta_a = phi(2,a) = ([0] Next)^(1+a) 0</text:p>
      <text:p text:style-name="P177">eta₀ = phi(3,0) = least fixed point of [zeta_*] = Fix [zeta_*] 0 = Fix [([0] Next)^(1+*) 0] 0 = Fix [([0] Next)^* 0] 0 = [0] ([0] Next) 0 = [0]² Next 0</text:p>
      <text:p text:style-name="P177">eta₁ = phi(3,1) = next fixed point = Fix [zeta_*] ([0]² Next 0) = Fix [([0] Next)^(1+*) 0] ([0]² Next 0) = Fix [([0] Next)^* 0] ([0]² Next 0)</text:p>
      <text:p text:style-name="P177"><text:soft-page-break/><text:s/>= [0] ([0] Next) ([0]² Next 0) = [0]² Next ([0]² Next 0) = ([0]² Next)² 0</text:p>
      <text:p text:style-name="P177">eta_a = phi(3,a) = ([0]² Next)^(1+a) 0</text:p>
      <text:p text:style-name="P178"/>
      <text:p text:style-name="P178">phi(1,a) = Next^(1+a) 0</text:p>
      <text:p text:style-name="P178">phi(2,a) = ([0] Next)^(1+a) 0</text:p>
      <text:p text:style-name="P178">phi(3,a) = ([0]² Next)^(1+a) 0</text:p>
      <text:p text:style-name="P178">phi(<text:span text:style-name="T116">1+</text:span>b,a) = ([0]^b Next)^(1+a) 0</text:p>
      <text:p text:style-name="P178"/>
      <text:p text:style-name="P179">Gamma₀ = phi(1,0,0) = least fixed point of [phi(*,0)] = least fixed point of [phi(1+*,0)] </text:p>
      <text:p text:style-name="P179"><text:s/>= Fix [phi(1+*,0)] 0</text:p>
      <text:p text:style-name="P179"><text:s/>= Fix [[0]^* Next 0] 0</text:p>
      <text:p text:style-name="P179"><text:s/>= [1] [0] Next 0</text:p>
      <text:p text:style-name="P179">with [1] h g = Fix [h^* g 0]</text:p>
      <text:p text:style-name="P179">phi(1,0,1) = next fixed point = Fix [[0]^* Next 0] ([1] [0] Next 0) = [1] [0] Next ([1] [0] Next 0) = ([1] [0] Next)² 0</text:p>
      <text:p text:style-name="P179">phi(1,0,a) = ([1] [0] Next)^(1+a) 0</text:p>
      <text:p text:style-name="P179">phi(1,1,0) = least fixed point of [phi(1,0,*)] = Fix [phi(1,0,*)] 0 = Fix [([1] [0] Next)^(1+*) 0] 0 = Fix [([1] [0] Next)^* 0] 0 = [0] ([1] [0] Next) 0</text:p>
      <text:p text:style-name="P179">phi(1,1,1) = next fixed point = Fix [([1] [0] Next)^* 0] ([0] ([1] [0] Next) 0) = [0] ([1] [0] Next) ([0] ([1] [0] Next) 0) = ([0] ([1] [0] Next))² 0</text:p>
      <text:p text:style-name="P179">phi(1,1,a) = ([0] ([1] [0] Next))^(1+a) 0</text:p>
      <text:p text:style-name="P179">phi(1,2,0) = least fixed point of [phi(1,1,*)] = Fix [([0] ([1] [0] Next))^(1+*) 0] 0 = Fix [([0] ([1] [0] Next))^* 0] 0 = [0] ([0] ([1] [0] Next)) 0 </text:p>
      <text:p text:style-name="P179"><text:s/>= [0]² <text:span text:style-name="T117">([1] [0] Next) 0</text:span></text:p>
      <text:p text:style-name="P181">phi(1,2,1) = next fixed point ...</text:p>
      <text:p text:style-name="P181">phi(1,2,a) = ([0]² ([1] [0] Next))^(1+a) 0</text:p>
      <text:p text:style-name="P181"/>
      <text:p text:style-name="P180">phi(1,0,a) = ([1] [0] Next)^(1+a) 0</text:p>
      <text:p text:style-name="P180">phi(1,1,a) = ([0] ([1] [0] Next))^(1+a) 0</text:p>
      <text:p text:style-name="P181">phi(1,2,a) = ([0]² ([1] [0] Next))^(1+a) 0</text:p>
      <text:p text:style-name="P181">phi(1,b,a) = ([0]^b ([1] [0] Next))^(1+a) 0</text:p>
      <text:p text:style-name="P181"/>
      <text:p text:style-name="P181">phi(2,0,0) = least fixed point of [phi(1,*,0)] = Fix [phi(1,*,0)] 0 = Fix [[0]^* ([1] [0] Next) 0] 0 = [1] [0] ([1] [0] Next) 0) = ([1] [0])² Next 0</text:p>
      <text:p text:style-name="P181">phi(2,0,a) = (([1] [0])² Next)^(1+a) 0</text:p>
      <text:p text:style-name="P181">phi(2,1,0) = least fixed point of [phi(2,1,*)] = Fix [phi(2,1,*)] 0 = Fix [(([1] [0])² Next)^* 0] 0 = [0] (([1] [0])² Next) 0</text:p>
      <text:p text:style-name="P181">phi(2,1,a) = ([0] (([1] [0])² Next))^(1+a) 0</text:p>
      <text:p text:style-name="P181">phi(2,b,a) = ([0]^b (([1] [0])² Next))^(1+a) 0</text:p>
      <text:p text:style-name="P181">phi(c,b,a) = ([0]^b (([1] [0])^c Next))^(1+a) 0</text:p>
      <text:p text:style-name="P181"/>
      <text:p text:style-name="P182">phi(1,0,0,0) = least fixed point of [phi(*,0,0)] = Fix [phi(*,0,0)] 0 = Fix [([1] [0])^* Next 0] 0 = [1] ([1] [0]) Next 0 <text:span text:style-name="T118">= [1]² [0] Next 0</text:span></text:p>
      <text:p text:style-name="P183">phi(1,0,0,a) = ([1]² [0] <text:span text:style-name="T119">Next</text:span>)^(1+a) 0</text:p>
      <text:p text:style-name="P183">phi(1,0,1,0) = Fix [([1]² [0] <text:span text:style-name="T119">Next</text:span>)^* 0] 0 = [0] ([1]² [0]) 0</text:p>
      <text:p text:style-name="P183">phi (1,0,1,a) = ([0] ([1]² [0] <text:span text:style-name="T119">Next</text:span>))^(1+a) 0</text:p>
      <text:p text:style-name="P183">phi(1,0,b,a) = ([0]^b ([1]² [0] <text:span text:style-name="T119">Next</text:span>))^(1+a) 0</text:p>
      <text:p text:style-name="P183">phi(1,1,0,0) = Fix [phi(1,0,*,0)] 0 = Fix [[0]^* ([1]² [0] <text:span text:style-name="T119">Next</text:span>) 0] 0 = [1] [0] ([1]² [0] <text:span text:style-name="T119">Next</text:span>) 0</text:p>
      <text:p text:style-name="P183">phi(1,1,0,a) = ([1] [0] ([1]² [0] <text:span text:style-name="T119">Next</text:span>))^(1+a) 0</text:p>
      <text:p text:style-name="P183">phi(1,1,1,0) = Fix [phi(1,1,0,*)] 0 = Fix [([1] [0] ([1]² [0] <text:span text:style-name="T119">Next</text:span>))^* 0] 0 = [0] ([1] [0] ([1]² [0] <text:span text:style-name="T119">Next</text:span>)) 0</text:p>
      <text:p text:style-name="P183">phi(1,1,1,a) = ([0] ([1] [0] ([1]² [0] <text:span text:style-name="T119">next</text:span>)))^(1+a) 0</text:p>
      <text:p text:style-name="P183">phi(1,1,b,a) = ([0]^b ([1] [0] ([1]² [0] <text:span text:style-name="T119">Next</text:span>)))^(1+a) 0</text:p>
      <text:p text:style-name="P183">phi(1,2,0,0) = Fix [phi(1,1,*,0)] 0 = Fix [[0]^* ([1] [0] ([1]² [0] <text:span text:style-name="T119">next</text:span>)) 0] 0 = [1] [0] ([1] [0] ([1]² [0] <text:span text:style-name="T119">Next</text:span>)) 0 = ([1] [0])² ([1]² [0] <text:span text:style-name="T119">Next</text:span>) 0</text:p>
      <text:p text:style-name="P184"/>
      <text:p text:style-name="P184">phi(1,0,0,0) = [1]² [0] Next 0</text:p>
      <text:p text:style-name="P184">phi(1,1,0,0) = [1] [0] ([1]² [0] Next) 0</text:p>
      <text:p text:style-name="P184">phi(1,2,0,0) = ([1] [0])² ([1]² [0] Next) 0</text:p>
      <text:p text:style-name="P184">phi(1,c,0,0) = ([1] [0])^c ([1]² [0] Next) 0</text:p>
      <text:p text:style-name="P184">phi(1,c,b,a) = ([0]^b (([1] [0])^c ([1]² [0] Next)))^(1+a) 0</text:p>
      <text:p text:style-name="P184"><text:soft-page-break/>phi(2,0,0,0) = Fix [phi(1,*,0,0)] 0 = Fix [([1] [0])^* ([1]² [0] Next) 0] 0 = [1] ([1] [0]) ([1]² [0] Next) 0 = [1]² [0] ([1]² [0] Next) 0 = ([1]² [0])² Next 0</text:p>
      <text:p text:style-name="P184">phi(d,0,0,0) = ([1]² [0])^d Next 0</text:p>
      <text:p text:style-name="P184">phi(d,c,b,a) = ([0]^b (([1] [0])^c (([1]² [0])^d Next)))^(1+a) <text:span text:style-name="T120">0 = (([1]⁰ [0])^b (([1]¹ [0])^c (([1]² [0])^d Next)))^(1+a) 0</text:span></text:p>
      <text:p text:style-name="P183"/>
      <text:p text:style-name="P185">phi(1,0) = Next 0</text:p>
      <text:p text:style-name="P185">phi(1,0,0) = [1] [0] Next 0</text:p>
      <text:p text:style-name="P185">phi(1,0,0,0) = [1]² [0] Next 0</text:p>
      <text:p text:style-name="P185">…</text:p>
      <text:p text:style-name="P185">SVO = [1]^w [0] Next 0</text:p>
      <text:p text:style-name="P185">LVO = [2] [1] [0] Next 0 <text:span text:style-name="T121">= [2...0] Next 0</text:span></text:p>
      <text:p text:style-name="P186">BHO = [w...0] Next 0</text:p>
      <text:p text:style-name="P186">[1] [w..0] Next 0 = [w+1...0] Next 0</text:p>
      <text:p text:style-name="P186">Fix [[*...0] Next 0] 0</text:p>
      <text:p text:style-name="P186"/>
      <text:p text:style-name="P187">Fix f = f^w (z+1) = H f (suc z)</text:p>
      <text:p text:style-name="P187">N = Fix suc</text:p>
      <text:p text:style-name="P187">[0] h = Fix [h^* 0]</text:p>
      <text:p text:style-name="P187">[1] h g = Fix [h^* g 0]</text:p>
      <text:p text:style-name="P187">…</text:p>
      <text:p text:style-name="P187">… [3] [2] [1] [0] N 0 ?</text:p>
      <text:p text:style-name="P188">[0] N 0 = Fix [N^* 0] 0 = lim 1, N¹ 0 = w, N^w 0 = w.w = w², N^w² 0 = w.w² = w³, … = w^w </text:p>
      <text:p text:style-name="P188">[0]² N 0 = [0] ([0] N) 0 = Fix [([0] N)^* 0] 0 </text:p>
      <text:p text:style-name="P188"><text:s/>= lim </text:p>
      <text:p text:style-name="P188"><text:tab/>1</text:p>
      <text:p text:style-name="P188"><text:tab/>[0] N 0 = w^w </text:p>
      <text:p text:style-name="P188"><text:tab/>([0] N)^w^w 0 = <text:span text:style-name="T122">w^w . w^w = </text:span>(w^w)² = w^(w.2)</text:p>
      <text:p text:style-name="P188"><text:tab/>([0] N)² 0 = [0] N ([0] N 0) = w^w . 2 </text:p>
      <text:p text:style-name="P188"><text:tab/>[0] N a = Fix [N^* 0] a = lim a+1, a+1+w = a+w, a+w², … = a+w^w</text:p>
      <text:p text:style-name="P188"><text:tab/>([0] N)^a 0 = w^w . a</text:p>
      <text:p text:style-name="P188"><text:s/>= w^w²</text:p>
      <text:p text:style-name="P188">[0]^a N 0 = w^w^a</text:p>
      <text:p text:style-name="P189">[1] h g = Fix [h^* g 0]</text:p>
      <text:p text:style-name="P189">[1] [0] N a = Fix [[0]^* N 0] a</text:p>
      <text:p text:style-name="P189"><text:s/>= lim<text:tab/></text:p>
      <text:p text:style-name="P189"><text:tab/>a+1</text:p>
      <text:p text:style-name="P189"><text:tab/>[0]^(a+1) N 0 = w^w^(a+1)</text:p>
      <text:p text:style-name="P189"><text:tab/>[0]^(w^w^(a+1)) N 0 = w^w^w^w^(a+1)</text:p>
      <text:p text:style-name="P189"><text:s/>= Next a</text:p>
      <text:p text:style-name="P189">[<text:span text:style-name="T123">1</text:span>] [<text:span text:style-name="T123">0</text:span>] N = Next</text:p>
      <text:p text:style-name="P189"/>
      <text:p text:style-name="P190">([0]^b ([1] [0] N))^(1+a) = phi(1+b,a)</text:p>
      <text:p text:style-name="P190"/>
      <text:p text:style-name="P189"/>
      <text:p text:style-name="P102"/>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text:soft-page-break/></text:p>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57">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193"/>
      <text:p text:style-name="P193">Transfinite iteration of reflection principle </text:p>
      <text:p text:style-name="P193"/>
      <text:p text:style-name="P193"><text:a xlink:type="simple" xlink:href="http://www.phil.uu.nl/~jjoosten/events/SeminariCuc/Slides/SeminariCucDuque.pdf" text:style-name="Internet_20_link" text:visited-style-name="Visited_20_Internet_20_Link">http://www.phil.uu.nl/~jjoosten/events/SeminariCuc/Slides/SeminariCucDuque.pdf</text:a></text:p>
      <text:p text:style-name="P193"/>
      <text:p text:style-name="P193"/>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1T13:36:37.777630196</dc:date>
    <meta:editing-duration>P2DT3H12M6S</meta:editing-duration>
    <meta:editing-cycles>118</meta:editing-cycles>
    <meta:generator>LibreOffice/4.4.7.2$Linux_X86_64 LibreOffice_project/f3153a8b245191196a4b6b9abd1d0da16eead600</meta:generator>
    <meta:print-date>2017-12-17T20:43:08.484188621</meta:print-date>
    <meta:document-statistic meta:table-count="2" meta:image-count="6" meta:object-count="0" meta:page-count="38" meta:paragraph-count="1720" meta:word-count="18610" meta:character-count="92936" meta:non-whitespace-character-count="73764"/>
  </office:meta>
</office:document-meta>
</file>